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5D00000001A0000001A6CFB0DC85682E542.svg" manifest:media-type="image/svg+xml"/>
  <manifest:file-entry manifest:full-path="Pictures/10000A9C0000001A0000001AF2BC7E12D3DD95F3.svg" manifest:media-type="image/svg+xml"/>
  <manifest:file-entry manifest:full-path="Pictures/10000A610000001A0000001AB3F55ABC3C059C8A.svg" manifest:media-type="image/svg+xml"/>
  <manifest:file-entry manifest:full-path="Pictures/100000010000000100000001D9E7FAF9D5F2FF47.png" manifest:media-type="image/png"/>
  <manifest:file-entry manifest:full-path="Pictures/100003A50000001A0000001A3F787E636B0ACDBC.svg" manifest:media-type="image/svg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 Mono" svg:font-family="'Liberation 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eation Mono" svg:font-family="'Libereation Mono'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2.917cm"/>
    </style:style>
    <style:style style:name="Table2.C" style:family="table-column">
      <style:table-column-properties style:column-width="11.081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.049cm" fo:border="none"/>
    </style:style>
    <style:style style:name="Table2.A9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sans-serif" fo:font-size="10pt" officeooo:rsid="0012a593" officeooo:paragraph-rsid="0012a593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text-properties style:font-name="Liberation Sans" fo:font-size="10pt" officeooo:rsid="00109c87" officeooo:paragraph-rsid="00109c87" style:font-size-asian="10pt" style:font-size-complex="10pt"/>
    </style:style>
    <style:style style:name="P4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109c87" officeooo:paragraph-rsid="00109c87" style:font-size-asian="10pt" style:font-size-complex="10pt"/>
    </style:style>
    <style:style style:name="P5" style:family="paragraph" style:parent-style-name="Table_20_Contents">
      <style:paragraph-properties fo:margin-top="0cm" fo:margin-bottom="0.12cm" style:contextual-spacing="false"/>
      <style:text-properties style:font-name="Liberation Sans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47cbca" officeooo:paragraph-rsid="0047cbca" style:font-size-asian="10pt" style:font-size-complex="10pt"/>
    </style:style>
    <style:style style:name="P7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615144" style:font-size-asian="10pt" style:font-size-complex="10pt"/>
    </style:style>
    <style:style style:name="P8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rsid="00615144" officeooo:paragraph-rsid="00615144" style:font-size-asian="10pt" style:font-size-complex="10pt"/>
    </style:style>
    <style:style style:name="P9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paragraph-rsid="006807cd" style:font-size-asian="10pt" style:font-size-complex="10pt"/>
    </style:style>
    <style:style style:name="P10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paragraph-rsid="0068fba6" style:font-size-asian="10pt" style:font-size-complex="10pt"/>
    </style:style>
    <style:style style:name="P11" style:family="paragraph" style:parent-style-name="Table_20_Contents">
      <style:paragraph-properties fo:margin-top="0cm" fo:margin-bottom="0.12cm" style:contextual-spacing="false"/>
      <style:text-properties style:font-name="Liberation Sans" fo:font-size="10pt" officeooo:paragraph-rsid="006cc7a4" style:font-size-asian="10pt" style:font-size-complex="10pt"/>
    </style:style>
    <style:style style:name="P12" style:family="paragraph" style:parent-style-name="Contents_20_Heading">
      <style:text-properties style:font-name="Liberation Sans" fo:font-size="10pt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593c25" style:font-size-asian="11pt" style:font-size-complex="11pt"/>
    </style:style>
    <style:style style:name="P14" style:family="paragraph" style:parent-style-name="Table">
      <style:paragraph-properties fo:keep-with-next="always"/>
      <style:text-properties style:font-name="Liberation Sans" fo:font-size="11pt" style:font-size-asian="11pt" style:font-size-complex="11pt"/>
    </style:style>
    <style:style style:name="P15" style:family="paragraph" style:parent-style-name="Table_20_Contents">
      <style:text-properties officeooo:paragraph-rsid="0052e6f4"/>
    </style:style>
    <style:style style:name="P16" style:family="paragraph" style:parent-style-name="Table_20_Contents">
      <style:text-properties style:font-name="Liberation Mono1" officeooo:rsid="0052e6f4" officeooo:paragraph-rsid="0052e6f4"/>
    </style:style>
    <style:style style:name="P17" style:family="paragraph" style:parent-style-name="Preformatted_20_Text">
      <style:paragraph-properties fo:orphans="2" fo:widows="2"/>
      <style:text-properties style:font-name="Liberation Mono1" fo:font-size="9pt" style:font-size-asian="9pt" style:font-size-complex="9pt"/>
    </style:style>
    <style:style style:name="P18" style:family="paragraph" style:parent-style-name="Text_20_body">
      <style:text-properties style:font-name="Liberation Mono1" fo:font-size="9pt" fo:language="es" fo:country="MX" fo:font-weight="normal" officeooo:paragraph-rsid="009b3a15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style:contextual-spacing="true" fo:line-height="100%"/>
      <style:text-properties style:font-name="Liberation Mono1" fo:font-size="9pt" fo:language="es" fo:country="MX" fo:font-weight="normal" officeooo:paragraph-rsid="009b3a15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cm" fo:margin-bottom="0cm" style:contextual-spacing="true" fo:line-height="100%"/>
      <style:text-properties style:font-name="Liberation Mono1" fo:font-size="9pt" fo:language="es" fo:country="MX" fo:font-weight="normal" officeooo:paragraph-rsid="009d98c0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Mono1" fo:font-size="9pt" fo:language="es" fo:country="MX" officeooo:rsid="00d53ba5" officeooo:paragraph-rsid="009b3a15" style:font-size-asian="9pt" style:font-size-complex="9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Mono1" fo:font-size="9pt" fo:language="es" fo:country="MX" officeooo:rsid="00d53ba5" officeooo:paragraph-rsid="009d98c0" style:font-size-asian="9pt" style:font-size-complex="9pt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style:font-size-asian="9pt" style:font-size-complex="9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4552aa" officeooo:paragraph-rsid="00782368" style:font-size-asian="11pt" style:font-size-complex="11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1cc523" officeooo:paragraph-rsid="008d8f5e" style:font-size-asian="11pt" style:font-size-complex="11pt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paragraph-rsid="00ac28a4" style:font-size-asian="9pt" style:font-size-complex="9pt"/>
    </style:style>
    <style:style style:name="P3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style:font-size-asian="9pt" style:font-size-complex="9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rsid="0049b12e" officeooo:paragraph-rsid="00ac28a4" style:font-size-asian="9pt" style:font-size-complex="9pt"/>
    </style:style>
    <style:style style:name="P33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paragraph-rsid="00ac28a4" style:font-size-asian="9pt" style:font-size-complex="9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fo:font-style="normal" fo:font-weight="normal" officeooo:rsid="00ac28a4" officeooo:paragraph-rsid="00ac28a4" style:font-size-asian="9pt" style:font-size-complex="9pt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1" fo:font-size="9pt" fo:letter-spacing="normal" style:font-size-asian="9pt" style:font-size-complex="9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0902ea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paragraph-rsid="00b13724"/>
    </style:style>
    <style:style style:name="P38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paragraph-rsid="009b3a15" style:font-size-asian="11pt" style:font-size-complex="11pt"/>
    </style:style>
    <style:style style:name="P39" style:family="paragraph" style:parent-style-name="Text_20_body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Liberation Mono1" fo:font-size="9pt" fo:letter-spacing="normal" fo:font-style="normal" fo:font-weight="normal" officeooo:rsid="00ac28a4" officeooo:paragraph-rsid="00ac28a4" style:font-size-asian="9pt" style:font-size-complex="9pt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5a6d3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9b310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7cbdc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753127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66914"/>
    </style:style>
    <style:style style:name="P4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73f5e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9de994"/>
    </style:style>
    <style:style style:name="P48" style:family="paragraph" style:parent-style-name="Preformatted_20_Text">
      <style:paragraph-properties fo:orphans="2" fo:widows="2"/>
    </style:style>
    <style:style style:name="P49" style:family="paragraph" style:parent-style-name="Text_20_body">
      <style:paragraph-properties fo:margin-top="0cm" fo:margin-bottom="0.499cm" style:contextual-spacing="false" fo:orphans="2" fo:widows="2"/>
      <style:text-properties officeooo:paragraph-rsid="00ab5657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589c9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officeooo:rsid="0044a621" officeooo:paragraph-rsid="0044a621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ans" fo:font-size="11pt" fo:font-weight="normal" officeooo:rsid="00247672" officeooo:paragraph-rsid="008250bc" style:font-size-asian="11pt" style:font-size-complex="11pt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ans" fo:font-size="11pt" fo:font-weight="normal" officeooo:rsid="00a676ba" officeooo:paragraph-rsid="00a90d30" style:font-size-asian="11pt" style:font-size-complex="11pt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ans" fo:font-size="11pt" fo:font-weight="normal" officeooo:rsid="00a676ba" officeooo:paragraph-rsid="00a98bb2" style:font-size-asian="11pt" style:font-size-complex="11pt"/>
    </style:style>
    <style:style style:name="P55" style:family="paragraph" style:parent-style-name="Text_20_body">
      <style:text-properties style:use-window-font-color="true" loext:opacity="0%" style:font-name="Liberation Sans" fo:font-size="11pt" fo:font-weight="normal" officeooo:rsid="007dcac9" officeooo:paragraph-rsid="0082e7e3" style:font-size-asian="11pt" style:font-size-complex="11pt"/>
    </style:style>
    <style:style style:name="P56" style:family="paragraph" style:parent-style-name="Text_20_body">
      <style:text-properties style:use-window-font-color="true" loext:opacity="0%" style:font-name="Liberation Sans" fo:font-size="11pt" fo:font-weight="normal" officeooo:rsid="0082e7e3" officeooo:paragraph-rsid="0095119c" style:font-size-asian="11pt" style:font-size-complex="11pt"/>
    </style:style>
    <style:style style:name="P57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58" style:family="paragraph" style:parent-style-name="Table_20_Contents">
      <style:paragraph-properties fo:margin-top="0cm" fo:margin-bottom="0.12cm" style:contextual-spacing="false"/>
    </style:style>
    <style:style style:name="P59" style:family="paragraph" style:parent-style-name="Text_20_body">
      <style:text-properties officeooo:paragraph-rsid="000902ea"/>
    </style:style>
    <style:style style:name="P60" style:family="paragraph" style:parent-style-name="Text_20_body">
      <style:text-properties fo:language="es" fo:country="MX" officeooo:paragraph-rsid="009b3a15"/>
    </style:style>
    <style:style style:name="P61" style:family="paragraph" style:parent-style-name="Heading_20_3">
      <style:text-properties fo:language="es" fo:country="MX" officeooo:paragraph-rsid="009b3a15"/>
    </style:style>
    <style:style style:name="P62" style:family="paragraph" style:parent-style-name="Heading_20_3">
      <style:text-properties fo:language="es" fo:country="MX" officeooo:rsid="00d53ba5" officeooo:paragraph-rsid="009b3a15"/>
    </style:style>
    <style:style style:name="P63" style:family="paragraph" style:parent-style-name="Heading_20_3">
      <style:text-properties fo:language="es" fo:country="MX" officeooo:rsid="00d53ba5" officeooo:paragraph-rsid="009d98c0"/>
    </style:style>
    <style:style style:name="P64" style:family="paragraph" style:parent-style-name="Heading_20_3">
      <style:text-properties fo:language="es" fo:country="MX" officeooo:paragraph-rsid="009d98c0"/>
    </style:style>
    <style:style style:name="P65" style:family="paragraph" style:parent-style-name="Text_20_body">
      <style:paragraph-properties fo:margin-top="0cm" fo:margin-bottom="0cm" style:contextual-spacing="true" fo:line-height="100%"/>
      <style:text-properties fo:language="es" fo:country="MX" officeooo:paragraph-rsid="009d98c0"/>
    </style:style>
    <style:style style:name="P66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67" style:family="paragraph" style:parent-style-name="Heading_20_2">
      <style:text-properties fo:color="#808080" loext:opacity="100%" style:font-name="Liberation Sans" fo:font-size="14pt" fo:font-weight="normal" officeooo:paragraph-rsid="009b3a15" style:font-size-asian="14pt" style:font-weight-asian="normal" style:font-size-complex="14pt" style:font-weight-complex="normal"/>
    </style:style>
    <style:style style:name="P68" style:family="paragraph" style:parent-style-name="Heading_20_2">
      <style:text-properties fo:color="#808080" loext:opacity="100%" style:font-name="Liberation Sans" fo:font-size="14pt" fo:font-weight="normal" officeooo:rsid="005bd48a" officeooo:paragraph-rsid="0079b091" style:font-size-asian="14pt" style:font-size-complex="14pt"/>
    </style:style>
    <style:style style:name="P69" style:family="paragraph" style:parent-style-name="Heading_20_2">
      <style:text-properties fo:color="#808080" loext:opacity="100%" style:font-name="Liberation Sans" fo:font-size="14pt" fo:font-weight="normal" officeooo:rsid="005bd48a" style:font-name-asian="Songti SC" style:font-size-asian="14pt" style:font-weight-asian="normal" style:font-name-complex="Arial Unicode MS1" style:font-size-complex="14pt" style:font-weight-complex="normal"/>
    </style:style>
    <style:style style:name="P70" style:family="paragraph" style:parent-style-name="Heading_20_2">
      <style:text-properties fo:color="#808080" loext:opacity="100%" style:font-name="Liberation Sans" fo:font-size="14pt" style:text-underline-style="none" fo:font-weight="normal" officeooo:rsid="005bd48a" style:font-name-asian="Songti SC" style:font-size-asian="14pt" style:font-weight-asian="normal" style:font-name-complex="Arial Unicode MS1" style:font-size-complex="14pt" style:font-weight-complex="normal"/>
    </style:style>
    <style:style style:name="P7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ce6591"/>
    </style:style>
    <style:style style:name="P75" style:family="paragraph" style:parent-style-name="Heading_20_1">
      <style:paragraph-properties fo:margin-left="0cm" fo:margin-right="0cm" fo:line-height="100%" fo:orphans="2" fo:widows="2" fo:text-indent="0cm" style:auto-text-indent="false"/>
      <style:text-properties officeooo:paragraph-rsid="000902ea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tyle="italic" style:font-style-asian="italic" style:font-style-complex="italic"/>
    </style:style>
    <style:style style:name="T3" style:family="text">
      <style:text-properties style:font-name="Liberation Mono1" fo:font-size="11pt" officeooo:rsid="0016ed69" style:font-size-asian="11pt" style:font-size-complex="11pt"/>
    </style:style>
    <style:style style:name="T4" style:family="text">
      <style:text-properties style:font-name="Liberation Mono1" fo:font-size="11pt" officeooo:rsid="000902ea" style:font-size-asian="11pt" style:font-size-complex="11pt"/>
    </style:style>
    <style:style style:name="T5" style:family="text">
      <style:text-properties style:font-name="Liberation Mono1" fo:font-size="11pt" fo:font-style="normal" officeooo:rsid="00325902" style:font-size-asian="11pt" style:font-style-asian="normal" style:font-size-complex="11pt" style:font-style-complex="normal"/>
    </style:style>
    <style:style style:name="T6" style:family="text">
      <style:text-properties style:font-name="Liberation Mono1" fo:font-size="11pt" fo:font-style="normal" officeooo:rsid="00297cbf" style:font-size-asian="11pt" style:font-style-asian="normal" style:font-size-complex="11pt" style:font-style-complex="normal"/>
    </style:style>
    <style:style style:name="T7" style:family="text">
      <style:text-properties style:font-name="Liberation Mono1" fo:font-size="10pt" style:font-size-asian="10pt" style:font-size-complex="10pt"/>
    </style:style>
    <style:style style:name="T8" style:family="text">
      <style:text-properties style:font-name="Liberation Mono1" fo:font-size="10pt" officeooo:rsid="0052e6f4" style:font-size-asian="10pt" style:font-size-complex="10pt"/>
    </style:style>
    <style:style style:name="T9" style:family="text">
      <style:text-properties style:font-name="Liberation Mono1" officeooo:rsid="003d2fc8"/>
    </style:style>
    <style:style style:name="T10" style:family="text">
      <style:text-properties style:font-name="Liberation Mono1" officeooo:rsid="005e85ca"/>
    </style:style>
    <style:style style:name="T11" style:family="text">
      <style:text-properties style:font-name="Liberation Mono1" officeooo:rsid="007e5b3b"/>
    </style:style>
    <style:style style:name="T12" style:family="text">
      <style:text-properties style:font-name="Liberation Mono1" officeooo:rsid="006b8591"/>
    </style:style>
    <style:style style:name="T13" style:family="text">
      <style:text-properties style:font-name="Liberation Mono1" officeooo:rsid="0089a1fc"/>
    </style:style>
    <style:style style:name="T14" style:family="text">
      <style:text-properties style:font-name="Liberation Mono1" fo:language="es" fo:country="MX" officeooo:rsid="00309b40"/>
    </style:style>
    <style:style style:name="T15" style:family="text">
      <style:text-properties style:font-name="Liberation Mono1" officeooo:rsid="008d8f5e"/>
    </style:style>
    <style:style style:name="T16" style:family="text">
      <style:text-properties style:font-name="Liberation Mono1" fo:font-size="14pt" fo:font-weight="normal" officeooo:rsid="009b3a15" style:font-name-asian="Songti SC" style:font-size-asian="14pt" style:font-weight-asian="normal" style:font-name-complex="Arial Unicode MS1" style:font-size-complex="14pt" style:font-weight-complex="normal"/>
    </style:style>
    <style:style style:name="T17" style:family="text">
      <style:text-properties style:font-name="Liberation Mono1" fo:font-size="14pt" fo:font-weight="normal" officeooo:rsid="009d98c0" style:font-name-asian="Songti SC" style:font-size-asian="14pt" style:font-weight-asian="normal" style:font-name-complex="Arial Unicode MS1" style:font-size-complex="14pt" style:font-weight-complex="normal"/>
    </style:style>
    <style:style style:name="T18" style:family="text">
      <style:text-properties style:font-name="Liberation Mono1" fo:font-weight="normal" style:font-weight-asian="normal" style:font-weight-complex="normal"/>
    </style:style>
    <style:style style:name="T19" style:family="text">
      <style:text-properties style:font-name="Liberation Mono1" fo:font-weight="normal" officeooo:rsid="00d53ba5" style:font-weight-asian="normal" style:font-weight-complex="normal"/>
    </style:style>
    <style:style style:name="T20" style:family="text">
      <style:text-properties style:font-name="Liberation Mono1" fo:font-weight="normal" officeooo:rsid="00e363af" style:font-weight-asian="normal" style:font-weight-complex="normal"/>
    </style:style>
    <style:style style:name="T21" style:family="text">
      <style:text-properties style:font-name="Liberation Mono1" fo:font-size="9pt" officeooo:rsid="00ec2012" style:font-name-asian="Songti SC" style:font-size-asian="9pt" style:font-weight-asian="bold" style:font-name-complex="Arial Unicode MS1" style:font-size-complex="9pt" style:font-weight-complex="bold"/>
    </style:style>
    <style:style style:name="T22" style:family="text"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T23" style:family="text">
      <style:text-properties style:font-name="Liberation Mono1" fo:font-size="9pt" fo:font-weight="normal" officeooo:rsid="009d98c0" style:font-size-asian="9pt" style:font-weight-asian="normal" style:font-size-complex="9pt" style:font-weight-complex="normal"/>
    </style:style>
    <style:style style:name="T24" style:family="text">
      <style:text-properties style:font-name="Liberation Mono1" officeooo:rsid="00a676ba"/>
    </style:style>
    <style:style style:name="T25" style:family="text">
      <style:text-properties fo:color="#808080" loext:opacity="100%" style:font-name="Liberation Mono1" fo:font-size="9pt" style:font-size-asian="9pt" style:font-size-complex="9pt"/>
    </style:style>
    <style:style style:name="T26" style:family="text">
      <style:text-properties fo:color="#808080" loext:opacity="100%" style:font-name="Liberation Mono1" fo:font-size="9pt" officeooo:rsid="0052e6f4" style:font-size-asian="9pt" style:font-size-complex="9pt"/>
    </style:style>
    <style:style style:name="T27" style:family="text">
      <style:text-properties fo:color="#808080" loext:opacity="100%" style:font-name="Liberation Mono1" fo:font-size="11pt" fo:font-weight="bold" officeooo:rsid="002aa532" style:font-size-asian="11pt" style:font-weight-asian="bold" style:font-size-complex="11pt" style:font-weight-complex="bold"/>
    </style:style>
    <style:style style:name="T28" style:family="text">
      <style:text-properties fo:color="#808080" loext:opacity="100%" style:font-name="Liberation Mono1" fo:font-weight="bold" officeooo:rsid="00ec2012" style:font-name-asian="Songti SC" style:font-weight-asian="bold" style:font-name-complex="Arial Unicode MS1" style:font-weight-complex="bold"/>
    </style:style>
    <style:style style:name="T29" style:family="text">
      <style:text-properties fo:color="#808080" loext:opacity="100%" style:font-name="Liberation Mono1" style:text-underline-style="none" fo:font-weight="bold" officeooo:rsid="00ac28a4" style:font-weight-asian="bold" style:font-weight-complex="bold"/>
    </style:style>
    <style:style style:name="T30" style:family="text">
      <style:text-properties fo:color="#808080" loext:opacity="100%" style:font-name="Liberation Sans" fo:font-size="14pt" fo:font-weight="normal" style:font-name-asian="Songti SC" style:font-size-asian="14pt" style:font-weight-asian="normal" style:font-name-complex="Arial Unicode MS1" style:font-size-complex="14pt" style:font-weight-complex="normal"/>
    </style:style>
    <style:style style:name="T31" style:family="text">
      <style:text-properties fo:color="#808080" loext:opacity="100%" style:font-name="Liberation Sans" fo:font-size="14pt" fo:font-weight="normal" officeooo:rsid="00a00d16" style:font-name-asian="Songti SC" style:font-size-asian="14pt" style:font-weight-asian="normal" style:font-name-complex="Arial Unicode MS1" style:font-size-complex="14pt" style:font-weight-complex="normal"/>
    </style:style>
    <style:style style:name="T32" style:family="text">
      <style:text-properties fo:color="#0000ff" loext:opacity="100%"/>
    </style:style>
    <style:style style:name="T33" style:family="text">
      <style:text-properties fo:color="#0000ff" loext:opacity="100%" style:font-name="Liberation Mono1" fo:font-weight="bold" style:font-weight-asian="bold" style:font-weight-complex="bold"/>
    </style:style>
    <style:style style:name="T34" style:family="text">
      <style:text-properties fo:color="#0000ff" loext:opacity="100%" fo:font-weight="bold" style:font-weight-asian="bold" style:font-weight-complex="bold"/>
    </style:style>
    <style:style style:name="T35" style:family="text">
      <style:text-properties fo:color="#0000ff" loext:opacity="100%" fo:font-weight="bold" officeooo:rsid="00ec2012" style:font-name-asian="Songti SC" style:font-weight-asian="bold" style:font-name-complex="Arial Unicode MS1" style:font-weight-complex="bold"/>
    </style:style>
    <style:style style:name="T36" style:family="text">
      <style:text-properties fo:color="#0000ff" loext:opacity="100%" fo:font-weight="bold" officeooo:rsid="01625bbb" style:font-name-asian="Songti SC" style:font-weight-asian="bold" style:font-name-complex="Arial Unicode MS1" style:font-weight-complex="bold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52aa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73f5e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9b12e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5119c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66914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2a8a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de994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9ddc8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ab1c9e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98a903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cd7e54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49b12e" style:font-size-asian="11pt" style:font-style-asian="italic" style:font-size-complex="11pt" style:font-style-complex="italic"/>
    </style:style>
    <style:style style:name="T50" style:family="text">
      <style:text-properties fo:font-variant="normal" fo:text-transform="none" fo:color="#000000" loext:opacity="100%" style:font-name="sans-serif" fo:letter-spacing="normal" fo:language="es" fo:country="MX" fo:font-style="normal"/>
    </style:style>
    <style:style style:name="T51" style:family="text">
      <style:text-properties fo:font-variant="normal" fo:text-transform="none" fo:color="#000000" loext:opacity="100%" style:font-name="sans-serif" fo:letter-spacing="normal" fo:language="es" fo:country="MX" fo:font-style="normal" officeooo:rsid="0013c741"/>
    </style:style>
    <style:style style:name="T52" style:family="text">
      <style:text-properties fo:font-variant="normal" fo:text-transform="none" fo:color="#000000" loext:opacity="100%" style:font-name="sans-serif" fo:letter-spacing="normal" fo:language="es" fo:country="MX" fo:font-style="normal" officeooo:rsid="00419436"/>
    </style:style>
    <style:style style:name="T53" style:family="text">
      <style:text-properties fo:font-variant="normal" fo:text-transform="none" fo:color="#000000" loext:opacity="100%" style:font-name="sans-serif" fo:letter-spacing="normal" fo:language="es" fo:country="MX" fo:font-style="normal" officeooo:rsid="01081dd2"/>
    </style:style>
    <style:style style:name="T54" style:family="text">
      <style:text-properties fo:font-variant="normal" fo:text-transform="none" fo:color="#000000" loext:opacity="100%" style:font-name="sans-serif" fo:letter-spacing="normal" fo:language="es" fo:country="MX" fo:font-style="normal" officeooo:rsid="00acfa86"/>
    </style:style>
    <style:style style:name="T55" style:family="text">
      <style:text-properties fo:font-variant="normal" fo:text-transform="none" fo:color="#000000" loext:opacity="100%" style:font-name="sans-serif" fo:letter-spacing="normal" fo:language="es" fo:country="MX" fo:font-style="normal" officeooo:rsid="002c7f30"/>
    </style:style>
    <style:style style:name="T56" style:family="text">
      <style:text-properties fo:font-variant="normal" fo:text-transform="none" fo:color="#000000" loext:opacity="100%" style:font-name="sans-serif" fo:letter-spacing="normal" fo:language="es" fo:country="MX" fo:font-style="normal" officeooo:rsid="009a3413"/>
    </style:style>
    <style:style style:name="T57" style:family="text">
      <style:text-properties fo:font-variant="normal" fo:text-transform="none" fo:color="#000000" loext:opacity="100%" style:font-name="sans-serif" fo:letter-spacing="normal" fo:language="es" fo:country="MX" fo:font-style="normal" officeooo:rsid="008250bc"/>
    </style:style>
    <style:style style:name="T58" style:family="text">
      <style:text-properties fo:font-variant="normal" fo:text-transform="none" fo:color="#000000" loext:opacity="100%" style:font-name="sans-serif" fo:letter-spacing="normal" fo:language="es" fo:country="MX" fo:font-style="normal" officeooo:rsid="00a783b6"/>
    </style:style>
    <style:style style:name="T59" style:family="text">
      <style:text-properties fo:font-variant="normal" fo:text-transform="none" fo:color="#000000" loext:opacity="100%" style:font-name="sans-serif" fo:letter-spacing="normal" fo:language="es" fo:country="MX" fo:font-style="normal" officeooo:rsid="00a90d30"/>
    </style:style>
    <style:style style:name="T60" style:family="text">
      <style:text-properties fo:font-variant="normal" fo:text-transform="none" fo:color="#000000" loext:opacity="100%" style:font-name="sans-serif" fo:letter-spacing="normal" fo:language="es" fo:country="MX" fo:font-style="normal" officeooo:rsid="00a98bb2"/>
    </style:style>
    <style:style style:name="T61" style:family="text">
      <style:text-properties fo:font-variant="normal" fo:text-transform="none" fo:color="#000000" loext:opacity="100%" style:font-name="sans-serif" fo:letter-spacing="normal" fo:language="es" fo:country="MX" fo:font-style="italic" officeooo:rsid="00a90d30" style:font-style-asian="italic" style:font-style-complex="italic"/>
    </style:style>
    <style:style style:name="T62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b6df9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c8705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8d6fd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a8e1b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d2fc8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552aa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b8051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d6ebd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0fdfd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5174b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58e14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15144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454b0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1950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6a18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794f4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cbdc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65843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d8f5e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da234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f6dfc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112b8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afe569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4daaf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191a4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589c9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67068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69059" style:font-size-asian="11pt" style:font-size-complex="11pt"/>
    </style:style>
    <style:style style:name="T9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7264f" style:font-size-asian="11pt" style:font-size-complex="11pt"/>
    </style:style>
    <style:style style:name="T9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79fd0" style:font-size-asian="11pt" style:font-size-complex="11pt"/>
    </style:style>
    <style:style style:name="T9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b48e4f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e6591" style:font-size-asian="11pt" style:font-size-complex="11pt"/>
    </style:style>
    <style:style style:name="T9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ef805" style:font-size-asian="11pt" style:font-style-asian="normal" style:font-size-complex="11pt" style:font-style-complex="normal"/>
    </style:style>
    <style:style style:name="T9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06efb" style:font-size-asian="11pt" style:font-style-asian="normal" style:font-size-complex="11pt" style:font-style-complex="normal"/>
    </style:style>
    <style:style style:name="T9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58e14" style:font-size-asian="11pt" style:font-style-asian="normal" style:font-size-complex="11pt" style:font-style-complex="normal"/>
    </style:style>
    <style:style style:name="T9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d933c" style:font-size-asian="11pt" style:font-style-asian="normal" style:font-size-complex="11pt" style:font-style-complex="normal"/>
    </style:style>
    <style:style style:name="T9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d8f5e" style:font-size-asian="11pt" style:font-style-asian="normal" style:font-size-complex="11pt" style:font-style-complex="normal"/>
    </style:style>
    <style:style style:name="T10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f6dfc" style:font-size-asian="11pt" style:font-style-asian="normal" style:font-size-complex="11pt" style:font-style-complex="normal"/>
    </style:style>
    <style:style style:name="T10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69059" style:font-size-asian="11pt" style:font-style-asian="normal" style:font-size-complex="11pt" style:font-style-complex="normal"/>
    </style:style>
    <style:style style:name="T10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1950" style:font-size-asian="11pt" style:font-style-asian="italic" style:font-size-complex="11pt" style:font-style-complex="italic"/>
    </style:style>
    <style:style style:name="T103" style:family="text">
      <style:text-properties fo:font-variant="normal" fo:text-transform="none" fo:color="#000000" loext:opacity="100%" style:font-name="Liberation Sans" fo:font-size="11pt" fo:letter-spacing="normal" fo:font-style="normal" style:text-underline-style="solid" style:text-underline-width="auto" style:text-underline-color="font-color" fo:font-weight="normal" officeooo:rsid="003ef805" style:font-size-asian="11pt" style:font-style-asian="normal" style:font-size-complex="11pt" style:font-style-complex="normal"/>
    </style:style>
    <style:style style:name="T104" style:family="text">
      <style:text-properties fo:font-variant="normal" fo:text-transform="none" fo:color="#000000" loext:opacity="100%" style:font-name="Liberation Sans" fo:font-size="11pt" fo:letter-spacing="normal" fo:font-style="normal" style:text-underline-style="none" fo:font-weight="normal" officeooo:rsid="009112b8" style:font-size-asian="11pt" style:font-size-complex="11pt"/>
    </style:style>
    <style:style style:name="T105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3ef805" style:font-size-asian="11pt" style:font-size-complex="11pt"/>
    </style:style>
    <style:style style:name="T106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da234" style:font-size-asian="11pt" style:font-size-complex="11pt"/>
    </style:style>
    <style:style style:name="T107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da234" style:font-size-asian="11pt" style:font-style-asian="italic" style:font-size-complex="11pt" style:font-style-complex="italic"/>
    </style:style>
    <style:style style:name="T108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1a1950" style:font-size-asian="11pt" style:font-style-asian="italic" style:font-size-complex="11pt" style:font-style-complex="italic"/>
    </style:style>
    <style:style style:name="T109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afe569" style:font-size-asian="11pt" style:font-style-asian="italic" style:font-size-complex="11pt" style:font-style-complex="italic"/>
    </style:style>
    <style:style style:name="T110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b4daaf" style:font-size-asian="11pt" style:font-style-asian="italic" style:font-size-complex="11pt" style:font-style-complex="italic"/>
    </style:style>
    <style:style style:name="T11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3489f" style:font-size-asian="11pt" style:font-size-complex="11pt"/>
    </style:style>
    <style:style style:name="T11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418f1" style:font-size-asian="11pt" style:font-size-complex="11pt"/>
    </style:style>
    <style:style style:name="T11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69d0a" style:font-size-asian="11pt" style:font-size-complex="11pt"/>
    </style:style>
    <style:style style:name="T11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09b40" style:font-size-asian="11pt" style:font-size-complex="11pt"/>
    </style:style>
    <style:style style:name="T11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a2fbb" style:font-size-asian="11pt" style:font-size-complex="11pt"/>
    </style:style>
    <style:style style:name="T11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2a121" style:font-size-asian="11pt" style:font-size-complex="11pt"/>
    </style:style>
    <style:style style:name="T11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size-asian="11pt" style:font-size-complex="11pt"/>
    </style:style>
    <style:style style:name="T11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7b3959" style:font-size-asian="11pt" style:font-size-complex="11pt"/>
    </style:style>
    <style:style style:name="T11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1cb62c" style:font-size-asian="11pt" style:font-size-complex="11pt"/>
    </style:style>
    <style:style style:name="T12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f92bd" style:font-size-asian="11pt" style:font-style-asian="normal" style:font-size-complex="11pt" style:font-style-complex="normal"/>
    </style:style>
    <style:style style:name="T12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51255" style:font-size-asian="11pt" style:font-style-asian="normal" style:font-size-complex="11pt" style:font-style-complex="normal"/>
    </style:style>
    <style:style style:name="T12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8cea1" style:font-size-asian="11pt" style:font-style-asian="normal" style:font-size-complex="11pt" style:font-style-complex="normal"/>
    </style:style>
    <style:style style:name="T12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8133b" style:font-size-asian="11pt" style:font-style-asian="normal" style:font-size-complex="11pt" style:font-style-complex="normal"/>
    </style:style>
    <style:style style:name="T12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5a6d3" style:font-size-asian="11pt" style:font-style-asian="normal" style:font-size-complex="11pt" style:font-style-complex="normal"/>
    </style:style>
    <style:style style:name="T12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766d7" style:font-size-asian="11pt" style:font-style-asian="normal" style:font-size-complex="11pt" style:font-style-complex="normal"/>
    </style:style>
    <style:style style:name="T12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89a1fc" style:font-size-asian="11pt" style:font-style-asian="normal" style:font-size-complex="11pt" style:font-style-complex="normal"/>
    </style:style>
    <style:style style:name="T12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2bb0a" style:font-size-asian="11pt" style:font-style-asian="normal" style:font-size-complex="11pt" style:font-style-complex="normal"/>
    </style:style>
    <style:style style:name="T12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4daaf" style:font-size-asian="11pt" style:font-style-asian="normal" style:font-size-complex="11pt" style:font-style-complex="normal"/>
    </style:style>
    <style:style style:name="T12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f8895" style:font-name-asian="Liberation Mono" style:font-size-asian="11pt" style:font-name-complex="Liberation Mono" style:font-size-complex="11pt"/>
    </style:style>
    <style:style style:name="T13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88212e" style:font-name-asian="Liberation Mono" style:font-size-asian="11pt" style:font-name-complex="Liberation Mono" style:font-size-complex="11pt"/>
    </style:style>
    <style:style style:name="T13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24f9f2" style:font-name-asian="Liberation Mono" style:font-size-asian="11pt" style:font-name-complex="Liberation Mono" style:font-size-complex="11pt"/>
    </style:style>
    <style:style style:name="T13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07023" style:font-name-asian="Liberation Mono" style:font-size-asian="11pt" style:font-name-complex="Liberation Mono" style:font-size-complex="11pt"/>
    </style:style>
    <style:style style:name="T13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a7c8" style:font-name-asian="Liberation Mono" style:font-size-asian="11pt" style:font-name-complex="Liberation Mono" style:font-size-complex="11pt"/>
    </style:style>
    <style:style style:name="T13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6909b" style:font-name-asian="Liberation Mono" style:font-size-asian="11pt" style:font-name-complex="Liberation Mono" style:font-size-complex="11pt"/>
    </style:style>
    <style:style style:name="T13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efc20a" style:font-name-asian="Liberation Mono" style:font-size-asian="11pt" style:font-name-complex="Liberation Mono" style:font-size-complex="11pt"/>
    </style:style>
    <style:style style:name="T13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name-asian="Liberation Mono" style:font-size-asian="11pt" style:font-name-complex="Liberation Mono" style:font-size-complex="11pt"/>
    </style:style>
    <style:style style:name="T13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100d6" style:font-name-asian="Liberation Mono" style:font-size-asian="11pt" style:font-name-complex="Liberation Mono" style:font-size-complex="11pt"/>
    </style:style>
    <style:style style:name="T13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07082" style:font-name-asian="Liberation Mono" style:font-size-asian="11pt" style:font-name-complex="Liberation Mono" style:font-size-complex="11pt"/>
    </style:style>
    <style:style style:name="T13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c186" style:font-name-asian="Liberation Mono" style:font-size-asian="11pt" style:font-name-complex="Liberation Mono" style:font-size-complex="11pt"/>
    </style:style>
    <style:style style:name="T14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a7c8" style:font-name-asian="Liberation Mono" style:font-size-asian="11pt" style:font-style-asian="normal" style:font-name-complex="Liberation Mono" style:font-size-complex="11pt" style:font-style-complex="normal"/>
    </style:style>
    <style:style style:name="T14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51255" style:font-name-asian="Liberation Mono" style:font-size-asian="11pt" style:font-style-asian="normal" style:font-name-complex="Liberation Mono" style:font-size-complex="11pt" style:font-style-complex="normal"/>
    </style:style>
    <style:style style:name="T14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4fc186" style:font-name-asian="Liberation Mono" style:font-size-asian="11pt" style:font-style-asian="normal" style:font-name-complex="Liberation Mono" style:font-size-complex="11pt" style:font-style-complex="normal"/>
    </style:style>
    <style:style style:name="T14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93bd5f" style:font-name-asian="Liberation Mono" style:font-size-asian="11pt" style:font-style-asian="normal" style:font-name-complex="Liberation Mono" style:font-size-complex="11pt" style:font-style-complex="normal"/>
    </style:style>
    <style:style style:name="T14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50b3d2" style:font-name-asian="Liberation Mono" style:font-size-asian="11pt" style:font-style-asian="normal" style:font-name-complex="Liberation Mono" style:font-size-complex="11pt" style:font-style-complex="normal"/>
    </style:style>
    <style:style style:name="T14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100d6" style:font-name-asian="Liberation Mono" style:font-size-asian="11pt" style:font-style-asian="normal" style:font-name-complex="Liberation Mono" style:font-size-complex="11pt" style:font-style-complex="normal"/>
    </style:style>
    <style:style style:name="T14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07082" style:font-name-asian="Liberation Mono" style:font-size-asian="11pt" style:font-style-asian="normal" style:font-name-complex="Liberation Mono" style:font-size-complex="11pt" style:font-style-complex="normal"/>
    </style:style>
    <style:style style:name="T147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f8f57e" style:font-name-asian="Liberation Mono" style:font-size-asian="11pt" style:font-style-asian="normal" style:font-name-complex="Liberation Mono" style:font-size-complex="11pt" style:font-style-complex="normal"/>
    </style:style>
    <style:style style:name="T148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5a6d3" style:font-name-asian="Liberation Mono" style:font-size-asian="11pt" style:font-style-asian="normal" style:font-name-complex="Liberation Mono" style:font-size-complex="11pt" style:font-style-complex="normal"/>
    </style:style>
    <style:style style:name="T149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a40b38" style:font-name-asian="Liberation Mono" style:font-size-asian="11pt" style:font-style-asian="normal" style:font-name-complex="Liberation Mono" style:font-size-complex="11pt" style:font-style-complex="normal"/>
    </style:style>
    <style:style style:name="T150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4daaf" style:font-name-asian="Liberation Mono" style:font-size-asian="11pt" style:font-style-asian="normal" style:font-name-complex="Liberation Mono" style:font-size-complex="11pt" style:font-style-complex="normal"/>
    </style:style>
    <style:style style:name="T151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bccef7" style:font-name-asian="Liberation Mono" style:font-size-asian="11pt" style:font-style-asian="normal" style:font-name-complex="Liberation Mono" style:font-size-complex="11pt" style:font-style-complex="normal"/>
    </style:style>
    <style:style style:name="T152" style:family="text">
      <style:text-properties fo:font-variant="normal" fo:text-transform="none" fo:color="#000000" loext:opacity="100%" style:font-name="Liberation Sans" fo:font-size="11pt" fo:letter-spacing="normal" fo:language="es" fo:country="MX" fo:font-style="normal" fo:font-weight="normal" officeooo:rsid="0035a6d3" style:font-name-asian="Liberation Mono" style:font-size-asian="11pt" style:font-style-asian="italic" style:font-name-complex="Liberation Mono" style:font-size-complex="11pt" style:font-style-complex="italic"/>
    </style:style>
    <style:style style:name="T153" style:family="text">
      <style:text-properties fo:font-variant="normal" fo:text-transform="none" fo:color="#000000" loext:opacity="100%" style:font-name="Liberation Sans" fo:font-size="11pt" fo:letter-spacing="normal" fo:language="es" fo:country="MX" fo:font-style="normal" style:text-underline-style="none" fo:font-weight="normal" officeooo:rsid="0041a6db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154" style:family="text">
      <style:text-properties fo:font-variant="normal" fo:text-transform="none" fo:color="#000000" loext:opacity="100%" style:font-name="Liberation Sans" fo:font-size="11pt" fo:letter-spacing="normal" fo:language="es" fo:country="MX" fo:font-style="normal" style:text-underline-style="none" fo:font-weight="normal" officeooo:rsid="00a03415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155" style:family="text">
      <style:text-properties fo:font-variant="normal" fo:text-transform="none" fo:color="#000000" loext:opacity="100%" style:font-name="Liberation Sans" fo:font-size="11pt" fo:letter-spacing="normal" fo:language="es" fo:country="MX" fo:font-style="normal" style:text-underline-style="none" fo:font-weight="normal" officeooo:rsid="0093a7c8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156" style:family="text">
      <style:text-properties fo:font-variant="normal" fo:text-transform="none" fo:color="#000000" loext:opacity="100%" style:font-name="Liberation Sans" fo:font-size="11pt" fo:letter-spacing="normal" fo:language="es" fo:country="MX" fo:font-style="normal" style:text-underline-style="none" fo:font-weight="normal" officeooo:rsid="0035a6d3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157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6fe59" style:font-size-asian="18pt" style:font-weight-asian="bold" style:font-size-complex="18pt" style:font-weight-complex="bold"/>
    </style:style>
    <style:style style:name="T158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ebd6c" style:font-size-asian="18pt" style:font-weight-asian="bold" style:font-size-complex="18pt" style:font-weight-complex="bold"/>
    </style:style>
    <style:style style:name="T159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902ea" style:font-size-asian="18pt" style:font-weight-asian="bold" style:font-size-complex="18pt" style:font-weight-complex="bold"/>
    </style:style>
    <style:style style:name="T160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1198cc4" style:font-size-asian="18pt" style:font-weight-asian="bold" style:font-size-complex="18pt" style:font-weight-complex="bold"/>
    </style:style>
    <style:style style:name="T161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eb537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ebd6c" style:font-size-asian="18pt" style:font-style-asian="normal" style:font-weight-asian="bold" style:font-size-complex="18pt" style:font-style-complex="normal" style:font-weight-complex="bold"/>
    </style:style>
    <style:style style:name="T163" style:family="text">
      <style:text-properties fo:font-variant="normal" fo:text-transform="none" fo:color="#000000" loext:opacity="100%" style:font-name="Liberation Sans" fo:font-size="18pt" fo:letter-spacing="normal" fo:font-style="italic" fo:font-weight="bold" officeooo:rsid="000902ea" style:font-name-asian="PingFang SC" style:font-size-asian="18pt" style:font-style-asian="italic" style:font-weight-asian="bold" style:font-name-complex="Arial Unicode MS1" style:font-size-complex="18pt" style:font-style-complex="italic" style:font-weight-complex="bold"/>
    </style:style>
    <style:style style:name="T164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35a6d3" style:font-name-asian="Liberation Mono" style:font-size-asian="11pt" style:font-name-complex="Liberation Mono" style:font-size-complex="11pt"/>
    </style:style>
    <style:style style:name="T165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73489f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93bd5f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35a6d3" style:font-size-asian="11pt" style:font-style-asian="normal" style:font-size-complex="11pt" style:font-style-complex="normal"/>
    </style:style>
    <style:style style:name="T168" style:family="text">
      <style:text-properties fo:font-variant="normal" fo:text-transform="none" fo:color="#000000" loext:opacity="100%" style:font-name="Liberation Mono1" fo:font-size="11pt" fo:letter-spacing="normal" fo:language="es" fo:country="MX" fo:font-style="normal" fo:font-weight="normal" officeooo:rsid="0089a1fc" style:font-size-asian="11pt" style:font-style-asian="normal" style:font-size-complex="11pt" style:font-style-complex="normal"/>
    </style:style>
    <style:style style:name="T169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T17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b6df9" style:font-size-asian="11pt" style:font-size-complex="11pt"/>
    </style:style>
    <style:style style:name="T17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794f4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8d6fd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d2fc8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3a8e1b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a1950" style:font-size-asian="11pt" style:font-size-complex="11pt"/>
    </style:style>
    <style:style style:name="T17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76a18" style:font-size-asian="11pt" style:font-size-complex="11pt"/>
    </style:style>
    <style:style style:name="T17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1da234" style:font-size-asian="11pt" style:font-size-complex="11pt"/>
    </style:style>
    <style:style style:name="T17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552aa" style:font-size-asian="11pt" style:font-size-complex="11pt"/>
    </style:style>
    <style:style style:name="T17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112b8" style:font-size-asian="11pt" style:font-size-complex="11pt"/>
    </style:style>
    <style:style style:name="T18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95119c" style:font-size-asian="11pt" style:font-size-complex="11pt"/>
    </style:style>
    <style:style style:name="T18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73f5e" style:font-size-asian="11pt" style:font-size-complex="11pt"/>
    </style:style>
    <style:style style:name="T18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cdc215" style:font-size-asian="11pt" style:font-size-complex="11pt"/>
    </style:style>
    <style:style style:name="T183" style:family="text">
      <style:text-properties fo:font-variant="normal" fo:text-transform="none" fo:color="#000000" loext:opacity="100%" style:font-name="Liberation Mono1" fo:letter-spacing="normal" fo:language="es" fo:country="MX" fo:font-style="normal"/>
    </style:style>
    <style:style style:name="T184" style:family="text">
      <style:text-properties fo:font-variant="normal" fo:text-transform="none" fo:color="#000000" loext:opacity="100%" style:font-name="Liberation Mono1" fo:letter-spacing="normal" fo:language="es" fo:country="MX" fo:font-style="normal" officeooo:rsid="008250bc"/>
    </style:style>
    <style:style style:name="T185" style:family="text">
      <style:text-properties fo:font-variant="normal" fo:text-transform="none" fo:color="#000000" loext:opacity="100%" style:font-name="Liberation Mono1" fo:letter-spacing="normal" fo:language="es" fo:country="MX" fo:font-style="normal" officeooo:rsid="00406c9f"/>
    </style:style>
    <style:style style:name="T186" style:family="text">
      <style:text-properties fo:font-variant="normal" fo:text-transform="none" fo:color="#000000" loext:opacity="100%" style:font-name="Liberation Mono1" fo:letter-spacing="normal" fo:language="es" fo:country="MX" fo:font-style="normal" officeooo:rsid="0013c741"/>
    </style:style>
    <style:style style:name="T187" style:family="text">
      <style:text-properties fo:font-variant="normal" fo:text-transform="none" fo:color="#000000" loext:opacity="100%" style:font-name="Liberation Mono1" fo:letter-spacing="normal" fo:language="es" fo:country="MX" fo:font-style="normal" officeooo:rsid="00acfa86"/>
    </style:style>
    <style:style style:name="T188" style:family="text">
      <style:text-properties fo:font-variant="normal" fo:text-transform="none" fo:color="#000000" loext:opacity="100%" style:font-name="Liberation Mono1" fo:letter-spacing="normal" fo:language="es" fo:country="MX" fo:font-style="normal" officeooo:rsid="00a676ba"/>
    </style:style>
    <style:style style:name="T189" style:family="text">
      <style:text-properties fo:font-variant="normal" fo:text-transform="none" fo:color="#000000" loext:opacity="100%" style:font-name="Liberation Mono1" fo:letter-spacing="normal" fo:language="es" fo:country="MX" fo:font-style="normal" officeooo:rsid="00a783b6"/>
    </style:style>
    <style:style style:name="T190" style:family="text">
      <style:text-properties fo:font-variant="normal" fo:text-transform="none" fo:color="#000000" loext:opacity="100%" fo:font-size="11pt" fo:letter-spacing="normal" fo:language="es" fo:country="MX" fo:font-style="normal" fo:font-weight="normal" officeooo:rsid="00309b40" style:font-size-asian="11pt" style:font-size-complex="11pt"/>
    </style:style>
    <style:style style:name="T19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5a6d3" style:font-name-asian="Liberation Mono" style:font-size-asian="11pt" style:font-name-complex="Liberation Mono" style:font-size-complex="11pt"/>
    </style:style>
    <style:style style:name="T192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93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94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9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cdc215" style:font-size-asian="11pt" style:font-size-complex="11pt"/>
    </style:style>
    <style:style style:name="T19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15144" style:font-size-asian="11pt" style:font-size-complex="11pt"/>
    </style:style>
    <style:style style:name="T197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f7a045" style:font-size-asian="11pt" style:font-style-asian="normal" style:font-weight-asian="normal" style:font-size-complex="11pt" style:font-style-complex="normal" style:font-weight-complex="normal"/>
    </style:style>
    <style:style style:name="T198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164b89" style:font-size-asian="11pt" style:font-style-asian="normal" style:font-weight-asian="normal" style:font-size-complex="11pt" style:font-style-complex="normal" style:font-weight-complex="normal"/>
    </style:style>
    <style:style style:name="T199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rsid="00c7ab70" style:font-size-asian="11pt" style:font-style-asian="normal" style:font-weight-asian="normal" style:font-size-complex="11pt" style:font-style-complex="normal" style:font-weight-complex="normal"/>
    </style:style>
    <style:style style:name="T200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f7a045" style:font-size-asian="11pt" style:font-style-asian="normal" style:font-weight-asian="normal" style:font-size-complex="11pt" style:font-style-complex="normal" style:font-weight-complex="normal"/>
    </style:style>
    <style:style style:name="T201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f8cea1" style:font-size-asian="11pt" style:font-style-asian="normal" style:font-weight-asian="normal" style:font-size-complex="11pt" style:font-style-complex="normal" style:font-weight-complex="normal"/>
    </style:style>
    <style:style style:name="T202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normal" officeooo:rsid="008a258d" style:font-size-asian="11pt" style:font-style-asian="normal" style:font-weight-asian="normal" style:font-size-complex="11pt" style:font-style-complex="normal" style:font-weight-complex="normal"/>
    </style:style>
    <style:style style:name="T203" style:family="text">
      <style:text-properties fo:font-variant="normal" fo:text-transform="none" style:use-window-font-color="true" loext:opacity="0%" style:font-name="Liberation Sans" fo:font-size="11pt" fo:letter-spacing="normal" fo:language="es" fo:country="MX" fo:font-style="normal" style:text-underline-style="none" fo:font-weight="bold" officeooo:rsid="00f51255" style:font-size-asian="11pt" style:font-style-asian="normal" style:font-weight-asian="bold" style:font-size-complex="11pt" style:font-style-complex="normal" style:font-weight-complex="bold"/>
    </style:style>
    <style:style style:name="T204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205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715a8" style:font-size-asian="11pt" style:font-weight-asian="normal" style:font-size-complex="11pt" style:font-weight-complex="normal"/>
    </style:style>
    <style:style style:name="T206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908e5" style:font-size-asian="11pt" style:font-weight-asian="normal" style:font-size-complex="11pt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a3fe0" style:font-size-asian="11pt" style:font-weight-asian="normal" style:font-size-complex="11pt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8591b" style:font-size-asian="11pt" style:font-weight-asian="normal" style:font-size-complex="11pt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dfd04" style:font-size-asian="11pt" style:font-weight-asian="normal" style:font-size-complex="11pt" style:font-weight-complex="normal"/>
    </style:style>
    <style:style style:name="T210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e3945" style:font-size-asian="11pt" style:font-weight-asian="normal" style:font-size-complex="11pt" style:font-weight-complex="normal"/>
    </style:style>
    <style:style style:name="T211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32058d" style:font-size-asian="11pt" style:font-weight-asian="normal" style:font-size-complex="11pt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34df06" style:font-size-asian="11pt" style:font-weight-asian="normal" style:font-size-complex="11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34e025" style:font-size-asian="11pt" style:font-weight-asian="normal" style:font-size-complex="11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4b01f4" style:font-size-asian="11pt" style:font-weight-asian="normal" style:font-size-complex="11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ac28a4" style:font-size-asian="11pt" style:font-weight-asian="normal" style:font-size-complex="11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b5b0ac" style:font-size-asian="11pt" style:font-weight-asian="normal" style:font-size-complex="11pt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cc4170" style:font-size-asian="11pt" style:font-weight-asian="normal" style:font-size-complex="11pt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2715a8" style:font-size-asian="11pt" style:font-style-asian="normal" style:font-weight-asian="normal" style:font-size-complex="11pt" style:font-style-complex="normal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8d8f5e" style:font-size-asian="11pt" style:font-style-asian="normal" style:font-size-complex="11pt" style:font-style-complex="normal"/>
    </style:style>
    <style:style style:name="T220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4552aa" style:font-size-asian="11pt" style:font-size-complex="11pt"/>
    </style:style>
    <style:style style:name="T221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9112b8" style:font-size-asian="11pt" style:font-size-complex="11pt"/>
    </style:style>
    <style:style style:name="T222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bold" officeooo:rsid="002715a8" style:font-size-asian="11pt" style:font-weight-asian="normal" style:font-size-complex="11pt" style:font-weight-complex="normal"/>
    </style:style>
    <style:style style:name="T22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552aa" style:font-size-asian="11pt" style:font-size-complex="11pt"/>
    </style:style>
    <style:style style:name="T22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9112b8" style:font-size-asian="11pt" style:font-size-complex="11pt"/>
    </style:style>
    <style:style style:name="T225" style:family="text">
      <style:text-properties fo:font-variant="normal" fo:text-transform="none" style:use-window-font-color="true" loext:opacity="0%" style:font-name="Liberation Sans" fo:font-size="11pt" fo:letter-spacing="normal" fo:font-style="italic" style:text-underline-style="none" fo:font-weight="normal" officeooo:rsid="0034df06" style:font-size-asian="11pt" style:font-style-asian="italic" style:font-weight-asian="normal" style:font-size-complex="11pt" style:font-style-complex="italic" style:font-weight-complex="normal"/>
    </style:style>
    <style:style style:name="T226" style:family="text">
      <style:text-properties fo:font-variant="normal" fo:text-transform="none" style:use-window-font-color="true" loext:opacity="0%" style:font-name="Liberation Sans" fo:font-size="11pt" fo:letter-spacing="normal" fo:font-style="italic" style:text-underline-style="none" fo:font-weight="normal" officeooo:rsid="0032058d" style:font-size-asian="11pt" style:font-style-asian="italic" style:font-weight-asian="normal" style:font-size-complex="11pt" style:font-style-complex="italic" style:font-weight-complex="normal"/>
    </style:style>
    <style:style style:name="T227" style:family="text">
      <style:text-properties fo:font-variant="normal" fo:text-transform="none" style:use-window-font-color="true" loext:opacity="0%" style:font-name="Liberation Sans" fo:font-size="11pt" fo:letter-spacing="normal" fo:language="zxx" fo:country="none" fo:font-style="normal" style:text-underline-style="none" fo:font-weight="normal" officeooo:rsid="002715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8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9112b8" style:font-size-asian="11pt" style:font-size-complex="11pt"/>
    </style:style>
    <style:style style:name="T229" style:family="text">
      <style:text-properties fo:font-variant="normal" fo:text-transform="none" style:use-window-font-color="true" loext:opacity="0%" style:font-name="Liberation Mono1" fo:font-size="11pt" fo:letter-spacing="normal" fo:font-style="normal" style:text-underline-style="none" fo:font-weight="normal" officeooo:rsid="0098a903" style:font-size-asian="11pt" style:font-size-complex="11pt"/>
    </style:style>
    <style:style style:name="T230" style:family="text">
      <style:text-properties fo:font-variant="normal" fo:text-transform="none" style:use-window-font-color="true" loext:opacity="0%" style:font-name="sans-serif" fo:font-size="11pt" fo:letter-spacing="normal" fo:language="zxx" fo:country="none" fo:font-style="normal" style:text-underline-style="none" fo:font-weight="normal" officeooo:rsid="0098a903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231" style:family="text">
      <style:text-properties fo:font-variant="normal" fo:text-transform="none" style:use-window-font-color="true" loext:opacity="0%" style:font-name="sans-serif" fo:font-size="11pt" fo:letter-spacing="normal" fo:language="zxx" fo:country="none" fo:font-style="normal" style:text-underline-style="none" fo:font-weight="normal" officeooo:rsid="00cd7e54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232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769d0a" style:font-size-asian="11pt" style:font-size-complex="11pt"/>
    </style:style>
    <style:style style:name="T233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1a2fbb" style:font-size-asian="11pt" style:font-size-complex="11pt"/>
    </style:style>
    <style:style style:name="T234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309b40" style:font-size-asian="11pt" style:font-size-complex="11pt"/>
    </style:style>
    <style:style style:name="T235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f8cea1" style:font-size-asian="11pt" style:font-style-asian="normal" style:font-size-complex="11pt" style:font-style-complex="normal"/>
    </style:style>
    <style:style style:name="T236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f7a045" style:font-size-asian="11pt" style:font-style-asian="normal" style:font-weight-asian="normal" style:font-size-complex="11pt" style:font-style-complex="normal" style:font-weight-complex="normal"/>
    </style:style>
    <style:style style:name="T237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5f40ef" style:font-name-asian="Liberation Mono" style:font-size-asian="11pt" style:font-name-complex="Liberation Mono" style:font-size-complex="11pt"/>
    </style:style>
    <style:style style:name="T238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96cae8" style:font-name-asian="Liberation Mono" style:font-size-asian="11pt" style:font-name-complex="Liberation Mono" style:font-size-complex="11pt"/>
    </style:style>
    <style:style style:name="T239" style:family="text">
      <style:text-properties fo:font-variant="normal" fo:text-transform="none" fo:color="#000080" loext:opacity="100%" style:font-name="Liberation Sans" fo:font-size="11pt" fo:letter-spacing="normal" fo:language="es" fo:country="MX" fo:font-style="normal" style:text-underline-style="solid" style:text-underline-width="auto" style:text-underline-color="font-color" fo:font-weight="normal" officeooo:rsid="008786e6" style:font-name-asian="Liberation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T240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3ef805" style:font-size-asian="11pt" style:font-style-asian="normal" style:font-size-complex="11pt" style:font-style-complex="normal"/>
    </style:style>
    <style:style style:name="T241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8d8f5e" style:font-size-asian="11pt" style:font-style-asian="normal" style:font-size-complex="11pt" style:font-style-complex="normal"/>
    </style:style>
    <style:style style:name="T242" style:family="text">
      <style:text-properties fo:font-variant="normal" fo:text-transform="none" fo:color="#000080" loext:opacity="100%" style:font-name="Liberation Sans" fo:font-size="11pt" fo:letter-spacing="normal" fo:font-style="normal" style:text-underline-style="solid" style:text-underline-width="auto" style:text-underline-color="font-color" fo:font-weight="normal" officeooo:rsid="008f6dfc" style:font-size-asian="11pt" style:font-size-complex="11pt"/>
    </style:style>
    <style:style style:name="T243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01b6df9" style:font-size-asian="11pt" style:font-size-complex="11pt"/>
    </style:style>
    <style:style style:name="T244" style:family="text">
      <style:text-properties fo:font-variant="normal" fo:text-transform="none" fo:color="#000080" loext:opacity="100%" style:font-name="Liberation Sans" fo:font-size="11pt" fo:letter-spacing="normal" fo:font-style="normal" fo:font-weight="normal" officeooo:rsid="0038d6fd" style:font-size-asian="11pt" style:font-size-complex="11pt"/>
    </style:style>
    <style:style style:name="T245" style:family="text">
      <style:text-properties fo:font-variant="normal" fo:text-transform="none" fo:color="#000080" loext:opacity="100%" style:font-name="Liberation Mono1" fo:font-size="11pt" fo:letter-spacing="normal" fo:font-style="normal" fo:font-weight="normal" officeooo:rsid="004552aa" style:font-size-asian="11pt" style:font-size-complex="11pt"/>
    </style:style>
    <style:style style:name="T246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47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966914" style:font-size-asian="11pt" style:font-size-complex="11pt"/>
    </style:style>
    <style:style style:name="T24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576a18" style:font-size-asian="11pt" style:font-size-complex="11pt"/>
    </style:style>
    <style:style style:name="T249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1b6df9" style:font-size-asian="11pt" style:font-size-complex="11pt"/>
    </style:style>
    <style:style style:name="T250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4552aa" style:font-size-asian="11pt" style:font-size-complex="11pt"/>
    </style:style>
    <style:style style:name="T251" style:family="text">
      <style:text-properties fo:font-variant="normal" fo:text-transform="none" fo:color="#000080" loext:opacity="100%" style:font-name="Liberation Mono1" fo:font-size="11pt" fo:letter-spacing="normal" fo:font-style="normal" style:text-underline-style="none" fo:font-weight="normal" officeooo:rsid="001b6df9" style:font-size-asian="11pt" style:font-size-complex="11pt"/>
    </style:style>
    <style:style style:name="T252" style:family="text">
      <style:text-properties fo:font-variant="normal" fo:text-transform="none" fo:color="#000080" loext:opacity="100%" style:font-name="Liberation Mono1" fo:font-size="11pt" fo:letter-spacing="normal" fo:language="es" fo:country="MX" fo:font-style="normal" style:text-underline-style="solid" style:text-underline-width="auto" style:text-underline-color="font-color" fo:font-weight="normal" officeooo:rsid="0035a6d3" style:font-size-asian="11pt" style:font-style-asian="normal" style:font-size-complex="11pt" style:font-style-complex="normal"/>
    </style:style>
    <style:style style:name="T253" style:family="text">
      <style:text-properties fo:font-variant="normal" fo:text-transform="none" fo:color="#000080" loext:opacity="100%" style:font-name="Liberation Mono1" fo:font-size="11pt" fo:letter-spacing="normal" fo:language="es" fo:country="MX" fo:font-style="normal" style:text-underline-style="solid" style:text-underline-width="auto" style:text-underline-color="font-color" fo:font-weight="normal" officeooo:rsid="005766d7" style:font-size-asian="11pt" style:font-style-asian="normal" style:font-size-complex="11pt" style:font-style-complex="normal"/>
    </style:style>
    <style:style style:name="T254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76cf0c" style:font-size-asian="11pt" style:font-size-complex="11pt"/>
    </style:style>
    <style:style style:name="T255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4552aa" style:font-size-asian="11pt" style:font-size-complex="11pt"/>
    </style:style>
    <style:style style:name="T256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95119c" style:font-size-asian="11pt" style:font-size-complex="11pt"/>
    </style:style>
    <style:style style:name="T257" style:family="text">
      <style:text-properties fo:font-variant="normal" fo:text-transform="none" fo:color="#000080" loext:opacity="100%" style:font-name="sans-serif" fo:font-size="11pt" fo:letter-spacing="normal" fo:language="zxx" fo:country="none" fo:font-style="normal" style:text-underline-style="solid" style:text-underline-width="auto" style:text-underline-color="font-color" fo:font-weight="normal" officeooo:rsid="0098a903" style:font-name-asian="Liberation Mono" style:font-size-asian="11pt" style:language-asian="zxx" style:country-asian="none" style:font-name-complex="Liberation Mono" style:font-size-complex="11pt" style:language-complex="zxx" style:country-complex="none"/>
    </style:style>
    <style:style style:name="T258" style:family="text">
      <style:text-properties fo:font-variant="normal" fo:text-transform="none" fo:color="#000080" loext:opacity="100%" style:font-name="Libereation Mono" fo:font-size="11pt" fo:letter-spacing="normal" fo:font-style="normal" style:text-underline-style="solid" style:text-underline-width="auto" style:text-underline-color="font-color" fo:font-weight="normal" officeooo:rsid="004552aa" style:font-size-asian="11pt" style:font-size-complex="11pt"/>
    </style:style>
    <style:style style:name="T259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efc20a" style:font-name-asian="Liberation Mono" style:font-size-asian="11pt" style:font-weight-asian="bold" style:font-name-complex="Liberation Mono" style:font-size-complex="11pt" style:font-weight-complex="bold"/>
    </style:style>
    <style:style style:name="T260" style:family="text">
      <style:text-properties fo:font-variant="normal" fo:text-transform="none" fo:color="#808080" loext:opacity="100%" style:font-name="Liberation Mono1" fo:font-size="11pt" fo:letter-spacing="normal" fo:language="es" fo:country="MX" fo:font-style="normal" fo:font-weight="bold" officeooo:rsid="00f8133b" style:font-size-asian="11pt" style:font-style-asian="normal" style:font-weight-asian="bold" style:font-size-complex="11pt" style:font-style-complex="normal" style:font-weight-complex="bold"/>
    </style:style>
    <style:style style:name="T261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b6df9" style:font-size-asian="11pt" style:font-weight-asian="bold" style:font-size-complex="11pt" style:font-weight-complex="bold"/>
    </style:style>
    <style:style style:name="T262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473f5e" style:font-size-asian="11pt" style:font-weight-asian="bold" style:font-size-complex="11pt" style:font-weight-complex="bold"/>
    </style:style>
    <style:style style:name="T263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4552aa" style:font-size-asian="11pt" style:font-weight-asian="normal" style:font-size-complex="11pt" style:font-weight-complex="normal"/>
    </style:style>
    <style:style style:name="T264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473f5e" style:font-size-asian="11pt" style:font-size-complex="11pt"/>
    </style:style>
    <style:style style:name="T265" style:family="text">
      <style:text-properties fo:font-variant="normal" fo:text-transform="none" fo:color="#808080" loext:opacity="100%" style:font-name="Liberation Mono1" fo:font-size="11pt" fo:letter-spacing="normal" fo:language="zxx" fo:country="none" fo:font-style="normal" style:text-underline-style="none" fo:font-weight="bold" officeooo:rsid="0098a903" style:font-name-asian="Liberation Mono" style:font-size-asian="11pt" style:language-asian="zxx" style:country-asian="none" style:font-weight-asian="bold" style:font-name-complex="Liberation Mono" style:font-size-complex="11pt" style:language-complex="zxx" style:country-complex="none" style:font-weight-complex="bold"/>
    </style:style>
    <style:style style:name="T266" style:family="text">
      <style:text-properties style:font-name="Liberation Sans"/>
    </style:style>
    <style:style style:name="T267" style:family="text">
      <style:text-properties style:font-name="Liberation Sans" fo:font-size="10pt" style:font-size-asian="10pt" style:font-size-complex="10pt"/>
    </style:style>
    <style:style style:name="T268" style:family="text">
      <style:text-properties style:font-name="Liberation Sans" fo:font-size="10pt" officeooo:rsid="00615144" style:font-size-asian="10pt" style:font-size-complex="10pt"/>
    </style:style>
    <style:style style:name="T269" style:family="text">
      <style:text-properties style:font-name="Liberation Sans" fo:font-size="10pt" officeooo:rsid="006a26a4" style:font-size-asian="10pt" style:font-size-complex="10pt"/>
    </style:style>
    <style:style style:name="T270" style:family="text">
      <style:text-properties style:font-name="Liberation Sans" fo:font-size="10pt" fo:font-style="normal" style:font-size-asian="10pt" style:font-size-complex="10pt"/>
    </style:style>
    <style:style style:name="T271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272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273" style:family="text">
      <style:text-properties style:font-name="Liberation Sans" fo:font-size="11pt" officeooo:rsid="000b0e86" style:font-size-asian="11pt" style:font-size-complex="11pt"/>
    </style:style>
    <style:style style:name="T274" style:family="text">
      <style:text-properties style:font-name="Liberation Sans" fo:font-size="11pt" officeooo:rsid="0116ca7b" style:font-size-asian="11pt" style:font-size-complex="11pt"/>
    </style:style>
    <style:style style:name="T275" style:family="text">
      <style:text-properties style:font-name="Liberation Sans" fo:font-size="11pt" officeooo:rsid="0023ae37" style:font-size-asian="11pt" style:font-size-complex="11pt"/>
    </style:style>
    <style:style style:name="T276" style:family="text">
      <style:text-properties style:font-name="Liberation Sans" fo:font-size="11pt" officeooo:rsid="004d7699" style:font-size-asian="11pt" style:font-size-complex="11pt"/>
    </style:style>
    <style:style style:name="T277" style:family="text">
      <style:text-properties style:font-name="Liberation Sans" fo:font-size="11pt" officeooo:rsid="000902ea" style:font-size-asian="11pt" style:font-size-complex="11pt"/>
    </style:style>
    <style:style style:name="T278" style:family="text">
      <style:text-properties style:font-name="Liberation Sans" fo:font-size="11pt" fo:font-style="normal" officeooo:rsid="0023e000" style:font-name-asian="Liberation Mono" style:font-size-asian="11pt" style:font-style-asian="normal" style:font-name-complex="Liberation Mono" style:font-size-complex="11pt" style:font-style-complex="normal"/>
    </style:style>
    <style:style style:name="T279" style:family="text">
      <style:text-properties style:font-name="Liberation Sans" fo:font-size="11pt" fo:font-style="normal" officeooo:rsid="0065d8b5" style:font-name-asian="Liberation Mono" style:font-size-asian="11pt" style:font-style-asian="normal" style:font-name-complex="Liberation Mono" style:font-size-complex="11pt" style:font-style-complex="normal"/>
    </style:style>
    <style:style style:name="T280" style:family="text">
      <style:text-properties style:font-name="Liberation Sans" fo:font-size="11pt" fo:font-style="normal" officeooo:rsid="002170c6" style:font-name-asian="Liberation Mono" style:font-size-asian="11pt" style:font-style-asian="normal" style:font-name-complex="Liberation Mono" style:font-size-complex="11pt" style:font-style-complex="normal"/>
    </style:style>
    <style:style style:name="T281" style:family="text">
      <style:text-properties style:font-name="Liberation Sans" fo:font-size="11pt" fo:font-style="normal" officeooo:rsid="0022fc8e" style:font-name-asian="Liberation Mono" style:font-size-asian="11pt" style:font-style-asian="normal" style:font-name-complex="Liberation Mono" style:font-size-complex="11pt" style:font-style-complex="normal"/>
    </style:style>
    <style:style style:name="T282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283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284" style:family="text">
      <style:text-properties style:font-name="Liberation Sans" fo:font-size="11pt" fo:font-style="normal" officeooo:rsid="001b3395" style:font-size-asian="11pt" style:font-style-asian="normal" style:font-size-complex="11pt" style:font-style-complex="normal"/>
    </style:style>
    <style:style style:name="T285" style:family="text">
      <style:text-properties style:font-name="Liberation Sans" fo:font-size="11pt" fo:font-style="normal" officeooo:rsid="001e4c21" style:font-size-asian="11pt" style:font-style-asian="normal" style:font-size-complex="11pt" style:font-style-complex="normal"/>
    </style:style>
    <style:style style:name="T286" style:family="text">
      <style:text-properties style:font-name="Liberation Sans" fo:font-size="11pt" fo:font-style="normal" officeooo:rsid="00325902" style:font-size-asian="11pt" style:font-style-asian="normal" style:font-size-complex="11pt" style:font-style-complex="normal"/>
    </style:style>
    <style:style style:name="T287" style:family="text">
      <style:text-properties style:font-name="Liberation Sans" fo:font-size="11pt" fo:font-style="normal" officeooo:rsid="0016fe59" style:font-size-asian="11pt" style:font-style-asian="normal" style:font-size-complex="11pt" style:font-style-complex="normal"/>
    </style:style>
    <style:style style:name="T288" style:family="text">
      <style:text-properties style:font-name="Liberation Sans" fo:font-size="11pt" fo:font-style="normal" officeooo:rsid="0022fc8e" style:font-size-asian="11pt" style:font-style-asian="normal" style:font-size-complex="11pt" style:font-style-complex="normal"/>
    </style:style>
    <style:style style:name="T289" style:family="text">
      <style:text-properties style:font-name="Liberation Sans" fo:font-size="11pt" fo:font-style="normal" officeooo:rsid="0023becb" style:font-size-asian="11pt" style:font-style-asian="normal" style:font-size-complex="11pt" style:font-style-complex="normal"/>
    </style:style>
    <style:style style:name="T290" style:family="text">
      <style:text-properties style:font-name="Liberation Sans" fo:font-size="11pt" fo:font-style="normal" officeooo:rsid="00297cbf" style:font-size-asian="11pt" style:font-style-asian="normal" style:font-size-complex="11pt" style:font-style-complex="normal"/>
    </style:style>
    <style:style style:name="T291" style:family="text">
      <style:text-properties style:font-name="Liberation Sans" officeooo:rsid="005e85ca"/>
    </style:style>
    <style:style style:name="T292" style:family="text">
      <style:text-properties style:font-name="Liberation Sans" fo:language="es" fo:country="MX" officeooo:rsid="00309b40"/>
    </style:style>
    <style:style style:name="T293" style:family="text">
      <style:text-properties style:font-name="Liberation Sans" fo:font-weight="normal" style:font-weight-asian="normal" style:font-weight-complex="normal"/>
    </style:style>
    <style:style style:name="T294" style:family="text">
      <style:text-properties style:font-name="Liberation Sans" fo:font-weight="normal" officeooo:rsid="00e363af" style:font-weight-asian="normal" style:font-weight-complex="normal"/>
    </style:style>
    <style:style style:name="T295" style:family="text">
      <style:text-properties style:font-name="Liberation Sans" fo:font-weight="normal" officeooo:rsid="0100597a" style:font-weight-asian="normal" style:font-weight-complex="normal"/>
    </style:style>
    <style:style style:name="T296" style:family="text">
      <style:text-properties style:font-name="Liberation Sans" fo:font-weight="normal" officeooo:rsid="009d98c0" style:font-weight-asian="normal" style:font-weight-complex="normal"/>
    </style:style>
    <style:style style:name="T297" style:family="text">
      <style:text-properties fo:font-style="normal" fo:font-weight="normal"/>
    </style:style>
    <style:style style:name="T298" style:family="text">
      <style:text-properties fo:font-style="normal" fo:font-weight="normal" officeooo:rsid="0047e5bc" style:font-name-asian="Liberation Mono" style:font-name-complex="Liberation Mono"/>
    </style:style>
    <style:style style:name="T299" style:family="text">
      <style:text-properties fo:color="#000000" loext:opacity="100%" style:font-name="Liberation Sans" fo:font-size="11pt" officeooo:rsid="00236e14" style:font-size-asian="11pt" style:font-size-complex="11pt"/>
    </style:style>
    <style:style style:name="T300" style:family="text">
      <style:text-properties fo:color="#000000" loext:opacity="100%" style:font-name="Liberation Sans" fo:font-size="11pt" officeooo:rsid="0021cd82" style:font-size-asian="11pt" style:font-size-complex="11pt"/>
    </style:style>
    <style:style style:name="T301" style:family="text">
      <style:text-properties fo:color="#000000" loext:opacity="100%" style:font-name="Liberation Sans" fo:font-size="11pt" officeooo:rsid="001b3395" style:font-size-asian="11pt" style:font-size-complex="11pt"/>
    </style:style>
    <style:style style:name="T302" style:family="text">
      <style:text-properties fo:color="#000000" loext:opacity="100%" style:font-name="Liberation Sans" fo:font-size="11pt" officeooo:rsid="00e7ea3b" style:font-size-asian="11pt" style:font-size-complex="11pt"/>
    </style:style>
    <style:style style:name="T303" style:family="text">
      <style:text-properties fo:color="#000000" loext:opacity="100%" style:font-name="Liberation Sans" fo:font-size="11pt" officeooo:rsid="00337747" style:font-size-asian="11pt" style:font-size-complex="11pt"/>
    </style:style>
    <style:style style:name="T304" style:family="text">
      <style:text-properties fo:color="#000000" loext:opacity="100%" style:font-name="Liberation Sans" fo:font-size="11pt" officeooo:rsid="002aa532" style:font-size-asian="11pt" style:font-size-complex="11pt"/>
    </style:style>
    <style:style style:name="T305" style:family="text">
      <style:text-properties fo:color="#000000" loext:opacity="100%" style:font-name="Liberation Sans" fo:font-size="11pt" officeooo:rsid="004f5af5" style:font-size-asian="11pt" style:font-size-complex="11pt"/>
    </style:style>
    <style:style style:name="T306" style:family="text">
      <style:text-properties fo:color="#000000" loext:opacity="100%" style:font-name="Liberation Sans" fo:font-size="11pt" officeooo:rsid="00b13724" style:font-size-asian="11pt" style:font-size-complex="11pt"/>
    </style:style>
    <style:style style:name="T307" style:family="text">
      <style:text-properties fo:color="#000000" loext:opacity="100%" style:font-name="Liberation Sans" fo:font-size="11pt" officeooo:rsid="000d6d8c" style:font-size-asian="11pt" style:font-size-complex="11pt"/>
    </style:style>
    <style:style style:name="T308" style:family="text">
      <style:text-properties fo:color="#000000" loext:opacity="100%" style:font-name="Liberation Sans" fo:font-size="11pt" officeooo:rsid="001bd299" style:font-name-asian="Liberation Mono" style:font-size-asian="11pt" style:font-name-complex="Liberation Mono" style:font-size-complex="11pt"/>
    </style:style>
    <style:style style:name="T309" style:family="text">
      <style:text-properties fo:color="#000000" loext:opacity="100%" style:font-name="Liberation Sans" fo:font-size="11pt" officeooo:rsid="0021cd82" style:font-name-asian="Liberation Mono" style:font-size-asian="11pt" style:font-name-complex="Liberation Mono" style:font-size-complex="11pt"/>
    </style:style>
    <style:style style:name="T310" style:family="text">
      <style:text-properties fo:color="#000000" loext:opacity="100%" style:font-name="Liberation Sans" fo:font-size="11pt" officeooo:rsid="00e7ea3b" style:font-name-asian="Liberation Mono" style:font-size-asian="11pt" style:font-name-complex="Liberation Mono" style:font-size-complex="11pt"/>
    </style:style>
    <style:style style:name="T311" style:family="text">
      <style:text-properties fo:color="#000000" loext:opacity="100%" style:font-name="Liberation Sans" fo:font-size="11pt" officeooo:rsid="001b3395" style:font-name-asian="Liberation Mono" style:font-size-asian="11pt" style:font-name-complex="Liberation Mono" style:font-size-complex="11pt"/>
    </style:style>
    <style:style style:name="T312" style:family="text">
      <style:text-properties fo:color="#000000" loext:opacity="100%" style:font-name="Liberation Sans" fo:font-size="11pt" officeooo:rsid="002b752e" style:font-name-asian="Liberation Mono" style:font-size-asian="11pt" style:font-name-complex="Liberation Mono" style:font-size-complex="11pt"/>
    </style:style>
    <style:style style:name="T313" style:family="text">
      <style:text-properties fo:color="#000000" loext:opacity="100%" style:font-name="Liberation Sans" fo:font-size="11pt" officeooo:rsid="00337747" style:font-name-asian="Liberation Mono" style:font-size-asian="11pt" style:font-name-complex="Liberation Mono" style:font-size-complex="11pt"/>
    </style:style>
    <style:style style:name="T314" style:family="text">
      <style:text-properties fo:color="#000000" loext:opacity="100%" style:font-name="Liberation Sans" fo:font-size="11pt" officeooo:rsid="00254f23" style:font-name-asian="Liberation Mono" style:font-size-asian="11pt" style:font-name-complex="Liberation Mono" style:font-size-complex="11pt"/>
    </style:style>
    <style:style style:name="T315" style:family="text">
      <style:text-properties fo:color="#000000" loext:opacity="100%" style:font-name="Liberation Sans" fo:font-size="11pt" officeooo:rsid="000d6d8c" style:font-name-asian="Liberation Mono" style:font-size-asian="11pt" style:font-name-complex="Liberation Mono" style:font-size-complex="11pt"/>
    </style:style>
    <style:style style:name="T316" style:family="text">
      <style:text-properties fo:color="#000000" loext:opacity="100%" style:font-name="Liberation Mono1" fo:font-size="11pt" officeooo:rsid="00236e14" style:font-size-asian="11pt" style:font-size-complex="11pt"/>
    </style:style>
    <style:style style:name="T317" style:family="text">
      <style:text-properties fo:color="#000000" loext:opacity="100%" style:font-name="Liberation Mono1" fo:font-size="11pt" officeooo:rsid="002aa532" style:font-size-asian="11pt" style:font-size-complex="11pt"/>
    </style:style>
    <style:style style:name="T318" style:family="text">
      <style:text-properties fo:color="#000000" loext:opacity="100%" style:font-name="Liberation Mono1" fo:font-size="11pt" officeooo:rsid="001b3395" style:font-name-asian="Liberation Mono" style:font-size-asian="11pt" style:font-name-complex="Liberation Mono" style:font-size-complex="11pt"/>
    </style:style>
    <style:style style:name="T319" style:family="text">
      <style:text-properties fo:color="#000000" loext:opacity="100%" style:font-name="Liberation Mono1" fo:font-size="11pt" officeooo:rsid="00254f23" style:font-name-asian="Liberation Mono" style:font-size-asian="11pt" style:font-name-complex="Liberation Mono" style:font-size-complex="11pt"/>
    </style:style>
    <style:style style:name="T320" style:family="text">
      <style:text-properties fo:color="#000000" loext:opacity="100%" style:font-name="sans-serif" fo:font-size="11pt" officeooo:rsid="000d6d8c" style:font-size-asian="11pt" style:font-size-complex="11pt"/>
    </style:style>
    <style:style style:name="T321" style:family="text">
      <style:text-properties fo:color="#000000" loext:opacity="100%" style:font-name="sans-serif" fo:font-size="11pt" officeooo:rsid="00b13724" style:font-size-asian="11pt" style:font-size-complex="11pt"/>
    </style:style>
    <style:style style:name="T322" style:family="text">
      <style:text-properties fo:color="#000000" loext:opacity="100%" style:text-position="0% 100%" style:font-name="Liberation Mono1" fo:font-size="11pt" officeooo:rsid="002aa532" style:font-size-asian="11pt" style:font-size-complex="11pt"/>
    </style:style>
    <style:style style:name="T323" style:family="text">
      <style:text-properties officeooo:rsid="0047e5bc"/>
    </style:style>
    <style:style style:name="T324" style:family="text">
      <style:text-properties officeooo:rsid="0047e5bc" style:font-name-asian="Liberation Mono" style:font-name-complex="Liberation Mono"/>
    </style:style>
    <style:style style:name="T325" style:family="text">
      <style:text-properties officeooo:rsid="0049b12e" style:font-name-asian="Liberation Mono" style:font-name-complex="Liberation Mono"/>
    </style:style>
    <style:style style:name="T326" style:family="text">
      <style:text-properties officeooo:rsid="0049b12e"/>
    </style:style>
    <style:style style:name="T327" style:family="text">
      <style:text-properties officeooo:rsid="005bd48a"/>
    </style:style>
    <style:style style:name="T328" style:family="text">
      <style:text-properties officeooo:rsid="005d4792"/>
    </style:style>
    <style:style style:name="T329" style:family="text">
      <style:text-properties officeooo:rsid="005e85ca"/>
    </style:style>
    <style:style style:name="T330" style:family="text">
      <style:text-properties officeooo:rsid="00605309"/>
    </style:style>
    <style:style style:name="T331" style:family="text">
      <style:text-properties officeooo:rsid="00615144"/>
    </style:style>
    <style:style style:name="T332" style:family="text">
      <style:text-properties officeooo:rsid="006807cd"/>
    </style:style>
    <style:style style:name="T333" style:family="text">
      <style:text-properties officeooo:rsid="0068fba6"/>
    </style:style>
    <style:style style:name="T334" style:family="text">
      <style:text-properties officeooo:rsid="006a26a4"/>
    </style:style>
    <style:style style:name="T335" style:family="text">
      <style:text-properties officeooo:rsid="006b8591"/>
    </style:style>
    <style:style style:name="T336" style:family="text">
      <style:text-properties style:font-name="sans-serif" fo:language="es" fo:country="MX" fo:font-style="normal" officeooo:rsid="001f8c35" style:font-style-asian="normal" style:font-style-complex="normal"/>
    </style:style>
    <style:style style:name="T337" style:family="text">
      <style:text-properties style:font-name="sans-serif" fo:language="es" fo:country="MX" fo:font-style="normal" officeooo:rsid="000ea4fb" style:font-style-asian="normal" style:font-style-complex="normal"/>
    </style:style>
    <style:style style:name="T338" style:family="text">
      <style:text-properties style:font-name="sans-serif" fo:language="es" fo:country="MX" fo:font-style="normal" officeooo:rsid="001cb62c" style:font-style-asian="normal" style:font-style-complex="normal"/>
    </style:style>
    <style:style style:name="T339" style:family="text">
      <style:text-properties style:font-name="sans-serif" fo:language="es" fo:country="MX" fo:font-style="normal" officeooo:rsid="000dcd2c" style:font-style-asian="normal" style:font-style-complex="normal"/>
    </style:style>
    <style:style style:name="T340" style:family="text">
      <style:text-properties style:font-name="sans-serif" fo:language="es" fo:country="MX" fo:font-style="normal" officeooo:rsid="006cc7a4" style:font-style-asian="normal" style:font-style-complex="normal"/>
    </style:style>
    <style:style style:name="T341" style:family="text">
      <style:text-properties style:font-name="sans-serif" fo:language="es" fo:country="MX" fo:font-style="normal" officeooo:rsid="0084feb4" style:font-style-asian="normal" style:font-style-complex="normal"/>
    </style:style>
    <style:style style:name="T342" style:family="text">
      <style:text-properties style:font-name="sans-serif" fo:language="es" fo:country="MX" fo:font-style="normal" officeooo:rsid="00865843" style:font-style-asian="normal" style:font-style-complex="normal"/>
    </style:style>
    <style:style style:name="T343" style:family="text">
      <style:text-properties style:font-name="sans-serif" fo:language="es" fo:country="MX" fo:font-style="normal" officeooo:rsid="00ae70cb" style:font-style-asian="normal" style:font-style-complex="normal"/>
    </style:style>
    <style:style style:name="T344" style:family="text">
      <style:text-properties style:font-name="sans-serif" fo:language="es" fo:country="MX" fo:font-style="normal" officeooo:rsid="00ba14d4" style:font-style-asian="normal" style:font-style-complex="normal"/>
    </style:style>
    <style:style style:name="T345" style:family="text">
      <style:text-properties officeooo:rsid="006cc7a4"/>
    </style:style>
    <style:style style:name="T346" style:family="text">
      <style:text-properties officeooo:rsid="006ecd97"/>
    </style:style>
    <style:style style:name="T347" style:family="text">
      <style:text-properties style:text-underline-style="none" style:font-name-asian="Songti SC" style:font-weight-asian="normal" style:font-name-complex="Arial Unicode MS1" style:font-weight-complex="normal"/>
    </style:style>
    <style:style style:name="T348" style:family="text">
      <style:text-properties style:text-underline-style="none" officeooo:rsid="0079b091" style:font-name-asian="Songti SC" style:font-weight-asian="normal" style:font-name-complex="Arial Unicode MS1" style:font-weight-complex="normal"/>
    </style:style>
    <style:style style:name="T349" style:family="text">
      <style:text-properties style:use-window-font-color="true" loext:opacity="0%" style:text-underline-style="none" officeooo:rsid="00ac28a4" style:font-weight-asian="normal" style:font-weight-complex="normal"/>
    </style:style>
    <style:style style:name="T350" style:family="text">
      <style:text-properties style:use-window-font-color="true" loext:opacity="0%" style:text-underline-style="none" officeooo:rsid="00cc4170" style:font-weight-asian="normal" style:font-weight-complex="normal"/>
    </style:style>
    <style:style style:name="T351" style:family="text">
      <style:text-properties style:use-window-font-color="true" loext:opacity="0%" fo:font-style="italic" style:text-underline-style="none" officeooo:rsid="00ac28a4" style:font-style-asian="italic" style:font-weight-asian="normal" style:font-style-complex="italic" style:font-weight-complex="normal"/>
    </style:style>
    <style:style style:name="T352" style:family="text">
      <style:text-properties style:use-window-font-color="true" loext:opacity="0%" officeooo:rsid="008250bc"/>
    </style:style>
    <style:style style:name="T353" style:family="text">
      <style:text-properties style:use-window-font-color="true" loext:opacity="0%" officeooo:rsid="005bd48a"/>
    </style:style>
    <style:style style:name="T354" style:family="text">
      <style:text-properties officeooo:rsid="007e5b3b"/>
    </style:style>
    <style:style style:name="T355" style:family="text">
      <style:text-properties officeooo:rsid="00819dab"/>
    </style:style>
    <style:style style:name="T356" style:family="text">
      <style:text-properties officeooo:rsid="0081f5dc"/>
    </style:style>
    <style:style style:name="T357" style:family="text">
      <style:text-properties officeooo:rsid="00841e76"/>
    </style:style>
    <style:style style:name="T358" style:family="text">
      <style:text-properties style:font-name="Liberation  Mono" officeooo:rsid="006b8591"/>
    </style:style>
    <style:style style:name="T359" style:family="text">
      <style:text-properties officeooo:rsid="008d8f5e"/>
    </style:style>
    <style:style style:name="T360" style:family="text">
      <style:text-properties officeooo:rsid="004fd333" style:font-name-asian="Songti SC" style:font-style-asian="normal" style:font-weight-asian="normal" style:font-name-complex="Arial Unicode MS1" style:font-style-complex="normal" style:font-weight-complex="normal"/>
    </style:style>
    <style:style style:name="T361" style:family="text">
      <style:text-properties officeooo:rsid="00ec2012" style:font-name-asian="Songti SC" style:font-weight-asian="bold" style:font-name-complex="Arial Unicode MS1" style:font-weight-complex="bold"/>
    </style:style>
    <style:style style:name="T362" style:family="text">
      <style:text-properties officeooo:rsid="01625bbb" style:font-name-asian="Songti SC" style:font-weight-asian="bold" style:font-name-complex="Arial Unicode MS1" style:font-weight-complex="bold"/>
    </style:style>
    <style:style style:name="T363" style:family="text">
      <style:text-properties officeooo:rsid="009d98c0" style:font-name-asian="Songti SC" style:font-weight-asian="bold" style:font-name-complex="Arial Unicode MS1" style:font-weight-complex="bold"/>
    </style:style>
    <style:style style:name="T364" style:family="text">
      <style:text-properties style:font-name-asian="Songti SC" style:font-name-complex="Arial Unicode MS1"/>
    </style:style>
    <style:style style:name="T365" style:family="text">
      <style:text-properties officeooo:rsid="009d98c0"/>
    </style:style>
    <style:style style:name="T366" style:family="text">
      <style:text-properties officeooo:rsid="00a00d16"/>
    </style:style>
    <style:style style:name="T367" style:family="text">
      <style:text-properties officeooo:rsid="00a0f2a6"/>
    </style:style>
    <style:style style:name="T368" style:family="text">
      <style:text-properties officeooo:rsid="00a90d30"/>
    </style:style>
    <style:style style:name="T369" style:family="text">
      <style:text-properties officeooo:rsid="00ac28a4"/>
    </style:style>
    <style:style style:name="T370" style:family="text">
      <style:text-properties officeooo:rsid="00ac9ac7"/>
    </style:style>
    <style:style style:name="T371" style:family="text">
      <style:text-properties fo:color="#000080" loext:opacity="100%" style:font-name="Liberation Mono1" style:text-underline-style="solid" style:text-underline-width="auto" style:text-underline-color="font-color" officeooo:rsid="00753127" style:font-weight-asian="normal" style:font-weight-complex="normal"/>
    </style:style>
    <style:style style:name="T372" style:family="text">
      <style:text-properties fo:color="#000080" loext:opacity="100%" style:text-underline-style="solid" style:text-underline-width="auto" style:text-underline-color="font-color"/>
    </style:style>
    <style:style style:name="T373" style:family="text">
      <style:text-properties fo:color="#000080" loext:opacity="100%" style:text-underline-style="solid" style:text-underline-width="auto" style:text-underline-color="font-color" officeooo:rsid="00c53a3e"/>
    </style:style>
    <style:style style:name="T374" style:family="text">
      <style:text-properties fo:color="#000080" loext:opacity="100%" style:text-underline-style="solid" style:text-underline-width="auto" style:text-underline-color="font-color" officeooo:rsid="0081f5dc"/>
    </style:style>
    <style:style style:name="T375" style:family="text">
      <style:text-properties officeooo:rsid="00bc09ea"/>
    </style:style>
    <style:style style:name="T376" style:family="text">
      <style:text-properties officeooo:rsid="00c2bf16"/>
    </style:style>
    <style:style style:name="T377" style:family="text">
      <style:text-properties officeooo:rsid="00c985a9"/>
    </style:style>
    <style:style style:name="T378" style:family="text">
      <style:text-properties officeooo:rsid="00cfa8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bookmark-start text:name="__RefHeading___Toc2347_3294978059"/><text:span text:style-name="T157">Funciones para crear </text:span><text:span text:style-name="T158">o verificar</text:span><text:span text:style-name="T157"> v</text:span><text:span text:style-name="T159">ectores </text:span><text:span text:style-name="T160">de tipo</text:span><text:span text:style-name="T159"> </text:span><text:span text:style-name="T163">complejo</text:span><text:span text:style-name="T161"> </text:span><text:span text:style-name="T162">y para realizar operaciones básicas de aritmética compleja</text:span><text:bookmark-end text:name="__RefHeading___Toc2347_3294978059"/></text:h>
      <text:h text:style-name="P70" text:outline-level="2"><text:bookmark-start text:name="__RefHeading___Toc2349_3294978059"/>1. Descripción<text:bookmark-end text:name="__RefHeading___Toc2349_3294978059"/></text:h>
      <text:p text:style-name="P59"><text:span text:style-name="T273">La función </text:span><text:span text:style-name="T4">complex</text:span><text:span text:style-name="T3">()</text:span><text:span text:style-name="T273"> crea</text:span><text:span text:style-name="T274">rá</text:span><text:span text:style-name="T273"> </text:span><text:span text:style-name="T275">un vector </text:span><text:span text:style-name="T276">de tipo </text:span><text:span text:style-name="T277">complejo</text:span><text:span text:style-name="T273"> </text:span><text:span text:style-name="Source_20_Text"><text:span text:style-name="T278">cuyos elementos</text:span></text:span><text:span text:style-name="Source_20_Text"><text:span text:style-name="T282"> </text:span></text:span><text:span text:style-name="Source_20_Text"><text:span text:style-name="T279">almacenará</text:span></text:span><text:span text:style-name="Source_20_Text"><text:span text:style-name="T281">n</text:span></text:span><text:span text:style-name="Source_20_Text"><text:span text:style-name="T283"> </text:span></text:span><text:span text:style-name="Source_20_Text"><text:span text:style-name="T284">valores </text:span></text:span><text:span text:style-name="Source_20_Text"><text:span text:style-name="T288">que represent</text:span></text:span><text:span text:style-name="Source_20_Text"><text:span text:style-name="T289">e</text:span></text:span><text:span text:style-name="Source_20_Text"><text:span text:style-name="T288">n números </text:span></text:span><text:span text:style-name="Source_20_Text"><text:span text:style-name="T280">complejos</text:span></text:span><text:span text:style-name="Source_20_Text"><text:span text:style-name="T284">, </text:span></text:span><text:span text:style-name="Source_20_Text"><text:span text:style-name="T285">valores no disponibles </text:span></text:span><text:span text:style-name="Source_20_Text"><text:span text:style-name="T286">(</text:span></text:span><text:span text:style-name="Source_20_Text"><text:span text:style-name="T5">NA</text:span></text:span><text:span text:style-name="Source_20_Text"><text:span text:style-name="T286">) </text:span></text:span><text:span text:style-name="Source_20_Text"><text:span text:style-name="T290">y valores no numéricos (</text:span></text:span><text:span text:style-name="Source_20_Text"><text:span text:style-name="T6">NaN</text:span></text:span><text:span text:style-name="Source_20_Text"><text:span text:style-name="T290">)</text:span></text:span><text:span text:style-name="Source_20_Text"><text:span text:style-name="T287">. </text:span></text:span></text:p>
      <text:p text:style-name="P36"><text:span text:style-name="Source_20_Text"><text:span text:style-name="T299">La función </text:span></text:span><text:span text:style-name="Source_20_Text"><text:span text:style-name="T316">as.</text:span></text:span><text:span text:style-name="Source_20_Text"><text:span text:style-name="T319">complex</text:span></text:span><text:span text:style-name="Source_20_Text"><text:span text:style-name="T316">()</text:span></text:span><text:span text:style-name="Source_20_Text"><text:span text:style-name="T299"> </text:span></text:span><text:span text:style-name="Source_20_Text"><text:span text:style-name="T300">intentará</text:span></text:span><text:span text:style-name="Source_20_Text"><text:span text:style-name="T299"> </text:span></text:span><text:span text:style-name="Source_20_Text"><text:span text:style-name="T308">convertir</text:span></text:span><text:span text:style-name="Source_20_Text"><text:span text:style-name="T301"> </text:span></text:span><text:span text:style-name="Source_20_Text"><text:span text:style-name="T302">cualquier </text:span></text:span><text:span text:style-name="Source_20_Text"><text:span text:style-name="T309">objeto</text:span></text:span><text:span text:style-name="Source_20_Text"><text:span text:style-name="T299"> </text:span></text:span><text:span text:style-name="Source_20_Text"><text:span text:style-name="T308">en</text:span></text:span><text:span text:style-name="Source_20_Text"><text:span text:style-name="T310"> </text:span></text:span><text:span text:style-name="Source_20_Text"><text:span text:style-name="T311">un vector de</text:span></text:span><text:span text:style-name="Source_20_Text"><text:span text:style-name="T299"> </text:span></text:span><text:span text:style-name="Source_20_Text"><text:span text:style-name="T312">tipo</text:span></text:span><text:span text:style-name="Source_20_Text"><text:span text:style-name="T299"> </text:span></text:span><text:span text:style-name="Source_20_Text"><text:span text:style-name="T314">complejo</text:span></text:span><text:span text:style-name="Source_20_Text"><text:span text:style-name="T299">. </text:span></text:span><text:span text:style-name="Source_20_Text"><text:span text:style-name="T313">Por su parte</text:span></text:span><text:span text:style-name="Source_20_Text"><text:span text:style-name="T299">, </text:span></text:span><text:span text:style-name="Source_20_Text"><text:span text:style-name="T303">la función</text:span></text:span><text:span text:style-name="Source_20_Text"><text:span text:style-name="T299"> </text:span></text:span><text:span text:style-name="Source_20_Text"><text:span text:style-name="T305">i</text:span></text:span><text:span text:style-name="Source_20_Text"><text:span text:style-name="T318">s</text:span></text:span><text:span text:style-name="Source_20_Text"><text:span text:style-name="T316">.</text:span></text:span><text:span text:style-name="Source_20_Text"><text:span text:style-name="T319">complex</text:span></text:span><text:span text:style-name="Source_20_Text"><text:span text:style-name="T317">()</text:span></text:span><text:span text:style-name="Source_20_Text"><text:span text:style-name="T304"> verifica</text:span></text:span><text:span text:style-name="Source_20_Text"><text:span text:style-name="T300">rá</text:span></text:span><text:span text:style-name="Source_20_Text"><text:span text:style-name="T304"> si un objeto es de </text:span></text:span><text:span text:style-name="Source_20_Text"><text:span text:style-name="T312">tipo</text:span></text:span><text:span text:style-name="Source_20_Text"><text:span text:style-name="T304"> </text:span></text:span><text:span text:style-name="Source_20_Text"><text:span text:style-name="T314">complejo</text:span></text:span><text:span text:style-name="Source_20_Text"><text:span text:style-name="T304">.</text:span></text:span></text:p>
      <text:p text:style-name="P37"><text:span text:style-name="Source_20_Text"><text:span text:style-name="T306">L</text:span></text:span><text:span text:style-name="Source_20_Text"><text:span text:style-name="T307">os operadores aritméticos básicos </text:span></text:span><text:span text:style-name="Source_20_Text"><text:span text:style-name="T306">(</text:span></text:span><text:span text:style-name="Source_20_Text"><text:span text:style-name="T317">+</text:span></text:span><text:span text:style-name="Source_20_Text"><text:span text:style-name="T304">, </text:span></text:span><text:span text:style-name="Source_20_Text"><text:span text:style-name="T317">-</text:span></text:span><text:span text:style-name="Source_20_Text"><text:span text:style-name="T304">, </text:span></text:span><text:span text:style-name="Source_20_Text"><text:span text:style-name="T317">*</text:span></text:span><text:span text:style-name="Source_20_Text"><text:span text:style-name="T304">, </text:span></text:span><text:span text:style-name="Source_20_Text"><text:span text:style-name="T317">/</text:span></text:span><text:span text:style-name="Source_20_Text"><text:span text:style-name="T304"> </text:span></text:span><text:span text:style-name="Source_20_Text"><text:span text:style-name="T315">y </text:span></text:span><text:span text:style-name="Source_20_Text"><text:span text:style-name="T322">^</text:span></text:span><text:span text:style-name="Source_20_Text"><text:span text:style-name="T306">) </text:span></text:span><text:span text:style-name="Source_20_Text"><text:span text:style-name="T320">en </text:span></text:span><text:span text:style-name="Source_20_Text"><text:span text:style-name="T27">R</text:span></text:span><text:span text:style-name="Source_20_Text"><text:span text:style-name="T306"> admiten la realización de</text:span></text:span><text:span text:style-name="Source_20_Text"><text:span text:style-name="T320"> operaciones con números complejos. </text:span></text:span><text:span text:style-name="Source_20_Text"><text:span text:style-name="T321">Por su parte, </text:span></text:span><text:span text:style-name="Source_20_Text"><text:span text:style-name="T306">l</text:span></text:span><text:span text:style-name="Source_20_Text"><text:span text:style-name="T307">as</text:span></text:span><text:span text:style-name="Source_20_Text"><text:span text:style-name="T320"> funciones </text:span></text:span><text:span text:style-name="Source_20_Text"><text:span text:style-name="T317">Re()</text:span></text:span><text:span text:style-name="Source_20_Text"><text:span text:style-name="T320">, </text:span></text:span><text:span text:style-name="Source_20_Text"><text:span text:style-name="T317">Im()</text:span></text:span><text:span text:style-name="Source_20_Text"><text:span text:style-name="T320">, </text:span></text:span><text:span text:style-name="Source_20_Text"><text:span text:style-name="T317">Mod()</text:span></text:span><text:span text:style-name="Source_20_Text"><text:span text:style-name="T320">, </text:span></text:span><text:span text:style-name="Source_20_Text"><text:span text:style-name="T317">Arg()</text:span></text:span><text:span text:style-name="Source_20_Text"><text:span text:style-name="T320"> y </text:span></text:span><text:span text:style-name="Source_20_Text"><text:span text:style-name="T317">Conj()</text:span></text:span><text:span text:style-name="Source_20_Text"><text:span text:style-name="T320"> son funciones básicas que permiten </text:span></text:span><text:span text:style-name="Source_20_Text"><text:span text:style-name="T321">extraer los distintos valores que componen a un número complejo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Contenido</text:p>
          </text:index-title>
          <text:p text:style-name="P71"><text:a xlink:type="simple" xlink:href="#__RefHeading___Toc2347_3294978059" text:style-name="Index_20_Link" text:visited-style-name="Index_20_Link"><text:span text:style-name="T270">Funciones para crear o verificar vectores de tipo </text:span></text:a><text:a xlink:type="simple" xlink:href="#__RefHeading___Toc2347_3294978059" text:style-name="Index_20_Link" text:visited-style-name="Index_20_Link"><text:span text:style-name="T272">complejo</text:span></text:a><text:a xlink:type="simple" xlink:href="#__RefHeading___Toc2347_3294978059" text:style-name="Index_20_Link" text:visited-style-name="Index_20_Link"><text:span text:style-name="T271"> y para realizar operaciones básicas de aritmética compleja</text:span></text:a><text:a xlink:type="simple" xlink:href="#__RefHeading___Toc2347_3294978059" text:style-name="Index_20_Link" text:visited-style-name="Index_20_Link"><text:span text:style-name="T267"><text:tab/>1</text:span></text:a></text:p>
          <text:p text:style-name="P72"><text:a xlink:type="simple" xlink:href="#__RefHeading___Toc2349_3294978059" text:style-name="Index_20_Link" text:visited-style-name="Index_20_Link"><text:span text:style-name="T267">1. Descripción<text:tab/>1</text:span></text:a></text:p>
          <text:p text:style-name="P72"><text:a xlink:type="simple" xlink:href="#__RefHeading___Toc2351_3294978059" text:style-name="Index_20_Link" text:visited-style-name="Index_20_Link"><text:span text:style-name="T267">2. Forma de uso o sintaxis<text:tab/>1</text:span></text:a></text:p>
          <text:p text:style-name="P72"><text:a xlink:type="simple" xlink:href="#__RefHeading___Toc2353_3294978059" text:style-name="Index_20_Link" text:visited-style-name="Index_20_Link"><text:span text:style-name="T267">3. Argumentos<text:tab/>2</text:span></text:a></text:p>
          <text:p text:style-name="P72"><text:a xlink:type="simple" xlink:href="#__RefHeading___Toc2355_3294978059" text:style-name="Index_20_Link" text:visited-style-name="Index_20_Link"><text:span text:style-name="T267">4. Detalles<text:tab/>2</text:span></text:a></text:p>
          <text:p text:style-name="P72"><text:a xlink:type="simple" xlink:href="#__RefHeading___Toc25182_4229545787" text:style-name="Index_20_Link" text:visited-style-name="Index_20_Link"><text:span text:style-name="T267">5. Valor devuelto<text:tab/>4</text:span></text:a></text:p>
          <text:p text:style-name="P72"><text:a xlink:type="simple" xlink:href="#__RefHeading___Toc2357_3294978059" text:style-name="Index_20_Link" text:visited-style-name="Index_20_Link"><text:span text:style-name="T267">6. Métodos de S4<text:tab/>5</text:span></text:a></text:p>
          <text:p text:style-name="P72"><text:a xlink:type="simple" xlink:href="#__RefHeading___Toc2359_3294978059" text:style-name="Index_20_Link" text:visited-style-name="Index_20_Link"><text:span text:style-name="T267">7. Nota<text:tab/>5</text:span></text:a></text:p>
          <text:p text:style-name="P72"><text:a xlink:type="simple" xlink:href="#__RefHeading___Toc2361_3294978059" text:style-name="Index_20_Link" text:visited-style-name="Index_20_Link"><text:span text:style-name="T267">8. Almacenamiento de números complejos<text:tab/>5</text:span></text:a></text:p>
          <text:p text:style-name="P72"><text:a xlink:type="simple" xlink:href="#__RefHeading___Toc2363_3294978059" text:style-name="Index_20_Link" text:visited-style-name="Index_20_Link"><text:span text:style-name="T267">9. Referencias<text:tab/>6</text:span></text:a></text:p>
          <text:p text:style-name="P72"><text:a xlink:type="simple" xlink:href="#__RefHeading___Toc2365_3294978059" text:style-name="Index_20_Link" text:visited-style-name="Index_20_Link"><text:span text:style-name="T267">10. Véase también<text:tab/>6</text:span></text:a></text:p>
          <text:p text:style-name="P72"><text:a xlink:type="simple" xlink:href="#__RefHeading___Toc2367_3294978059" text:style-name="Index_20_Link" text:visited-style-name="Index_20_Link"><text:span text:style-name="T267">11. Ejemplos<text:tab/>6</text:span></text:a></text:p>
          <text:p text:style-name="P73"><text:a xlink:type="simple" xlink:href="#__RefHeading___Toc25205_601986801" text:style-name="Index_20_Link" text:visited-style-name="Index_20_Link"><text:span text:style-name="T267">1. complex()<text:tab/>6</text:span></text:a></text:p>
          <text:p text:style-name="P73"><text:a xlink:type="simple" xlink:href="#__RefHeading___Toc7309_360516831" text:style-name="Index_20_Link" text:visited-style-name="Index_20_Link"><text:span text:style-name="T267">2. as.complex()<text:tab/>7</text:span></text:a></text:p>
          <text:p text:style-name="P73"><text:a xlink:type="simple" xlink:href="#__RefHeading___Toc7311_360516831" text:style-name="Index_20_Link" text:visited-style-name="Index_20_Link"><text:span text:style-name="T267">3. is.complex()<text:tab/>7</text:span></text:a></text:p>
          <text:p text:style-name="P73"><text:a xlink:type="simple" xlink:href="#__RefHeading___Toc25207_601986801" text:style-name="Index_20_Link" text:visited-style-name="Index_20_Link"><text:span text:style-name="T267">4. Re()<text:tab/>7</text:span></text:a></text:p>
          <text:p text:style-name="P73"><text:a xlink:type="simple" xlink:href="#__RefHeading___Toc7309_3605168311" text:style-name="Index_20_Link" text:visited-style-name="Index_20_Link"><text:span text:style-name="T267">5. Im()<text:tab/>7</text:span></text:a></text:p>
          <text:p text:style-name="P73"><text:a xlink:type="simple" xlink:href="#__RefHeading___Toc25186_4229545787" text:style-name="Index_20_Link" text:visited-style-name="Index_20_Link"><text:span text:style-name="T267">6. Mod()<text:tab/>7</text:span></text:a></text:p>
          <text:p text:style-name="P73"><text:a xlink:type="simple" xlink:href="#__RefHeading___Toc7309_36051683111" text:style-name="Index_20_Link" text:visited-style-name="Index_20_Link"><text:span text:style-name="T267">7. Arg()<text:tab/>7</text:span></text:a></text:p>
          <text:p text:style-name="P73"><text:a xlink:type="simple" xlink:href="#__RefHeading___Toc25188_4229545787" text:style-name="Index_20_Link" text:visited-style-name="Index_20_Link"><text:span text:style-name="T267">8. Conj()<text:tab/>7</text:span></text:a></text:p>
          <text:p text:style-name="P72"><text:a xlink:type="simple" xlink:href="#__RefHeading___Toc7353_3544477882" text:style-name="Index_20_Link" text:visited-style-name="Index_20_Link"><text:span text:style-name="T267">13. Sobre la traducción<text:tab/>7</text:span></text:a></text:p>
        </text:index-body>
      </text:table-of-content>
      <text:h text:style-name="P70" text:outline-level="2"><text:bookmark-start text:name="__RefHeading___Toc2351_3294978059"/>2. Forma de uso o sintaxis<text:bookmark-end text:name="__RefHeading___Toc2351_3294978059"/></text:h>
      <text:p text:style-name="P23"><text:tab/>complex(length.out = 0, real = numeric(), imaginary = numeric(),</text:p>
      <text:p text:style-name="P26"><text:s text:c="8"/><text:tab/><text:span text:style-name="T297">modulus = 1, argument = 0)</text:span></text:p>
      <text:p text:style-name="P24"><text:tab/>as.complex(x, ...)</text:p>
      <text:p text:style-name="P24"><text:tab/>is.complex(x)</text:p>
      <text:p text:style-name="P57"><text:tab/></text:p>
      <text:p text:style-name="P24"><text:tab/>Re(z)</text:p>
      <text:p text:style-name="P24"><text:tab/>Im(z)</text:p>
      <text:p text:style-name="P24"><text:soft-page-break/><text:tab/>Mod(z)</text:p>
      <text:p text:style-name="P24"><text:tab/>Arg(z)</text:p>
      <text:p text:style-name="P25"><text:tab/>Conj(z)</text:p>
      <text:h text:style-name="P70" text:outline-level="2"><text:bookmark-start text:name="__RefHeading___Toc2353_3294978059"/>3. Argumentos<text:bookmark-end text:name="__RefHeading___Toc2353_3294978059"/></text:h>
      <text:p text:style-name="P14">Tabl<text:span text:style-name="T334">a</text:span> <text:sequence text:ref-name="refTable0" text:name="Table" text:formula="ooow:Table+1" style:num-format="1">1</text:sequence>. Argumentos para las funciones de creación, verificación o de extracción de partes de números complej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40569810136464">
          <table:table-cell table:style-name="Table2.A1" office:value-type="string">
            <text:p text:style-name="P3">Argumento</text:p>
          </table:table-cell>
          <table:table-cell table:style-name="Table2.A1" office:value-type="string">
            <text:p text:style-name="P4">Valor esperado</text:p>
          </table:table-cell>
          <table:table-cell table:style-name="Table2.A1" office:value-type="string">
            <text:p text:style-name="P4">Descripción</text:p>
          </table:table-cell>
        </table:table-row>
        <table:table-row table:style-name="TableLine140569719044736">
          <table:table-cell table:style-name="Table2.A2" office:value-type="string">
            <text:p text:style-name="Table_20_Contents"><text:span text:style-name="Source_20_Text"><text:span text:style-name="T7">length.out</text:span></text:span></text:p>
            <text:p text:style-name="P15"><text:span text:style-name="Source_20_Text"><text:span text:style-name="T26">extensión</text:span></text:span></text:p>
          </table:table-cell>
          <table:table-cell table:style-name="Table2.B2" office:value-type="string">
            <text:p text:style-name="P6">Un valor numérico.</text:p>
          </table:table-cell>
          <table:table-cell table:style-name="Table2.B2" office:value-type="string">
            <text:p text:style-name="P11"><text:span text:style-name="T336">Determina l</text:span><text:span text:style-name="T337">a e</text:span><text:span text:style-name="T338">xtensión deseada del vector </text:span><text:span text:style-name="T340">creado</text:span><text:span text:style-name="T338">, es decir, el número de elementos que almacenará. </text:span><text:span text:style-name="T339">El argumento de extensión aceptará números enteros no negativos. Los valores continuos o con decimales serán convertidos a entero</text:span><text:span text:style-name="T341">s. Si se aportan</text:span><text:span text:style-name="T339"> dos </text:span><text:span text:style-name="T341">o más</text:span><text:span text:style-name="T339"> valores </text:span><text:span text:style-name="T341">se </text:span><text:span text:style-name="T342">tendrá</text:span><text:span text:style-name="T341"> en cuenta </text:span><text:span text:style-name="T342">solo </text:span><text:span text:style-name="T344">a</text:span><text:span text:style-name="T343">l</text:span><text:span text:style-name="T341"> primero</text:span><text:span text:style-name="T339">.</text:span><text:span text:style-name="T328"> </text:span><text:span text:style-name="T345">L</text:span><text:span text:style-name="T346">os</text:span><text:span text:style-name="T328"> argumentos de entrada será</text:span><text:span text:style-name="T329">n reciclad</text:span><text:span text:style-name="T335">o</text:span><text:span text:style-name="T329">s conforme sea necesario.</text:span></text:p>
          </table:table-cell>
        </table:table-row>
        <table:table-row table:style-name="TableLine140569718866080">
          <table:table-cell table:style-name="Table2.A2" office:value-type="string">
            <text:p text:style-name="Table_20_Contents"><text:span text:style-name="Source_20_Text"><text:span text:style-name="T7">real</text:span></text:span></text:p>
            <text:p text:style-name="P15"><text:span text:style-name="Source_20_Text"><text:span text:style-name="T26">real</text:span></text:span></text:p>
          </table:table-cell>
          <table:table-cell table:style-name="Table2.B2" office:value-type="string">
            <text:p text:style-name="P6">Un vector numérico.</text:p>
          </table:table-cell>
          <table:table-cell table:style-name="Table2.B2" office:value-type="string">
            <text:p text:style-name="P5"><text:span text:style-name="T329">Un </text:span><text:span text:style-name="T332">vector de números reales </text:span><text:span text:style-name="T329">que </text:span><text:span text:style-name="T332">será utilizado para construir la</text:span><text:span text:style-name="T329"> parte real de número</text:span><text:span text:style-name="T346">s</text:span><text:span text:style-name="T329"> complejo</text:span><text:span text:style-name="T346">s</text:span><text:span text:style-name="T329">. </text:span><text:span text:style-name="T357">Es</text:span><text:span text:style-name="T335"> </text:span><text:span text:style-name="T357">complementario al argumento</text:span><text:span text:style-name="T335"> </text:span><text:span text:style-name="T12">imaginary</text:span><text:span text:style-name="T335">.</text:span></text:p>
          </table:table-cell>
        </table:table-row>
        <table:table-row table:style-name="TableLine140569718865120">
          <table:table-cell table:style-name="Table2.A2" office:value-type="string">
            <text:p text:style-name="Table_20_Contents"><text:span text:style-name="Source_20_Text"><text:span text:style-name="T8">i</text:span></text:span><text:span text:style-name="Source_20_Text"><text:span text:style-name="T7">maginary</text:span></text:span></text:p>
            <text:p text:style-name="P15"><text:span text:style-name="Source_20_Text"><text:span text:style-name="T26">imaginaria</text:span></text:span></text:p>
          </table:table-cell>
          <table:table-cell table:style-name="Table2.B2" office:value-type="string">
            <text:p text:style-name="P6">Un vector numérico.</text:p>
          </table:table-cell>
          <table:table-cell table:style-name="Table2.B2" office:value-type="string">
            <text:p text:style-name="P9"><text:span text:style-name="T329">Un </text:span><text:span text:style-name="T332">vector de números reales</text:span><text:span text:style-name="T329"> que </text:span><text:span text:style-name="T332">que será utilizado para construir la parte</text:span><text:span text:style-name="T329"> imaginaria </text:span><text:span text:style-name="T332">de</text:span><text:span text:style-name="T329"> número</text:span><text:span text:style-name="T346">s</text:span><text:span text:style-name="T329"> complejo</text:span><text:span text:style-name="T346">s</text:span><text:span text:style-name="T329">. </text:span><text:span text:style-name="T357">Es</text:span><text:span text:style-name="T335"> </text:span><text:span text:style-name="T357">complementario al argumento</text:span><text:span text:style-name="T335"> </text:span><text:span text:style-name="T12">real</text:span><text:span text:style-name="T335">.</text:span></text:p>
          </table:table-cell>
        </table:table-row>
        <table:table-row table:style-name="TableLine140569718865392">
          <table:table-cell table:style-name="Table2.A2" office:value-type="string">
            <text:p text:style-name="Table_20_Contents"><text:span text:style-name="Source_20_Text"><text:span text:style-name="T7">modulus</text:span></text:span></text:p>
            <text:p text:style-name="P15"><text:span text:style-name="Source_20_Text"><text:span text:style-name="T26">módulo</text:span></text:span></text:p>
          </table:table-cell>
          <table:table-cell table:style-name="Table2.B2" office:value-type="string">
            <text:p text:style-name="P6">Un vector numérico.</text:p>
          </table:table-cell>
          <table:table-cell table:style-name="Table2.B2" office:value-type="string">
            <text:p text:style-name="P10"><text:span text:style-name="T329">Un </text:span><text:span text:style-name="T333">vector</text:span><text:span text:style-name="T329"> </text:span><text:span text:style-name="T333">de números reales</text:span><text:span text:style-name="T329"> que indicará, en el plano de Argand, la distancia de </text:span><text:span text:style-name="T331">la recta </text:span><text:span text:style-name="T357">que va del</text:span><text:span text:style-name="T329"> origen al punto. Si se aporta este argumento se ignorarán los argumentos </text:span><text:span text:style-name="T333">de</text:span><text:span text:style-name="T329"> </text:span><text:span text:style-name="T10">real</text:span><text:span text:style-name="T291"> e </text:span><text:span text:style-name="T10">imaginary</text:span><text:span text:style-name="T329">. </text:span><text:span text:style-name="T357">Es</text:span><text:span text:style-name="T335"> </text:span><text:span text:style-name="T357">complementario</text:span><text:span text:style-name="T335"> </text:span><text:span text:style-name="T357">al argumento</text:span><text:span text:style-name="T335"> </text:span><text:span text:style-name="T358">argument</text:span><text:span text:style-name="T335">.</text:span></text:p>
          </table:table-cell>
        </table:table-row>
        <table:table-row table:style-name="TableLine140569718866800">
          <table:table-cell table:style-name="Table2.A2" office:value-type="string">
            <text:p text:style-name="Table_20_Contents"><text:span text:style-name="Source_20_Text"><text:span text:style-name="T7">argument</text:span></text:span></text:p>
            <text:p text:style-name="P16"><text:span text:style-name="Source_20_Text"><text:span text:style-name="T25">argumento</text:span></text:span></text:p>
          </table:table-cell>
          <table:table-cell table:style-name="Table2.B2" office:value-type="string">
            <text:p text:style-name="P6">Un vector numérico.</text:p>
          </table:table-cell>
          <table:table-cell table:style-name="Table2.B2" office:value-type="string">
            <text:p text:style-name="P5"><text:span text:style-name="T329">Un número que indica</text:span><text:span text:style-name="T331">rá</text:span><text:span text:style-name="T329"> el ángulo, </text:span><text:span text:style-name="T330">en términos de </text:span><text:span text:style-name="T330"><draw:frame draw:style-name="fr2" draw:name="Object18" text:anchor-type="as-char" svg:y="-0.222cm" svg:width="0.499cm" svg:height="0.247cm" draw:z-index="7"><draw:object xlink:href="./Object 18" xlink:type="simple" xlink:show="embed" xlink:actuate="onLoad"/><draw:image xlink:href="./ObjectReplacements/Object 18" xlink:type="simple" xlink:show="embed" xlink:actuate="onLoad"/></draw:frame></text:span><text:span text:style-name="T330">, </text:span><text:span text:style-name="T329">que existe entr</text:span><text:span text:style-name="T375">e</text:span><text:span text:style-name="T329"> la recta de origen al punto y el eje de las abscisas en el plano de Argand. </text:span><text:span text:style-name="T357">Es complementario al argumento </text:span><text:span text:style-name="T12">modulus</text:span><text:span text:style-name="T335">.</text:span></text:p>
          </table:table-cell>
        </table:table-row>
        <table:table-row table:style-name="TableLine140569718867072">
          <table:table-cell table:style-name="Table2.A2" office:value-type="string">
            <text:p text:style-name="Table_20_Contents"><text:span text:style-name="Source_20_Text"><text:span text:style-name="T7">X</text:span></text:span></text:p>
            <text:p text:style-name="P16"><text:span text:style-name="Source_20_Text"><text:span text:style-name="T25">x</text:span></text:span></text:p>
          </table:table-cell>
          <table:table-cell table:style-name="Table2.B2" office:value-type="string">
            <text:p text:style-name="P6">Un objeto.</text:p>
          </table:table-cell>
          <table:table-cell table:style-name="Table2.B2" office:value-type="string">
            <text:p text:style-name="P8">Un objeto que <text:span text:style-name="T334">contendrá</text:span> números o caracteres interpretables en formato complejo.</text:p>
          </table:table-cell>
        </table:table-row>
        <table:table-row table:style-name="TableLine140569718867344">
          <table:table-cell table:style-name="Table2.A2" office:value-type="string">
            <text:p text:style-name="Table_20_Contents"><text:span text:style-name="Source_20_Text"><text:span text:style-name="T7">Z</text:span></text:span></text:p>
            <text:p text:style-name="P15"><text:span text:style-name="Source_20_Text"><text:span text:style-name="T26">z</text:span></text:span></text:p>
          </table:table-cell>
          <table:table-cell table:style-name="Table2.B2" office:value-type="string">
            <text:p text:style-name="P6">Un <text:span text:style-name="T369">objeto de modo complejo</text:span>.</text:p>
          </table:table-cell>
          <table:table-cell table:style-name="Table2.B2" office:value-type="string">
            <text:p text:style-name="P58"><text:span text:style-name="T268">Un objeto de modo complejo o uno de una clase para la </text:span><text:span text:style-name="T269">cual</text:span><text:span text:style-name="T268"> métodos </text:span><text:span text:style-name="T269">de tipo complejo</text:span><text:span text:style-name="T268"> han sido definidos.</text:span></text:p>
          </table:table-cell>
        </table:table-row>
        <table:table-row table:style-name="TableLine140569718868144">
          <table:table-cell table:style-name="Table2.A9" office:value-type="string">
            <text:p text:style-name="Table_20_Contents"><text:span text:style-name="Source_20_Text"><text:span text:style-name="T7">...</text:span></text:span></text:p>
            <text:p text:style-name="P15"><text:span text:style-name="Source_20_Text"><text:span text:style-name="T26">más.argumentos</text:span></text:span></text:p>
          </table:table-cell>
          <table:table-cell table:style-name="Table2.A9" office:value-type="string">
            <text:p text:style-name="P6">Otros argumentos.</text:p>
          </table:table-cell>
          <table:table-cell table:style-name="Table2.A9" office:value-type="string">
            <text:p text:style-name="P7">Otros argumentos pasados desde o hacia otros métodos.</text:p>
          </table:table-cell>
        </table:table-row>
      </table:table>
      <text:h text:style-name="P70" text:outline-level="2"><text:bookmark-start text:name="__RefHeading___Toc2355_3294978059"/>4. Detalles<text:bookmark-end text:name="__RefHeading___Toc2355_3294978059"/></text:h>
      <text:p text:style-name="P41"><text:span text:style-name="Source_20_Text"><text:span text:style-name="T111">Las funciones </text:span></text:span><text:span text:style-name="Source_20_Text"><text:span text:style-name="T164">complex</text:span></text:span><text:span text:style-name="Source_20_Text"><text:span text:style-name="T165">()</text:span></text:span><text:span text:style-name="Source_20_Text"><text:span text:style-name="T111"> y </text:span></text:span><text:span text:style-name="Source_20_Text"><text:span text:style-name="T165">as.</text:span></text:span><text:span text:style-name="Source_20_Text"><text:span text:style-name="T164">complex</text:span></text:span><text:span text:style-name="Source_20_Text"><text:span text:style-name="T165">()</text:span></text:span><text:span text:style-name="Source_20_Text"><text:span text:style-name="T111"> crea</text:span></text:span><text:span text:style-name="Source_20_Text"><text:span text:style-name="T112">rán</text:span></text:span><text:span text:style-name="Source_20_Text"><text:span text:style-name="T111"> vectores </text:span></text:span><text:span text:style-name="Source_20_Text"><text:span text:style-name="T152">complejos</text:span></text:span><text:span text:style-name="Source_20_Text"><text:span text:style-name="T113">, es decir, vectores cuyo </text:span></text:span><text:span text:style-name="Source_20_Text"><text:span text:style-name="T232">modo de almacenamiento específico</text:span></text:span><text:span text:style-name="Source_20_Text"><text:span text:style-name="T113"> tendrá </text:span></text:span><text:span text:style-name="Source_20_Text"><text:span text:style-name="T129">la etiqueta</text:span></text:span><text:span text:style-name="Source_20_Text"><text:span text:style-name="T111"> </text:span></text:span><text:span text:style-name="Source_20_Text"><text:span text:style-name="T190">"</text:span></text:span><text:span text:style-name="Source_20_Text"><text:span text:style-name="T191">complex</text:span></text:span><text:span text:style-name="Source_20_Text"><text:span text:style-name="T190">"</text:span></text:span><text:span text:style-name="Source_20_Text"><text:span text:style-name="T114">.</text:span></text:span><text:span text:style-name="Source_20_Text"><text:span text:style-name="T111"> </text:span></text:span><text:span text:style-name="Source_20_Text"><text:span text:style-name="T115">El </text:span></text:span><text:span text:style-name="Source_20_Text"><text:span text:style-name="T237">modo</text:span></text:span><text:span text:style-name="Source_20_Text"><text:span text:style-name="T233"> </text:span></text:span><text:span text:style-name="Source_20_Text"><text:span text:style-name="T238">específico</text:span></text:span><text:span text:style-name="Source_20_Text"><text:span text:style-name="T234"> </text:span></text:span><text:span text:style-name="Source_20_Text"><text:span text:style-name="T190">"</text:span></text:span><text:span text:style-name="Source_20_Text"><text:span text:style-name="T191">complex</text:span></text:span><text:span text:style-name="Source_20_Text"><text:span text:style-name="T190">"</text:span></text:span><text:span text:style-name="Source_20_Text"><text:span text:style-name="T114"> </text:span></text:span><text:span text:style-name="Source_20_Text"><text:span text:style-name="T130">es</text:span></text:span><text:span text:style-name="Source_20_Text"><text:span text:style-name="T131"> </text:span></text:span><text:span text:style-name="Source_20_Text"><text:span text:style-name="T132">el</text:span></text:span><text:span text:style-name="Source_20_Text"><text:span text:style-name="T131"> ú</text:span></text:span><text:span text:style-name="Source_20_Text"><text:span text:style-name="T133">nico </text:span></text:span><text:span text:style-name="Source_20_Text"><text:span text:style-name="T134">en</text:span></text:span><text:span text:style-name="Source_20_Text"><text:span text:style-name="T135"> </text:span></text:span><text:span text:style-name="Source_20_Text"><text:span text:style-name="T259">R</text:span></text:span><text:span text:style-name="Source_20_Text"><text:span text:style-name="T131"> </text:span></text:span><text:span text:style-name="Source_20_Text"><text:span text:style-name="T136">destinado </text:span></text:span><text:span text:style-name="Source_20_Text"><text:span text:style-name="T137">a</text:span></text:span><text:span text:style-name="Source_20_Text"><text:span text:style-name="T138"> </text:span></text:span><text:span text:style-name="Source_20_Text"><text:span text:style-name="T140">representar números </text:span></text:span><text:span text:style-name="Source_20_Text"><text:span text:style-name="T148">complejos</text:span></text:span><text:span text:style-name="Source_20_Text"><text:span text:style-name="T141">. </text:span></text:span><text:span text:style-name="Source_20_Text"><text:span text:style-name="T142">E</text:span></text:span><text:span text:style-name="Source_20_Text"><text:span text:style-name="T141">ste formato </text:span></text:span><text:span text:style-name="Source_20_Text"><text:span text:style-name="T142">permit</text:span></text:span><text:span text:style-name="Source_20_Text"><text:span text:style-name="T143">irá</text:span></text:span><text:span text:style-name="Source_20_Text"><text:span text:style-name="T142"> almacenar elementos </text:span></text:span><text:span text:style-name="Source_20_Text"><text:span text:style-name="T144">con</text:span></text:span><text:span text:style-name="Source_20_Text"><text:span text:style-name="T142"> valores que represent</text:span></text:span><text:span text:style-name="Source_20_Text"><text:span text:style-name="T145">e</text:span></text:span><text:span text:style-name="Source_20_Text"><text:span text:style-name="T142">n</text:span></text:span><text:span text:style-name="Source_20_Text"><text:span text:style-name="T146"> </text:span></text:span><text:span text:style-name="Source_20_Text"><text:span text:style-name="T131">número</text:span></text:span><text:span text:style-name="Source_20_Text"><text:span text:style-name="T139">s</text:span></text:span><text:span text:style-name="Source_20_Text"><text:span text:style-name="T131"> </text:span></text:span><text:span text:style-name="Source_20_Text"><text:span text:style-name="T156">complejos</text:span></text:span><text:span text:style-name="Source_20_Text"><text:span text:style-name="T153"> </text:span></text:span><text:span text:style-name="Source_20_Text"><text:span text:style-name="T154">del</text:span></text:span><text:span text:style-name="Source_20_Text"><text:span text:style-name="T155"> sistema de numeración decimal </text:span></text:span><text:span text:style-name="Source_20_Text"><text:span text:style-name="T153">hasta cierto nivel de </text:span></text:span><text:span text:style-name="Source_20_Text"><text:span text:style-name="T154">precisión</text:span></text:span><text:span text:style-name="Source_20_Text"><text:span text:style-name="T120">. </text:span></text:span><text:span text:style-name="Source_20_Text"><text:span text:style-name="T124">Para trabajar con números complejos el usuario deberá aportar la parte compleja explícitamente. Así, por ejemplo, </text:span></text:span><text:span text:style-name="Source_20_Text"><text:span text:style-name="T127">la operación</text:span></text:span><text:span text:style-name="Source_20_Text"><text:span text:style-name="T124"> </text:span></text:span><text:span text:style-name="Source_20_Text"><text:span text:style-name="T252">sqrt</text:span></text:span><text:span text:style-name="Source_20_Text"><text:span text:style-name="T167">(-17)</text:span></text:span><text:span text:style-name="Source_20_Text"><text:span text:style-name="T124"> devolverá un valor no numérico </text:span></text:span><text:span text:style-name="Source_20_Text"><text:span text:style-name="T125">(</text:span></text:span><text:span text:style-name="Source_20_Text"><text:span text:style-name="T253">NaN</text:span></text:span><text:span text:style-name="Source_20_Text"><text:span text:style-name="T125">)</text:span></text:span><text:span text:style-name="Source_20_Text"><text:span text:style-name="T124">, pero </text:span></text:span><text:span text:style-name="Source_20_Text"><text:span text:style-name="T167">sqrt(-17+0i)</text:span></text:span><text:span text:style-name="Source_20_Text"><text:span text:style-name="T124"> realizará los cálculos como un </text:span></text:span><text:span text:style-name="Source_20_Text"><text:span text:style-name="T149">valor</text:span></text:span><text:span text:style-name="Source_20_Text"><text:span text:style-name="T124"> complejo. </text:span></text:span><text:span text:style-name="Source_20_Text"><text:span text:style-name="T126">También </text:span></text:span><text:span text:style-name="Source_20_Text"><text:span text:style-name="T150">es posible</text:span></text:span><text:span text:style-name="Source_20_Text"><text:span text:style-name="T126"> </text:span></text:span><text:soft-page-break/><text:span text:style-name="Source_20_Text"><text:span text:style-name="T126">intentar</text:span></text:span><text:span text:style-name="Source_20_Text"><text:span text:style-name="T128">lo </text:span></text:span><text:span text:style-name="Source_20_Text"><text:span text:style-name="T151">de la forma</text:span></text:span><text:span text:style-name="Source_20_Text"><text:span text:style-name="T126"> </text:span></text:span><text:span text:style-name="Source_20_Text"><text:span text:style-name="T168">sqrt(as.complex(-17))</text:span></text:span><text:span text:style-name="Source_20_Text"><text:span text:style-name="T126"> para obtener el mismo resultado.</text:span></text:span><text:span text:style-name="Source_20_Text"><text:span text:style-name="T124"> </text:span></text:span><text:span text:style-name="Source_20_Text"><text:span text:style-name="T121">Los </text:span></text:span><text:span text:style-name="Source_20_Text"><text:span text:style-name="T141">vectores</text:span></text:span><text:span text:style-name="Source_20_Text"><text:span text:style-name="T121"> </text:span></text:span><text:span text:style-name="Source_20_Text"><text:span text:style-name="T148">complejos</text:span></text:span><text:span text:style-name="Source_20_Text"><text:span text:style-name="T121"> son un </text:span></text:span><text:span text:style-name="Source_20_Text"><text:span text:style-name="T235">tipo de vector</text:span></text:span><text:span text:style-name="Source_20_Text"><text:span text:style-name="T122"> atómico o </text:span></text:span><text:span text:style-name="Source_20_Text"><text:span text:style-name="T145">fundamental</text:span></text:span><text:span text:style-name="Source_20_Text"><text:span text:style-name="T121"> </text:span></text:span><text:span text:style-name="Source_20_Text"><text:span text:style-name="T147">de</text:span></text:span><text:span text:style-name="Source_20_Text"><text:span text:style-name="T123"> </text:span></text:span><text:span text:style-name="Source_20_Text"><text:span text:style-name="T260">R</text:span></text:span><text:span text:style-name="Source_20_Text"><text:span text:style-name="T121"> </text:span></text:span><text:span text:style-name="Source_20_Text"><text:span text:style-name="T197">y son </text:span></text:span><text:span text:style-name="Source_20_Text"><text:span text:style-name="T198">también</text:span></text:span><text:span text:style-name="Source_20_Text"><text:span text:style-name="T197"> un</text:span></text:span><text:span text:style-name="Source_20_Text"><text:span text:style-name="T199">a</text:span></text:span><text:span text:style-name="Source_20_Text"><text:span text:style-name="T197"> </text:span></text:span><text:span text:style-name="Source_20_Text"><text:span text:style-name="T239">clase</text:span></text:span><text:span text:style-name="Source_20_Text"><text:span text:style-name="T236"> de objeto</text:span></text:span><text:span text:style-name="Source_20_Text"><text:span text:style-name="T200"> </text:span></text:span><text:span text:style-name="Source_20_Text"><text:span text:style-name="T201">básic</text:span></text:span><text:span text:style-name="Source_20_Text"><text:span text:style-name="T202">a</text:span></text:span><text:span text:style-name="Source_20_Text"><text:span text:style-name="T201"> del lenguaje</text:span></text:span><text:span text:style-name="Source_20_Text"><text:span text:style-name="T203">.</text:span></text:span></text:p>
      <text:p text:style-name="P43"><text:span text:style-name="T76">Los vectores complejos podrán ser creados con la función </text:span><text:span text:style-name="T175">complex()</text:span><text:span text:style-name="T76">. El vector podrá ser especificado aportando ya sea su extensión, </text:span><text:span text:style-name="T77">las</text:span><text:span text:style-name="T76"> partes real e imaginaria </text:span><text:span text:style-name="T77">o </text:span><text:span text:style-name="T76">el </text:span><text:span text:style-name="T108">módulo</text:span><text:span text:style-name="T76"> y </text:span><text:span text:style-name="T69">el </text:span><text:span text:style-name="T108">argumento</text:span><text:span text:style-name="T102"> </text:span><text:span text:style-name="T85">(véase la sección</text:span><text:span text:style-name="T109"> Almacenamiento de números complejos</text:span><text:span text:style-name="T85">). </text:span><text:span text:style-name="T76">Si se aporta sólo </text:span><text:span text:style-name="T116">la</text:span><text:span text:style-name="T117"> extensión, </text:span><text:span text:style-name="T166">length</text:span><text:span text:style-name="T76">, se generará un vector de ceros complejos </text:span><text:span text:style-name="T118">con el número de elementos</text:span><text:span text:style-name="T119"> especificad</text:span><text:span text:style-name="T118">os</text:span><text:span text:style-name="T76">. </text:span><text:span text:style-name="T78">Si dentro de la parte imaginaria </text:span><text:span text:style-name="T69">se aporta</text:span><text:span text:style-name="T78"> un número en formato entero, por ejemplo </text:span><text:span text:style-name="T171">12L</text:span><text:span text:style-name="T78">, </text:span><text:span text:style-name="T77">se </text:span><text:span text:style-name="T79">obtendrá</text:span><text:span text:style-name="T78"> un mensaje de error. </text:span><text:span text:style-name="T77">A diferencia del resto de funciones de creación de vectores atómicos (</text:span><text:span text:style-name="T248">logical</text:span><text:span text:style-name="T176">()</text:span><text:span text:style-name="T77">, </text:span><text:span text:style-name="T248">integer</text:span><text:span text:style-name="T176">()</text:span><text:span text:style-name="T77">, </text:span><text:span text:style-name="T248">double</text:span><text:span text:style-name="T176">()</text:span><text:span text:style-name="T77">, </text:span><text:span text:style-name="T248">character</text:span><text:span text:style-name="T176">()</text:span><text:span text:style-name="T77"> y </text:span><text:span text:style-name="T248">raw</text:span><text:span text:style-name="T176">()</text:span><text:span text:style-name="T77">), las cuales solo aceptan el argumento de extensión </text:span><text:span text:style-name="T176">length</text:span><text:span text:style-name="T77"> </text:span><text:span text:style-name="T93">para crear vectores “vacíos”</text:span><text:span text:style-name="T77">, </text:span><text:span text:style-name="T80">la función</text:span><text:span text:style-name="T77"> </text:span><text:span text:style-name="T176">complex()</text:span><text:span text:style-name="T77"> aceptará </text:span><text:span text:style-name="T79">directamente varios argumentos para especificar los </text:span><text:span text:style-name="T80">valores</text:span><text:span text:style-name="T79"> que compondrán el vector.</text:span></text:p>
      <text:p text:style-name="P74"><text:span text:style-name="T195">La función </text:span><text:span text:style-name="T175">as.</text:span><text:span text:style-name="T170">complex</text:span><text:span text:style-name="T171">()</text:span><text:span text:style-name="T63"> intentará coaccionar </text:span><text:span text:style-name="T94">a</text:span><text:span text:style-name="T65">l objeto del</text:span><text:span text:style-name="T63"> argumento </text:span><text:span text:style-name="T65">x</text:span><text:span text:style-name="T94">=</text:span><text:span text:style-name="T63"> para que sea </text:span><text:span text:style-name="T87">un vector de</text:span><text:span text:style-name="T63"> tipo complejo. Tal como </text:span><text:span text:style-name="T65">lo hace</text:span><text:span text:style-name="T63"> la función </text:span><text:span text:style-name="T170">as.vector</text:span><text:span text:style-name="T172">()</text:span><text:span text:style-name="T63">, </text:span><text:span text:style-name="T172">as.complex()</text:span><text:span text:style-name="T65"> </text:span><text:span text:style-name="T63">eliminará los atributos del objeto coaccionado incluyendo </text:span><text:span text:style-name="T65">sus</text:span><text:span text:style-name="T63"> nombres. Hasta las versiones 3.2.x de </text:span><text:span text:style-name="T261">R</text:span><text:span text:style-name="T63">, todas las formas de valores </text:span><text:span text:style-name="T243">no disponibles</text:span><text:span text:style-name="T63"> </text:span><text:span text:style-name="T65">(</text:span><text:span text:style-name="T251">NA</text:span><text:span text:style-name="T65">)</text:span><text:span text:style-name="T63"> y de </text:span><text:span text:style-name="T244">valores no numéricos</text:span><text:span text:style-name="T65"> (</text:span><text:span text:style-name="T251">NaN</text:span><text:span text:style-name="T65">)</text:span><text:span text:style-name="T63"> eran coaccionadas al valor no disponible de tipo complejo: la constante </text:span><text:span text:style-name="T251">NA_complex_</text:span><text:span text:style-name="T63">. </text:span><text:span text:style-name="T81">Esta constante implica que </text:span><text:span text:style-name="T63">tanto las partes reales como </text:span><text:span text:style-name="T81">las</text:span><text:span text:style-name="T63"> imaginarias </text:span><text:span text:style-name="T81">tendrían</text:span><text:span text:style-name="T63"> valores no disponibles (</text:span><text:span text:style-name="T170">NA</text:span><text:span text:style-name="T63">). </text:span><text:span text:style-name="T81">No obstante, d</text:span><text:span text:style-name="T63">esde la versión 3.3.0 de </text:span><text:span text:style-name="T261">R</text:span><text:span text:style-name="T63">, sólo los objetos </text:span><text:span text:style-name="T81">que tengan</text:span><text:span text:style-name="T63"> </text:span><text:span text:style-name="T64">valores no disponibles </text:span><text:span text:style-name="T65">(</text:span><text:span text:style-name="T172">NA</text:span><text:span text:style-name="T65">)</text:span><text:span text:style-name="T64"> serán coaccionados a valores no disponibles de tipo complejo </text:span><text:span text:style-name="T66">(</text:span><text:span text:style-name="T170">NA_complex_</text:span><text:span text:style-name="T66">)</text:span><text:span text:style-name="T64">, no</text:span><text:span text:style-name="T81"> así los valores no</text:span><text:span text:style-name="T64"> </text:span><text:span text:style-name="T65">numéricos </text:span><text:span text:style-name="T66">(</text:span><text:span text:style-name="T174">NaN</text:span><text:span text:style-name="T66">)</text:span><text:span text:style-name="T64">. Como consecuencia, </text:span><text:span text:style-name="T69">cuando</text:span><text:span text:style-name="T64"> solo estén involucrados</text:span><text:span text:style-name="T81"> </text:span><text:span text:style-name="T64">valores </text:span><text:span text:style-name="T65">no numéricos </text:span><text:span text:style-name="T70">(</text:span><text:span text:style-name="T174">NaN</text:span><text:span text:style-name="T70">)</text:span><text:span text:style-name="T64">, la aritmética compleja no devolverá, típicamente, un valor no disponible de tipo complejo </text:span><text:span text:style-name="T70">(</text:span><text:span text:style-name="T174">NA_complex_</text:span><text:span text:style-name="T70">)</text:span><text:span text:style-name="T64"> sino números complejos con partes reales o imaginarias cuyo valor será el de </text:span><text:span text:style-name="T69">valores no numéricos </text:span><text:span text:style-name="T70">(</text:span><text:span text:style-name="T174">NaN</text:span><text:span text:style-name="T70">)</text:span><text:span text:style-name="T64">.</text:span></text:p>
      <text:p text:style-name="P28">Advierta que <text:span text:style-name="T378">las funciones</text:span> <text:span text:style-name="T1">is.complex</text:span><text:span text:style-name="T9">()</text:span><text:span text:style-name="T266"> e </text:span><text:span text:style-name="T1">is.numeric</text:span><text:span text:style-name="T9">()</text:span> nunca serán verdaderas al mismo tiempo, <text:span text:style-name="T359">pues </text:span><text:span text:style-name="T15">is.numeric()</text:span><text:span text:style-name="T359"> sólo verificará </text:span><text:span text:style-name="T376">si</text:span><text:span text:style-name="T359"> se trat</text:span><text:span text:style-name="T376">a</text:span><text:span text:style-name="T359"> de un objeto de </text:span><text:span text:style-name="T373">modo específico</text:span><text:span text:style-name="T359"> </text:span><text:span text:style-name="Source_20_Text"><text:span text:style-name="T14">"</text:span></text:span><text:span text:style-name="T15">integer</text:span><text:span text:style-name="Source_20_Text"><text:span text:style-name="T14">"</text:span></text:span><text:span text:style-name="T359"> o </text:span><text:span text:style-name="Source_20_Text"><text:span text:style-name="T14">"double"</text:span></text:span><text:span text:style-name="Source_20_Text"><text:span text:style-name="T292">.</text:span></text:span></text:p>
      <text:p text:style-name="P50"><text:span text:style-name="T82">Las funciones </text:span><text:span text:style-name="T177">Re</text:span><text:span text:style-name="T173">()</text:span><text:span text:style-name="T82">, </text:span><text:span text:style-name="T177">Im()</text:span><text:span text:style-name="T82">, </text:span><text:span text:style-name="T177">Mod()</text:span><text:span text:style-name="T82">, </text:span><text:span text:style-name="T177">Arg()</text:span><text:span text:style-name="T82"> y </text:span><text:span text:style-name="T177">Conj()</text:span><text:span text:style-name="T82"> devolverán, </text:span><text:span text:style-name="T81">respectivamente,</text:span><text:span text:style-name="T82"> la parte real, la parte imaginaria, el módulo, </text:span><text:span text:style-name="T67">el </text:span><text:span text:style-name="T82">argumento y </text:span><text:span text:style-name="T67">el conjugado</text:span><text:span text:style-name="T82"> </text:span><text:span text:style-name="T67">de vectores con</text:span><text:span text:style-name="T82"> valores complejos. </text:span><text:span text:style-name="T88">Estas funciones</text:span><text:span text:style-name="T81"> tendrán </text:span><text:span text:style-name="T82">su interpretación </text:span><text:span text:style-name="T70">matemática</text:span><text:span text:style-name="T82"> usual. </text:span><text:span text:style-name="T86">Para una definición breve de estos conceptos véase la sección </text:span><text:span text:style-name="T110">Almacenamiento de números complejos</text:span><text:span text:style-name="T86">.</text:span><text:span text:style-name="T82"> El </text:span><text:span text:style-name="T107">módulo</text:span><text:span text:style-name="T82"> y el </text:span><text:span text:style-name="T107">argumento</text:span><text:span text:style-name="T82"> </text:span><text:span text:style-name="T81">de un número complejo </text:span><text:span text:style-name="T82">también son </text:span><text:span text:style-name="T67">denominados </text:span><text:span text:style-name="T89">sus</text:span><text:span text:style-name="T82"> coordenadas polares </text:span><text:span text:style-name="T81">en el plano de Argand</text:span><text:span text:style-name="T82">. </text:span><text:span text:style-name="T73">Por lo tanto, s</text:span><text:span text:style-name="T82">i </text:span><text:span text:style-name="T82"><draw:frame draw:style-name="fr2" draw:name="Object12" text:anchor-type="as-char" svg:y="-0.377cm" svg:width="1.61cm" svg:height="0.467cm" draw:z-index="0"><draw:object xlink:href="./Object 12" xlink:type="simple" xlink:show="embed" xlink:actuate="onLoad"/><draw:image xlink:href="./ObjectReplacements/Object 12" xlink:type="simple" xlink:show="embed" xlink:actuate="onLoad"/></draw:frame></text:span><text:span text:style-name="T82"><text:s/></text:span><text:span text:style-name="T90">para</text:span><text:span text:style-name="T82"> una </text:span><text:span text:style-name="T82"><draw:frame draw:style-name="fr2" draw:name="Object13" text:anchor-type="as-char" svg:y="-0.377cm" svg:width="0.432cm" svg:height="0.467cm" draw:z-index="1"><draw:object xlink:href="./Object 13" xlink:type="simple" xlink:show="embed" xlink:actuate="onLoad"/><draw:image xlink:href="./ObjectReplacements/Object 13" xlink:type="simple" xlink:show="embed" xlink:actuate="onLoad"/></draw:frame></text:span><text:span text:style-name="T82"><text:s/>y </text:span><text:span text:style-name="T82"><draw:frame draw:style-name="fr2" draw:name="Object14" text:anchor-type="as-char" svg:y="-0.377cm" svg:width="0.466cm" svg:height="0.467cm" draw:z-index="2"><draw:object xlink:href="./Object 14" xlink:type="simple" xlink:show="embed" xlink:actuate="onLoad"/><draw:image xlink:href="./ObjectReplacements/Object 14" xlink:type="simple" xlink:show="embed" xlink:actuate="onLoad"/></draw:frame></text:span><text:span text:style-name="T71">reales,</text:span><text:span text:style-name="T82"> </text:span><text:span text:style-name="T72">entonces</text:span><text:span text:style-name="T82"> </text:span><text:span text:style-name="T105"><draw:frame draw:style-name="fr2" draw:name="Object15" text:anchor-type="as-char" svg:y="-0.48cm" svg:width="3.768cm" svg:height="0.6cm" draw:z-index="3"><draw:object xlink:href="./Object 15" xlink:type="simple" xlink:show="embed" xlink:actuate="onLoad"/><draw:image xlink:href="./ObjectReplacements/Object 15" xlink:type="simple" xlink:show="embed" xlink:actuate="onLoad"/></draw:frame></text:span><text:span text:style-name="T95"><text:s/></text:span><text:span text:style-name="T97">y</text:span><text:span text:style-name="T106"> </text:span><text:span text:style-name="T106"><draw:frame draw:style-name="fr2" draw:name="Object16" text:anchor-type="as-char" svg:y="-0.386cm" svg:width="2.104cm" svg:height="0.508cm" draw:z-index="4"><draw:object xlink:href="./Object 16" xlink:type="simple" xlink:show="embed" xlink:actuate="onLoad"/><draw:image xlink:href="./ObjectReplacements/Object 16" xlink:type="simple" xlink:show="embed" xlink:actuate="onLoad"/></draw:frame></text:span><text:span text:style-name="T95">. </text:span><text:span text:style-name="T101">Además, se cumplirá que</text:span><text:span text:style-name="T82"><draw:frame draw:style-name="fr2" draw:name="Object17" text:anchor-type="as-char" svg:y="-0.386cm" svg:width="2.325cm" svg:height="0.508cm" draw:z-index="5"><draw:object xlink:href="./Object 17" xlink:type="simple" xlink:show="embed" xlink:actuate="onLoad"/><draw:image xlink:href="./ObjectReplacements/Object 17" xlink:type="simple" xlink:show="embed" xlink:actuate="onLoad"/></draw:frame></text:span><text:span text:style-name="T90">y</text:span><text:span text:style-name="T100"><draw:frame draw:style-name="fr2" draw:name="Object19" text:anchor-type="as-char" svg:y="-0.437cm" svg:width="2.598cm" svg:height="0.557cm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0">.T</text:span><text:span text:style-name="T95">odas ellas son </text:span><text:span text:style-name="T240">funciones genéricas </text:span><text:span text:style-name="T241">internas</text:span><text:span text:style-name="T219"> y</text:span><text:span text:style-name="T95"> </text:span><text:span text:style-name="T240">primitivas</text:span><text:span text:style-name="T95">, </text:span><text:span text:style-name="T98">lo que implica que </text:span><text:span text:style-name="T99">m</text:span><text:span text:style-name="T95">étodos </text:span><text:span text:style-name="T98">nuevos</text:span><text:span text:style-name="T95"> podrán </text:span><text:span text:style-name="T100">definirse</text:span><text:span text:style-name="T95"> </text:span><text:span text:style-name="T100">para ellas </text:span><text:span text:style-name="T99">de manera individual</text:span><text:span text:style-name="T95"> o </text:span><text:span text:style-name="T99">por medio</text:span><text:span text:style-name="T95"> </text:span><text:span text:style-name="T99">d</text:span><text:span text:style-name="T95">el grupo </text:span><text:span text:style-name="T96">de funciones </text:span><text:span text:style-name="T95">genéric</text:span><text:span text:style-name="T96">as</text:span><text:span text:style-name="T103"> </text:span><text:span text:style-name="T240">Complex</text:span><text:span text:style-name="T266">.</text:span></text:p>
      <text:p text:style-name="P51"><text:span text:style-name="T74">Además de</text:span><text:span text:style-name="T62"> los operadores aritméticos (véase </text:span><text:span text:style-name="T83">la página de ayuda</text:span><text:span text:style-name="T62"> </text:span><text:span text:style-name="T242">Operadores Aritméticos</text:span><text:span text:style-name="T62">) de suma </text:span><text:span text:style-name="T74">( </text:span><text:span text:style-name="T196">+ </text:span><text:span text:style-name="T74">)</text:span><text:span text:style-name="T62">, resta </text:span><text:span text:style-name="T74">( - )</text:span><text:span text:style-name="T62">, multiplicación </text:span><text:span text:style-name="T74">( * )</text:span><text:span text:style-name="T62">, división </text:span><text:span text:style-name="T74">( / )</text:span><text:span text:style-name="T62"> y potencia </text:span><text:span text:style-name="T74">( ^ )</text:span><text:span text:style-name="T62">, también est</text:span><text:span text:style-name="T75">arán</text:span><text:span text:style-name="T62"> implementadas </text:span><text:span text:style-name="T91">operaciones válidas para valores complejos con</text:span><text:span text:style-name="T62"> las funciones trigonométricas elementales, </text:span><text:span text:style-name="T68">logarítmicas, exponenciales, hiperbólicas y de raíces cuadrada</text:span><text:span text:style-name="T91">s</text:span><text:span text:style-name="T68">.</text:span></text:p>
      <text:p text:style-name="P44"><text:soft-page-break/><text:span text:style-name="T68">La multiplicación de matrices (</text:span><text:span text:style-name="T84">con el operador</text:span><text:span text:style-name="T104"> </text:span><text:span text:style-name="Source_20_Text"><text:span text:style-name="T258">%*%</text:span></text:span><text:span text:style-name="Source_20_Text"><text:span text:style-name="T220"> </text:span></text:span><text:span text:style-name="Source_20_Text"><text:span text:style-name="T221">y</text:span></text:span><text:span text:style-name="Source_20_Text"><text:span text:style-name="T224"> las funciones</text:span></text:span><text:span text:style-name="Source_20_Text"><text:span text:style-name="T223"> </text:span></text:span><text:span text:style-name="Source_20_Text"><text:span text:style-name="T245">crossprod</text:span></text:span><text:span text:style-name="Source_20_Text"><text:span text:style-name="T228">()</text:span></text:span><text:span text:style-name="T68">, </text:span><text:span text:style-name="Source_20_Text"><text:span text:style-name="T245">tcrossprod</text:span></text:span><text:span text:style-name="Source_20_Text"><text:span text:style-name="T228">()</text:span></text:span><text:span text:style-name="T68">) también está definida para matrices complejas (</text:span><text:span text:style-name="T92">véase la </text:span><text:span text:style-name="T84">función </text:span><text:span text:style-name="T245">matrix</text:span><text:span text:style-name="T179">()</text:span><text:span text:style-name="T68">) así como lo están </text:span><text:span text:style-name="T84">la funciones</text:span><text:span text:style-name="T68"> </text:span><text:span text:style-name="T250">solve</text:span><text:span text:style-name="T178">()</text:span><text:span text:style-name="T68">, </text:span><text:span text:style-name="T250">eigen</text:span><text:span text:style-name="T179">()</text:span><text:span text:style-name="T68"> y </text:span><text:span text:style-name="T250">svd</text:span><text:span text:style-name="T178">()</text:span><text:span text:style-name="T84">.</text:span></text:p>
      <text:h text:style-name="P68" text:outline-level="2"><text:bookmark-start text:name="__RefHeading___Toc25182_4229545787"/><text:span text:style-name="T348">5</text:span><text:span text:style-name="T347">. </text:span><text:span text:style-name="T348">Valor devuelto</text:span><text:bookmark-end text:name="__RefHeading___Toc25182_4229545787"/></text:h>
      <text:p text:style-name="P55">La función <text:span text:style-name="T1">complex</text:span><text:span text:style-name="T11">()</text:span> devolverá un objeto <text:span text:style-name="T377">con el</text:span> <text:span text:style-name="T372">modo </text:span><text:span text:style-name="T374">específico de almacenamiento</text:span> complejo. Si alguno de los argumentos <text:span text:style-name="T1">real</text:span> o <text:span text:style-name="T1">imaginary</text:span> fue especificado, las partes reales y/o imaginarias del resultado quedarán establecidas para los valores <text:span text:style-name="T354">de</text:span><text:span text:style-name="T356">l vector</text:span> <text:span text:style-name="T356">y, </text:span>de ser necesario,<text:span text:style-name="T356"> se usarán</text:span> valores predeterminados. <text:span text:style-name="T355">Alternativamente, s</text:span>i alguno de los argumentos <text:span text:style-name="T1">modulus</text:span> o <text:span text:style-name="T1">argument</text:span> fue especificado, <text:span text:style-name="T355">los valores del</text:span> módulo y/o el argumento del resultado quedarán establecidos <text:span text:style-name="T356">para los valores del vector, y se usarán valores predeterminados de ser necesario. Si se especifica alguno de los valores reales o imaginarios, no se podrá especificar el módulo y el argumento para la creación de vectores complejos, y viceversa.</text:span></text:p>
      <text:p text:style-name="P56"><text:span text:style-name="T24">La función </text:span><text:span text:style-name="T1">as.complex</text:span><text:span text:style-name="T13">()</text:span> devolverá al objeto especificado en el argumento x como un objeto de modo específico de almacenamiento complejo, de otra manera un objeto complejo de la misma extensión que x y con datos resultado de la coacción de los elementos de <text:s/>x en modo complejo.</text:p>
      <text:p text:style-name="P52"><text:span text:style-name="T188">La función </text:span><text:span text:style-name="T183">is.</text:span><text:span text:style-name="T184">complex</text:span><text:span text:style-name="T185">()</text:span><text:span text:style-name="T50"> </text:span><text:span text:style-name="T51">devolverá</text:span><text:span text:style-name="T50"> </text:span><text:span text:style-name="T51">el valor lógico verdadero (</text:span><text:span text:style-name="T186">TRUE</text:span><text:span text:style-name="T51">)</text:span><text:span text:style-name="T50"> o </text:span><text:span text:style-name="T51">falso (</text:span><text:span text:style-name="T186">FALSE</text:span><text:span text:style-name="T51">)</text:span><text:span text:style-name="T50"> dependiendo de si </text:span><text:span text:style-name="T52">e</text:span><text:span text:style-name="T53">l</text:span><text:span text:style-name="T54"> objeto </text:span><text:span text:style-name="T55">referido en el</text:span><text:span text:style-name="T54"> argumento </text:span><text:span text:style-name="T187">x</text:span><text:span text:style-name="T50"> </text:span><text:span text:style-name="T56">tiene el modo de almacenamiento específico </text:span><text:span text:style-name="T57">complejo</text:span><text:span text:style-name="T50">. </text:span><text:span text:style-name="T52">Tome en cuenta que esta función verifica el tipo de almacenamiento del </text:span><text:span text:style-name="T56">objeto</text:span><text:span text:style-name="T52">, no si </text:span><text:span text:style-name="T56">se trata de </text:span><text:span text:style-name="T57">valores</text:span><text:span text:style-name="T56"> </text:span><text:span text:style-name="T57">complejos</text:span><text:span text:style-name="T56"> exactamente.</text:span></text:p>
      <text:p text:style-name="P54"><text:span text:style-name="T56">L</text:span><text:span text:style-name="T50">a función </text:span><text:span text:style-name="T189">Re()</text:span><text:span text:style-name="T58"> devolverá un vector numérico con </text:span><text:span text:style-name="T59">los valores o </text:span><text:span text:style-name="T60">el </text:span><text:span text:style-name="T59">valor</text:span><text:span text:style-name="T58"> de </text:span><text:span text:style-name="T60">la parte real de </text:span><text:span text:style-name="T58">un vector de números complejos.</text:span></text:p>
      <text:p text:style-name="P54"><text:span text:style-name="T56">L</text:span><text:span text:style-name="T58">a función </text:span><text:span text:style-name="T189">Im()</text:span><text:span text:style-name="T58"> devolverá un vector numérico con con </text:span><text:span text:style-name="T59">los valores o </text:span><text:span text:style-name="T60">el </text:span><text:span text:style-name="T59">valor</text:span><text:span text:style-name="T58"> </text:span><text:span text:style-name="T59">del coeficiente numérico</text:span><text:span text:style-name="T58"> que multipli</text:span><text:span text:style-name="T59">ca</text:span><text:span text:style-name="T58"> a la unidad imaginaria de un vector de números complejos.</text:span></text:p>
      <text:p text:style-name="P54"><text:span text:style-name="T56">L</text:span><text:span text:style-name="T50">a función </text:span><text:span text:style-name="T189">Mod()</text:span><text:span text:style-name="T58"> devolverá un vector numérico con con </text:span><text:span text:style-name="T59">los valores o </text:span><text:span text:style-name="T60">el </text:span><text:span text:style-name="T59">valor</text:span><text:span text:style-name="T58"> de</text:span><text:span text:style-name="T59">l </text:span><text:span text:style-name="T61">módulo</text:span><text:span text:style-name="T58"> </text:span><text:span text:style-name="T59">(distancia) </text:span><text:span text:style-name="T58">de un vector de números complejos.</text:span></text:p>
      <text:p text:style-name="P54"><text:span text:style-name="T56">L</text:span><text:span text:style-name="T58">a función </text:span><text:span text:style-name="T189">Arg()</text:span><text:span text:style-name="T58"> devolverá un vector numérico con con </text:span><text:span text:style-name="T59">los valores o </text:span><text:span text:style-name="T60">el </text:span><text:span text:style-name="T59">valor</text:span><text:span text:style-name="T58"> </text:span><text:span text:style-name="T59">del </text:span><text:span text:style-name="T61">argumento</text:span><text:span text:style-name="T58"> </text:span><text:span text:style-name="T59">(ángulo) </text:span><text:span text:style-name="T58">de un vector de números complejos. </text:span><text:span text:style-name="T59">El valor devuelto estará expresado en términos de </text:span><draw:frame draw:style-name="fr2" draw:name="Object20" text:anchor-type="as-char" svg:y="-0.222cm" svg:width="0.499cm" svg:height="0.247cm" draw:z-index="9"><draw:object xlink:href="./Object 20" xlink:type="simple" xlink:show="embed" xlink:actuate="onLoad"/><draw:image xlink:href="./ObjectReplacements/Object 20" xlink:type="simple" xlink:show="embed" xlink:actuate="onLoad"/></draw:frame>, <text:span text:style-name="T368">es decir, en radianes. </text:span><text:span text:style-name="T370">El valor devuelto cumplirá con</text:span><text:span text:style-name="T370"><draw:frame draw:style-name="fr2" draw:name="Object21" text:anchor-type="as-char" svg:y="-0.386cm" svg:width="3.011cm" svg:height="0.508cm" draw:z-index="10"><draw:object xlink:href="./Object 21" xlink:type="simple" xlink:show="embed" xlink:actuate="onLoad"/><draw:image xlink:href="./ObjectReplacements/Object 21" xlink:type="simple" xlink:show="embed" xlink:actuate="onLoad"/></draw:frame></text:span><text:span text:style-name="T370">.</text:span></text:p>
      <text:p text:style-name="P53"><text:span text:style-name="T56">L</text:span><text:span text:style-name="T50">a función </text:span><text:span text:style-name="T189">Conj()</text:span><text:span text:style-name="T58"> devolverá un vector </text:span><text:span text:style-name="T59">complejo</text:span><text:span text:style-name="T58"> con </text:span><text:span text:style-name="T59">los valores o </text:span><text:span text:style-name="T60">el </text:span><text:span text:style-name="T59">valor</text:span><text:span text:style-name="T58"> </text:span><text:span text:style-name="T61">conjugado</text:span><text:span text:style-name="T58"> </text:span><text:span text:style-name="T59">(simétrico) </text:span><text:span text:style-name="T58">de un vector de números complejos.</text:span></text:p>
      <text:h text:style-name="P70" text:outline-level="2"><text:bookmark-start text:name="__RefHeading___Toc2357_3294978059"/><text:span text:style-name="T366">6</text:span>. Métodos de S4<text:bookmark-end text:name="__RefHeading___Toc2357_3294978059"/></text:h>
      <text:p text:style-name="P40"><text:span text:style-name="Source_20_Text"><text:span text:style-name="T169">as.complex</text:span></text:span><text:span text:style-name="Source_20_Text"><text:span text:style-name="T180">()</text:span></text:span><text:span text:style-name="Source_20_Text"><text:span text:style-name="T41"> </text:span></text:span><text:span text:style-name="T41">e</text:span><text:span text:style-name="T38">s una función primitiva y </text:span><text:span text:style-name="T45">se le </text:span><text:span text:style-name="T46">podrán</text:span><text:span text:style-name="T38"> estable</text:span><text:span text:style-name="T45">cer</text:span><text:span text:style-name="T38"> métodos de </text:span><text:span text:style-name="T263">S4</text:span><text:span text:style-name="T38">.</text:span></text:p>
      <text:p text:style-name="P47"><text:span text:style-name="Source_20_Text"><text:span text:style-name="T169">Re</text:span></text:span><text:span text:style-name="Source_20_Text"><text:span text:style-name="T180">()</text:span></text:span><text:span text:style-name="T37">, </text:span><text:span text:style-name="Source_20_Text"><text:span text:style-name="T169">Im</text:span></text:span><text:span text:style-name="Source_20_Text"><text:span text:style-name="T180">()</text:span></text:span><text:span text:style-name="T37">, </text:span><text:span text:style-name="Source_20_Text"><text:span text:style-name="T169">Mod</text:span></text:span><text:span text:style-name="Source_20_Text"><text:span text:style-name="T180">()</text:span></text:span><text:span text:style-name="T37">, </text:span><text:span text:style-name="Source_20_Text"><text:span text:style-name="T169">Arg</text:span></text:span><text:span text:style-name="Source_20_Text"><text:span text:style-name="T180">()</text:span></text:span><text:span text:style-name="Source_20_Text"><text:span text:style-name="T41"> </text:span></text:span><text:span text:style-name="T41">y </text:span><text:span text:style-name="Source_20_Text"><text:span text:style-name="T169">Conj</text:span></text:span><text:span text:style-name="Source_20_Text"><text:span text:style-name="T180">()</text:span></text:span><text:span text:style-name="Source_20_Text"><text:span text:style-name="T41"> </text:span></text:span><text:span text:style-name="T41">c</text:span><text:span text:style-name="T38">onstituyen el grupo de funciones genéricas </text:span><text:span text:style-name="T254">C</text:span><text:span text:style-name="T255">omplex</text:span><text:span text:style-name="T38"> de </text:span><text:span text:style-name="T263">S4</text:span><text:span text:style-name="T38"> y, por lo tanto, </text:span><text:span text:style-name="T46">se le podrán establecer métodos de </text:span><text:span text:style-name="T263">S4</text:span><text:span text:style-name="T46"> </text:span><text:span text:style-name="T38">individualmente o por medio de </text:span><text:span text:style-name="T44">su</text:span><text:span text:style-name="T38"> grupo de funciones genéricas.</text:span></text:p>
      <text:h text:style-name="P70" text:outline-level="2"><text:bookmark-start text:name="__RefHeading___Toc2359_3294978059"/><text:soft-page-break/><text:span text:style-name="T366">7</text:span>. Nota<text:bookmark-end text:name="__RefHeading___Toc2359_3294978059"/></text:h>
      <text:p text:style-name="P46"><text:span text:style-name="T39">Las operaciones y funciones que involucran valores no numéricos complejos </text:span><text:span text:style-name="T41">(</text:span><text:span text:style-name="T256">NaN</text:span><text:span text:style-name="T41">)</text:span><text:span text:style-name="T39"> están basadas en la biblioteca de </text:span><text:span text:style-name="T264">C</text:span><text:span text:style-name="T39"> que maneja los valores la ari</text:span><text:span text:style-name="T43">t</text:span><text:span text:style-name="T39">mética </text:span><text:span text:style-name="T181">double complex</text:span><text:span text:style-name="T39">, la cual </text:span><text:span text:style-name="T41">usualmente</text:span><text:span text:style-name="T39"> </text:span><text:span text:style-name="T41">devolverá valores no numéricos (NaN) para </text:span><text:span text:style-name="T39"><text:s/></text:span><text:span text:style-name="T41">la parte real e imaginaria de un valor complejo</text:span><text:span text:style-name="T39">, pero no se ha podido observar una garantía de ello </text:span><text:span text:style-name="T41">en todas las circunstancias</text:span><text:span text:style-name="T39">. Para </text:span><text:span text:style-name="T41">el caso de </text:span><text:span text:style-name="T39">la suma y </text:span><text:span text:style-name="T41">la </text:span><text:span text:style-name="T39">resta, el propio manejo de </text:span><text:span text:style-name="T262">R</text:span><text:span text:style-name="T39"> operará “en el sentido de las coordenadas”.</text:span></text:p>
      <text:p text:style-name="P45"><text:span text:style-name="T39">Las operaciones que involucran valores no disponibles </text:span><text:span text:style-name="T42">(</text:span><text:span text:style-name="T247">NA</text:span><text:span text:style-name="T42">)</text:span><text:span text:style-name="T39">, es decir, valores no disponibles de tipo complejo </text:span><text:span text:style-name="T42">(</text:span><text:span text:style-name="T247">NA_complex_</text:span><text:span text:style-name="T42">)</text:span><text:span text:style-name="T39">, devolverán valores no disponibles de tipo complejo </text:span><text:span text:style-name="T42">(</text:span><text:span text:style-name="T247">NA_complex_</text:span><text:span text:style-name="T42">)</text:span><text:span text:style-name="T39">.</text:span></text:p>
      <text:h text:style-name="P70" text:outline-level="2"><text:bookmark-start text:name="__RefHeading___Toc2361_3294978059"/><text:span text:style-name="T366">8</text:span>. Almacenamiento de números complejos<text:bookmark-end text:name="__RefHeading___Toc2361_3294978059"/></text:h>
      <text:p text:style-name="P42"><text:span text:style-name="T215">En matemáticas, u</text:span><text:span text:style-name="T210">n numero complejo</text:span><text:span text:style-name="T222"> </text:span><text:span text:style-name="T210">es</text:span><text:span text:style-name="T205"> </text:span><text:span text:style-name="T210">resultado de </text:span><text:span text:style-name="T209">la</text:span><text:span text:style-name="T205"> suma de dos componentes: la parte real y la parte imaginaria. </text:span><text:span text:style-name="T210">La parte real </text:span><text:span text:style-name="T216">consistirá en</text:span><text:span text:style-name="T210"> un número real y la parte imaginaria se obtiene</text:span><text:span text:style-name="T205"> multiplicado la unidad imaginaria </text:span><text:span text:style-name="T209">i</text:span><text:span text:style-name="T205"><draw:frame draw:style-name="fr1" draw:name="Image8" text:anchor-type="as-char" svg:width="0.041cm" svg:height="0.041cm" draw:z-index="11"><draw:image xlink:href="Pictures/100003A50000001A0000001A3F787E636B0ACDB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 Displaystyle \ mathrm {i}}</svg:title></draw:frame></text:span><text:span text:style-name="T205"> </text:span><text:span text:style-name="T210">por otro número real. </text:span><text:span text:style-name="T215">Por lo tanto,</text:span><text:span text:style-name="T214"> </text:span><text:span text:style-name="T215">l</text:span><text:span text:style-name="T205">os n</text:span><text:span text:style-name="T204">úmeros complejos </text:span><text:span text:style-name="T210">se escriben en</text:span><text:span text:style-name="T204"> la forma</text:span><text:span text:style-name="T204"><draw:frame draw:style-name="fr2" draw:name="Object1" text:anchor-type="as-char" svg:y="-0.377cm" svg:width="1.619cm" svg:height="0.467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4">, </text:span><text:span text:style-name="T205">d</text:span><text:span text:style-name="T204">ónde </text:span><text:span text:style-name="T204"><draw:frame draw:style-name="fr2" draw:name="Object2" text:anchor-type="as-char" svg:y="-0.377cm" svg:width="0.427cm" svg:height="0.467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5">y</text:span><text:span text:style-name="T205"><draw:frame draw:style-name="fr2" draw:name="Object3" text:anchor-type="as-char" svg:y="-0.377cm" svg:width="0.425cm" svg:height="0.467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5"> son </text:span><text:a xlink:type="simple" xlink:href="https://ru.wikipedia.org/wiki/Вещественное_число" text:style-name="Internet_20_link" text:visited-style-name="Visited_20_Internet_20_Link"><text:span text:style-name="T204">números reales</text:span></text:a><text:span text:style-name="T205"> e</text:span><text:span text:style-name="T205"><draw:frame draw:style-name="fr2" draw:name="Object4" text:anchor-type="as-char" svg:y="-0.377cm" svg:width="0.326cm" svg:height="0.467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05">es la unidad imaginaria, </text:span><text:span text:style-name="T204">es decir, el número </text:span><text:span text:style-name="T217">para el cual la</text:span><text:span text:style-name="T204"> igualdad </text:span><text:span text:style-name="T204"><draw:frame draw:style-name="fr2" draw:name="Object5" text:anchor-type="as-char" svg:y="-0.437cm" svg:width="1.348cm" svg:height="0.527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04"><text:s/>es verdadera. </text:span><text:span text:style-name="T204"><draw:frame draw:style-name="fr1" draw:name="Image4" text:anchor-type="as-char" svg:width="0.041cm" svg:height="0.041cm" draw:z-index="17"><draw:image xlink:href="Pictures/10000A9C0000001A0000001AF2BC7E12D3DD95F3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 Displaystyle i ^ {2} = - 1.}</svg:title></draw:frame></text:span><text:span text:style-name="T204">El conjunto de </text:span><text:span text:style-name="T206">los </text:span><text:span text:style-name="T204">números complejos generalmente se denota con el símbolo</text:span><text:span text:style-name="T204"><draw:frame draw:style-name="fr2" draw:name="Object6" text:anchor-type="as-char" svg:y="-0.295cm" svg:width="0.489cm" svg:height="0.385cm" draw:z-index="1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04">. </text:span><text:span text:style-name="T204"><draw:frame draw:style-name="fr1" draw:name="Image5" text:anchor-type="as-char" svg:width="0.041cm" svg:height="0.041cm" draw:z-index="19"><draw:image xlink:href="Pictures/100005D00000001A0000001A6CFB0DC85682E54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 Displaystyle \ mathbb {C}.}</svg:title></draw:frame></text:span><text:span text:style-name="T204">Los números reales se pueden considerar como un caso especial de números complejos, </text:span><text:span text:style-name="T206">con</text:span><text:span text:style-name="T204"> la forma </text:span><text:span text:style-name="T218"><draw:frame draw:style-name="fr2" draw:name="Object7" text:anchor-type="as-char" svg:y="-0.377cm" svg:width="1.108cm" svg:height="0.467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04">. </text:span><text:span text:style-name="T204"><draw:frame draw:style-name="fr1" draw:name="Image6" text:anchor-type="as-char" svg:width="0.041cm" svg:height="0.041cm" draw:z-index="21"><draw:image xlink:href="Pictures/10000A610000001A0000001AB3F55ABC3C059C8A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 Displaystyle a + 0i.}</svg:title></draw:frame></text:span><text:span text:style-name="T205">Los números complejos</text:span><text:span text:style-name="T204"> cumple</text:span><text:span text:style-name="T205">n con</text:span><text:span text:style-name="T204"> el teorema </text:span><text:span text:style-name="T227">fundamental</text:span><text:span text:style-name="T204"> del álgebra </text:span><text:span text:style-name="T207">que establece que</text:span><text:span text:style-name="T204"> cualquier polinomio </text:span><text:span text:style-name="T205">de grado</text:span><text:span text:style-name="T205"><draw:frame draw:style-name="fr2" draw:name="Object8" text:anchor-type="as-char" svg:y="-0.377cm" svg:width="0.422cm" svg:height="0.467cm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10">para</text:span><text:span text:style-name="T205"><draw:frame draw:style-name="fr2" draw:name="Object9" text:anchor-type="as-char" svg:y="-0.377cm" svg:width="0.958cm" svg:height="0.467cm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05">tendrá</text:span><draw:frame draw:style-name="fr2" draw:name="Object10" text:anchor-type="as-char" svg:y="-0.377cm" svg:width="0.422cm" svg:height="0.467cm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04">raíces. </text:span></text:p>
      <text:p text:style-name="P42"><text:span text:style-name="T212">De la misma manera</text:span><text:span text:style-name="T205">, un número complejo se puede representar como un punto en un sistema de coordenadas, </text:span><text:span text:style-name="T216">también</text:span><text:span text:style-name="T205"> llamado diagrama de Argand, con un eje real </text:span><text:span text:style-name="T210">y otro</text:span><text:span text:style-name="T205"> imaginario. </text:span><text:span text:style-name="T211">El </text:span><text:span text:style-name="T226">módulo</text:span><text:span text:style-name="T211"><draw:frame draw:style-name="fr2" draw:name="Object23" text:anchor-type="as-char" svg:y="-0.377cm" svg:width="0.392cm" svg:height="0.467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211">de un número complejo</text:span><text:span text:style-name="T211"><draw:frame draw:style-name="fr2" draw:name="Object11" text:anchor-type="as-char" svg:y="-0.377cm" svg:width="0.407cm" svg:height="0.467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11"> </text:span><text:span text:style-name="T214">será, </text:span><text:span text:style-name="T212">entonces,</text:span><text:span text:style-name="T211"> la distancia del or</text:span><text:span text:style-name="T212">igen al punto correspondiente del plano. El </text:span><text:span text:style-name="T225">argumento</text:span><text:span text:style-name="T212"><draw:frame draw:style-name="fr2" draw:name="Object22" text:anchor-type="as-char" svg:y="-0.298cm" svg:width="0.515cm" svg:height="0.404cm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212">de un número complejo se obtendrá midiendo el ángulo entre el eje real y la recta que va del origen al punto. </text:span><text:span text:style-name="T213">Cuando se multiplican dos números complejos, los módulos se multiplican y los argumentos se suman. </text:span><text:span text:style-name="T208">E</text:span><text:span text:style-name="T213">l sistema de números complejos es lógicamente consistente.</text:span></text:p>
      <text:p text:style-name="P27"><text:span text:style-name="T349">De esta manera, en </text:span><text:span text:style-name="T29">R</text:span><text:span text:style-name="T349"> </text:span><text:span text:style-name="T213">los números complejos est</text:span><text:span text:style-name="T349">ará</text:span><text:span text:style-name="T213">n </text:span><text:span text:style-name="T349">internamente</text:span><text:span text:style-name="T213"> almacenados como un par de números de precisión doble, en el que ambos o alguno de los dos podrá ser un valor no numérico </text:span><text:span text:style-name="T371">NaN</text:span><text:span text:style-name="T213"> (incluyendo </text:span><text:span text:style-name="T371">NA</text:span><text:span text:style-name="T213">, véase </text:span><text:span text:style-name="T371">NA_complex_</text:span><text:span text:style-name="T213">, </text:span><text:span text:style-name="T350">véase</text:span><text:span text:style-name="T213"> </text:span><text:span text:style-name="T349">la sección </text:span><text:span text:style-name="T351">Detalles</text:span><text:span text:style-name="T213">) o más o menos infinito.</text:span></text:p>
      <text:h text:style-name="P69" text:outline-level="2"><text:bookmark-start text:name="__RefHeading___Toc2363_3294978059"/><text:span text:style-name="T366">9</text:span>. Referencias<text:bookmark-end text:name="__RefHeading___Toc2363_3294978059"/></text:h>
      <text:p text:style-name="P13"><text:span text:style-name="T192">Becker, Richard A., John M. Chambers, y Allan R. Wilks. </text:span><text:span text:style-name="T193">The New S Language: </text:span><text:span text:style-name="T194">A Programming Environment for Data Analysis and Graphics</text:span><text:span text:style-name="T192">. Wadsworth &amp; Brookscole. Boca Raton, FL: CRC Press, 1988.</text:span></text:p>
      <text:h text:style-name="P69" text:outline-level="2"><text:bookmark-start text:name="__RefHeading___Toc2365_3294978059"/><text:span text:style-name="T366">10</text:span>. Véase también<text:bookmark-end text:name="__RefHeading___Toc2365_3294978059"/></text:h>
      <text:p text:style-name="P40"><text:span text:style-name="Source_20_Text"><text:span text:style-name="T230">La página sobre </text:span></text:span><text:span text:style-name="Source_20_Text">lo</text:span><text:span text:style-name="Source_20_Text"><text:span text:style-name="T230">s </text:span></text:span><text:span text:style-name="Source_20_Text"><text:span text:style-name="T257">operadores aritméticos</text:span></text:span><text:span text:style-name="Source_20_Text"><text:span text:style-name="T230"> en </text:span></text:span><text:span text:style-name="Source_20_Text"><text:span text:style-name="T265">R</text:span></text:span><text:span text:style-name="Source_20_Text"><text:span text:style-name="T230">. </text:span></text:span><text:span text:style-name="Source_20_Text"><text:span text:style-name="T231">Igualmente</text:span></text:span><text:span text:style-name="Source_20_Text"><text:span text:style-name="T230">, la página de ayuda de la función </text:span></text:span><text:span text:style-name="Source_20_Text"><text:span text:style-name="T246">polyroot</text:span></text:span><text:span text:style-name="Source_20_Text"><text:span text:style-name="T229">()</text:span></text:span><text:span text:style-name="Source_20_Text"><text:span text:style-name="T47">, </text:span></text:span><text:span text:style-name="Source_20_Text"><text:span text:style-name="T48">utilizada para encontrar</text:span></text:span><text:span text:style-name="T40"> todas las raíces complejas </text:span><text:span text:style-name="T49">n</text:span><text:span text:style-name="T40"> de un polinomio de grado </text:span><text:span text:style-name="T49">n</text:span><text:span text:style-name="T40">.</text:span></text:p>
      <text:h text:style-name="P66" text:outline-level="2"><text:bookmark-start text:name="__RefHeading___Toc2367_3294978059"/><text:soft-page-break/><text:span text:style-name="T327">1</text:span><text:span text:style-name="T366">1</text:span><text:span text:style-name="T327">. </text:span>Ejemplos<text:bookmark-end text:name="__RefHeading___Toc2367_3294978059"/></text:h>
      <text:p text:style-name="P23">require(graphics)</text:p>
      <text:p text:style-name="P48"/>
      <text:p text:style-name="P39"># 50 números complejos distribuidos de manera uniforme en un círculo unitario</text:p>
      <text:p text:style-name="P33"><text:span text:style-name="T352">disco.unitario</text:span><text:span text:style-name="T353"> &lt;- complex(arg=runif(SO,-pi,pi))</text:span></text:p>
      <text:p text:style-name="P29"/>
      <text:p text:style-name="P29">0i ^ (-3:3)</text:p>
      <text:p text:style-name="P17"/>
      <text:p text:style-name="P29">matrix(1i^ (-6:5), nrow = 4) <text:span text:style-name="T323">#- todas las columnas son iguales</text:span></text:p>
      <text:p text:style-name="P29">0 ^ 1i # <text:span text:style-name="T324">un valor no numérico complejo (NaN)</text:span></text:p>
      <text:p text:style-name="P17"/>
      <text:p text:style-name="P29">## <text:span text:style-name="T323">crear un vector complejo normal</text:span><text:span text:style-name="T369">mente distribuido</text:span></text:p>
      <text:p text:style-name="P29">z &lt;- complex(real = stats::rnorm(100), imaginary = stats::rnorm(100))</text:p>
      <text:p text:style-name="P29">## <text:span text:style-name="T323">o también de manera menos eficiente:</text:span></text:p>
      <text:p text:style-name="P29">z2 &lt;- 1:2 + 1i*(8:9)</text:p>
      <text:p text:style-name="P17"/>
      <text:p text:style-name="P29">## <text:span text:style-name="T323">El Arg(.) es un ángulo:</text:span></text:p>
      <text:p text:style-name="P29">zz &lt;- (rep(1:4, len = 9) + 1i*(9:1))/10</text:p>
      <text:p text:style-name="P29">zz.shift &lt;- complex(modulus = Mod(zz), argument = Arg(zz) + pi)</text:p>
      <text:p text:style-name="P29">plot(zz, xlim = c(-1,1), ylim = c(-1,1), col = "red", asp = 1,</text:p>
      <text:p text:style-name="P35"><text:s text:c="5"/><text:span text:style-name="T297">main = expression(paste("</text:span><text:span text:style-name="T298">Rotación de</text:span><text:span text:style-name="T297"> "," ", pi == 180^o)))</text:span></text:p>
      <text:p text:style-name="P29">abline(h = 0, v = 0, col = "blue", lty = 3)</text:p>
      <text:p text:style-name="P29">points(zz.shift, col = "orange")</text:p>
      <text:p text:style-name="P17"/>
      <text:p text:style-name="P29">showC &lt;- function(z) noquote(sprintf("(R = %g, I = %g)", Re(z), Im(z)))</text:p>
      <text:p text:style-name="P17"/>
      <text:p text:style-name="P32">## El resultado exacto de esto *dependerá* de la plataforma, </text:p>
      <text:p text:style-name="P32"><text:span text:style-name="T369">## </text:span>el compilador y la biblioteca math:</text:p>
      <text:p text:style-name="P30">(NpNA &lt;- NaN + NA_complex_) ; str(NpNA) <text:s/># *<text:span text:style-name="T369">se comportará* como un valor no disponible</text:span></text:p>
      <text:p text:style-name="P34"><text:s text:c="41"/># complejo (NA_complex_)</text:p>
      <text:p text:style-name="P29">stopifnot(is.na(NpNA), is.na(NA_complex_), is.na(Re(NA_complex_)), is.na(Im(NA_complex_)))</text:p>
      <text:p text:style-name="P29">showC(NpNA)# <text:span text:style-name="T325">pero no siempre lo es</text:span> {<text:span text:style-name="T325">mostrará</text:span> <text:s/>'(R = NaN, I = NA)' <text:span text:style-name="T325">en</text:span> <text:span text:style-name="T326">algunas</text:span> plat<text:span text:style-name="T326">a</text:span>form<text:span text:style-name="T326">a</text:span>s}</text:p>
      <text:p text:style-name="P29">## <text:span text:style-name="T325">y esto no será cierto todas partes</text:span>:</text:p>
      <text:p text:style-name="P29">identical(NpNA, NA_complex_)</text:p>
      <text:p text:style-name="P31">showC(NA_complex_) # <text:span text:style-name="T325">siempre</text:span> == (R = NA, I = NA)</text:p>
      <text:p text:style-name="P49"><text:span text:style-name="T30">1</text:span><text:span text:style-name="T31">2</text:span><text:span text:style-name="T30">. Código fuente</text:span></text:p>
      <text:h text:style-name="P62" text:outline-level="3"><text:bookmark-start text:name="__RefHeading___Toc25205_601986801"/><text:span text:style-name="T293">1. </text:span><text:span text:style-name="T16">complex</text:span><text:span text:style-name="T18">()</text:span><text:bookmark-end text:name="__RefHeading___Toc25205_601986801"/></text:h>
      <text:p text:style-name="P21"><text:tab/>function (length.out = 0L, </text:p>
      <text:p text:style-name="P21"><text:tab/> <text:s text:c="9"/>real = numeric(), imaginary = numeric(),</text:p>
      <text:p text:style-name="P21"><text:tab/> <text:s text:c="9"/>modulus = 1, argument = 0) {</text:p>
      <text:p text:style-name="P21"><text:tab/> <text:s/>if (missing(modulus) &amp;&amp; missing(argument)) {</text:p>
      <text:p text:style-name="P21"><text:tab/> <text:s text:c="3"/>.Internal(complex(length.out, real, imaginary))</text:p>
      <text:p text:style-name="P21"><text:tab/> <text:s/>}</text:p>
      <text:p text:style-name="P21"><text:tab/> <text:s/>else {</text:p>
      <text:p text:style-name="P21"><text:tab/> <text:s text:c="3"/>n &lt;- max(length.out, length(argument), length(modulus))</text:p>
      <text:p text:style-name="P21"><text:tab/> <text:s text:c="3"/>rep_len(modulus, n) * exp((0 + 1i) * rep_len(argument,n))</text:p>
      <text:p text:style-name="P21"><text:tab/> <text:s/>}</text:p>
      <text:p text:style-name="P21"><text:tab/>}</text:p>
      <text:h text:style-name="P61" text:outline-level="3"><text:bookmark-start text:name="__RefHeading___Toc7309_360516831"/><text:span text:style-name="T294">2</text:span><text:span text:style-name="T293">. </text:span><text:span text:style-name="T19">as.</text:span><text:span text:style-name="T16">complex</text:span><text:span text:style-name="T18">()</text:span><text:bookmark-end text:name="__RefHeading___Toc7309_360516831"/></text:h>
      <text:p text:style-name="P18"><text:tab/>function (x, ...) .Primitive("as.complex")</text:p>
      <text:h text:style-name="P61" text:outline-level="3"><text:bookmark-start text:name="__RefHeading___Toc7311_360516831"/><text:soft-page-break/><text:span text:style-name="T294">3</text:span><text:span text:style-name="T293">.</text:span><text:span text:style-name="T18"> </text:span><text:span text:style-name="T20">is.</text:span><text:span text:style-name="T16">complex</text:span><text:span text:style-name="T18">()</text:span><text:bookmark-end text:name="__RefHeading___Toc7311_360516831"/></text:h>
      <text:p text:style-name="P60"><text:span text:style-name="T361"><text:tab/></text:span><text:span text:style-name="T21">function (x) .Primitive("is.complex")</text:span></text:p>
      <text:h text:style-name="P62" text:outline-level="3"><text:bookmark-start text:name="__RefHeading___Toc25207_601986801"/><text:span text:style-name="T295">4</text:span><text:span text:style-name="T293">. </text:span><text:span text:style-name="T16">Re</text:span><text:span text:style-name="T18">()</text:span><text:bookmark-end text:name="__RefHeading___Toc25207_601986801"/></text:h>
      <text:p text:style-name="P21"><text:tab/>function (z) .Primitive("Re")</text:p>
      <text:h text:style-name="P61" text:outline-level="3"><text:bookmark-start text:name="__RefHeading___Toc7309_3605168311"/><text:span text:style-name="T295">5</text:span><text:span text:style-name="T293">. </text:span><text:span text:style-name="T16">Im</text:span><text:span text:style-name="T18">()</text:span><text:bookmark-end text:name="__RefHeading___Toc7309_3605168311"/></text:h>
      <text:p text:style-name="P19"><text:tab/>function (z) .Primitive("Im")</text:p>
      <text:h text:style-name="P63" text:outline-level="3"><text:bookmark-start text:name="__RefHeading___Toc25186_4229545787"/><text:span text:style-name="T296">6</text:span><text:span text:style-name="T293">. </text:span><text:span text:style-name="T17">Mod</text:span><text:span text:style-name="T18">()</text:span><text:bookmark-end text:name="__RefHeading___Toc25186_4229545787"/></text:h>
      <text:p text:style-name="P22"><text:tab/>function (z) .Primitive("<text:span text:style-name="T365">Mod</text:span>")</text:p>
      <text:h text:style-name="P64" text:outline-level="3"><text:bookmark-start text:name="__RefHeading___Toc7309_36051683111"/><text:span text:style-name="T296">7</text:span><text:span text:style-name="T293">. </text:span><text:span text:style-name="T17">Arg</text:span><text:span text:style-name="T18">()</text:span><text:bookmark-end text:name="__RefHeading___Toc7309_36051683111"/></text:h>
      <text:p text:style-name="P65"><text:span text:style-name="T22"><text:tab/>function (z) .Primitive("</text:span><text:span text:style-name="T23">Arg</text:span><text:span text:style-name="T22">")</text:span></text:p>
      <text:p text:style-name="P20"/>
      <text:h text:style-name="P64" text:outline-level="3"><text:bookmark-start text:name="__RefHeading___Toc25188_4229545787"/><text:span text:style-name="T296">8</text:span><text:span text:style-name="T293">. </text:span><text:span text:style-name="T17">Conj</text:span><text:span text:style-name="T18">()</text:span><text:bookmark-end text:name="__RefHeading___Toc25188_4229545787"/></text:h>
      <text:p text:style-name="P65"><text:span text:style-name="T22"><text:tab/>function (z) .Primitive("</text:span><text:span text:style-name="T23">Conj</text:span><text:span text:style-name="T22">")</text:span></text:p>
      <text:p text:style-name="P19"/>
      <text:h text:style-name="P67" text:outline-level="2"><text:bookmark-start text:name="__RefHeading___Toc7353_3544477882"/>1<text:span text:style-name="T367">3</text:span><text:span text:style-name="T364">. Sobre la traducción</text:span><text:bookmark-end text:name="__RefHeading___Toc7353_3544477882"/></text:h>
      <text:p text:style-name="P38"><text:span text:style-name="T360">La traducci</text:span><text:span text:style-name="T361">ón al español de esta página de ayuda fue actualizada el </text:span><text:span text:style-name="T363">02</text:span><text:span text:style-name="T361"> de </text:span><text:span text:style-name="T363">junio</text:span><text:span text:style-name="T361"> de 2021 y está basada en la documentación original de </text:span><text:span text:style-name="T28">R</text:span><text:span text:style-name="T361"> en inglés para la versión </text:span><text:span text:style-name="T35">4.0.</text:span><text:span text:style-name="T36">5</text:span><text:span text:style-name="T361">. La revisión técnica todavía no ha sido realizada. Si deseas participar realizando la revisión técnica o sugiriendo mejoras gramaticales/ortográficas/estilísticas al texto </text:span><text:span text:style-name="T362">o adiciones</text:span><text:span text:style-name="T361">, por favor dirígete a la página del proyecto en: </text:span><text:a xlink:type="simple" xlink:href="https://github.com/sicabi/documentacionR" text:style-name="Internet_20_link" text:visited-style-name="Visited_20_Internet_20_Link"><text:span text:style-name="T361">https://github.com/sicabi/documentacionR</text:span></text:a><text:span text:style-name="T361">. Toda contribución será atribuida a la persona que la realice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 Mono" svg:font-family="'Liberation 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eation Mono" svg:font-family="'Libereation Mono'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text-properties style:font-name="sans-serif" fo:font-size="10pt" officeooo:rsid="0012a593" officeooo:paragraph-rsid="0012a593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1"/>
    </style:style>
    <style:style style:name="MT2" style:family="text">
      <style:text-properties style:font-name="Liberation Mono1" fo:font-style="italic" style:font-style-asian="italic" style:font-style-complex="italic"/>
    </style:style>
    <style:style style:name="MT3" style:family="text">
      <style:text-properties fo:color="#808080" loext:opacity="100%" style:font-name="Liberation Mono1" fo:font-size="9pt" style:font-size-asian="9pt" style:font-size-complex="9pt"/>
    </style:style>
    <style:style style:name="MT4" style:family="text">
      <style:text-properties fo:color="#0000ff" loext:opacity="100%" style:font-name="Liberation Mono1" fo:font-weight="bold" style:font-weight-asian="bold" style:font-weight-complex="bold"/>
    </style:style>
    <style:style style:name="MT5" style:family="text">
      <style:text-properties fo:color="#0000ff" loext:opacity="100%"/>
    </style:style>
    <style:style style:name="MT6" style:family="text">
      <style:text-properties fo:color="#0000ff" loext:opacity="100%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omplex {</text:span><text:span text:style-name="MT2">base</text:span><text:span text:style-name="MT1">} </text:span><text:span text:style-name="MT3">complejos</text:span><text:tab/><text:tab/><text:tab/><text:tab/><text:tab/><text:tab/> <text:s text:c="8"/><text:tab/> <text:s text:c="8"/>Documentación de <text:span text:style-name="MT4">R</text:span><text:span text:style-name="MT5"> </text:span><text:span text:style-name="MT6">4.0.5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4T05:40:17.073897685</meta:creation-date>
    <dc:date>2022-05-06T06:52:11.052214194</dc:date>
    <meta:editing-duration>PT18H54M49S</meta:editing-duration>
    <meta:editing-cycles>151</meta:editing-cycles>
    <meta:generator>LibreOffice/7.3.2.2$MacOSX_X86_64 LibreOffice_project/49f2b1bff42cfccbd8f788c8dc32c1c309559be0</meta:generator>
    <meta:document-statistic meta:table-count="1" meta:image-count="4" meta:object-count="23" meta:page-count="7" meta:paragraph-count="165" meta:word-count="2379" meta:character-count="15151" meta:non-whitespace-character-count="12778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row>
      <mi>n</mi>
      <mi>≥</mi>
      <mn>1</mn>
    </mrow>
    <annotation encoding="StarMath 5.0">n ≥ 1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i>z</mi>
      <mo stretchy="false">=</mo>
      <mrow>
        <mi>x</mi>
        <mo stretchy="false">+</mo>
        <mi mathvariant="italic">iy</mi>
      </mrow>
    </mrow>
    <annotation encoding="StarMath 5.0">z = x + iy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i>y</mi>
    <annotation encoding="StarMath 5.0">y</annotation>
  </semantics>
</math>
</file>

<file path=Object 15/content.xml><?xml version="1.0" encoding="utf-8"?>
<math xmlns="http://www.w3.org/1998/Math/MathML" display="block">
  <semantics>
    <mrow>
      <mrow>
        <mi>r</mi>
        <mo stretchy="false">=</mo>
        <mi>Mod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row>
    </mrow>
    <annotation encoding="StarMath 5.0">r = func Mod(z) = sqrt{x^2 + y^2}</annotation>
  </semantics>
</math>
</file>

<file path=Object 16/content.xml><?xml version="1.0" encoding="utf-8"?>
<math xmlns="http://www.w3.org/1998/Math/MathML" display="block">
  <semantics>
    <mrow>
      <mrow>
        <mi>ϕ</mi>
        <mo stretchy="false">=</mo>
        <mi>Arg</mi>
      </mrow>
      <mrow>
        <mo fence="true" form="prefix" stretchy="false">(</mo>
        <mrow>
          <mi>z</mi>
        </mrow>
        <mo fence="true" form="postfix" stretchy="false">)</mo>
      </mrow>
    </mrow>
    <annotation encoding="StarMath 5.0">%phi = func Arg(z)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row>
          <mi>r</mi>
          <mo stretchy="false">⋅</mo>
          <mi>sin</mi>
        </mrow>
      </mrow>
      <mrow>
        <mo fence="true" form="prefix" stretchy="false">(</mo>
        <mrow>
          <mi>ϕ</mi>
        </mrow>
        <mo fence="true" form="postfix" stretchy="false">)</mo>
      </mrow>
    </mrow>
    <annotation encoding="StarMath 5.0">y = r cdot sin(%phi)</annotation>
  </semantics>
</math>
</file>

<file path=Object 18/content.xml><?xml version="1.0" encoding="utf-8"?>
<math xmlns="http://www.w3.org/1998/Math/MathML" display="block">
  <semantics>
    <mi>π</mi>
    <annotation encoding="StarMath 5.0">%pi</annotation>
  </semantics>
</math>
</file>

<file path=Object 19/content.xml><?xml version="1.0" encoding="utf-8"?>
<math xmlns="http://www.w3.org/1998/Math/MathML" display="block">
  <semantics>
    <mrow>
      <mrow>
        <msup>
          <mi>r</mi>
          <mn>2</mn>
        </msup>
        <mo stretchy="false">=</mo>
        <mrow>
          <mi>z</mi>
          <mo stretchy="false">⋅</mo>
          <mi>Conj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r^2 = z  cdot func Conj( z )</annotation>
  </semantics>
</math>
</file>

<file path=Object 2/content.xml><?xml version="1.0" encoding="utf-8"?>
<math xmlns="http://www.w3.org/1998/Math/MathML" display="block">
  <semantics>
    <mrow>
      <mi>z</mi>
      <mo stretchy="false">=</mo>
      <mrow>
        <mi>a</mi>
        <mo stretchy="false">+</mo>
        <mi mathvariant="italic">bi</mi>
      </mrow>
    </mrow>
    <annotation encoding="StarMath 5.0">z = a + bi</annotation>
  </semantics>
</math>
</file>

<file path=Object 20/content.xml><?xml version="1.0" encoding="utf-8"?>
<math xmlns="http://www.w3.org/1998/Math/MathML" display="block">
  <semantics>
    <mi>π</mi>
    <annotation encoding="StarMath 5.0">%pi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i>π</mi>
        </mrow>
        <mo stretchy="false">&lt;</mo>
        <mi>Arg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π</mi>
      </mrow>
    </mrow>
    <annotation encoding="StarMath 5.0">-%pi&lt;func Arg( z )&lt;=%pi</annotation>
  </semantics>
</math>
</file>

<file path=Object 22/content.xml><?xml version="1.0" encoding="utf-8"?>
<math xmlns="http://www.w3.org/1998/Math/MathML" display="block">
  <semantics>
    <mi>ϕ</mi>
    <annotation encoding="StarMath 5.0">%phi</annotation>
  </semantics>
</math>
</file>

<file path=Object 23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row>
        <msup>
          <mi>i</mi>
          <mn>2</mn>
        </msup>
        <mo stretchy="false">=</mo>
        <mi>−</mi>
      </mrow>
      <mn>1</mn>
    </mrow>
    <annotation encoding="StarMath 5.0">i^2 = −1</annotation>
  </semantics>
</math>
</file>

<file path=Object 7/content.xml><?xml version="1.0" encoding="utf-8"?>
<math xmlns="http://www.w3.org/1998/Math/MathML" display="block">
  <semantics>
    <mi mathvariant="normal">ℂ</mi>
    <annotation encoding="StarMath 5.0">setC</annotation>
  </semantics>
</math>
</file>

<file path=Object 8/content.xml><?xml version="1.0" encoding="utf-8"?>
<math xmlns="http://www.w3.org/1998/Math/MathML" display="block">
  <semantics>
    <mrow>
      <mrow>
        <mi>a</mi>
        <mo stretchy="false">+</mo>
        <mn>0</mn>
      </mrow>
      <mi>i</mi>
    </mrow>
    <annotation encoding="StarMath 5.0">a + 0i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